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text/xml" manifest:full-path="Object 32/content.xml"/>
  <manifest:file-entry manifest:media-type="text/xml" manifest:full-path="Object 32/styles.xml"/>
  <manifest:file-entry manifest:media-type="text/xml" manifest:full-path="Object 32/meta.xml"/>
  <manifest:file-entry manifest:media-type="application/vnd.oasis.opendocument.chart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tyles.xml"/>
  <manifest:file-entry manifest:media-type="text/xml" manifest:full-path="Object 33/meta.xml"/>
  <manifest:file-entry manifest:media-type="application/vnd.oasis.opendocument.chart" manifest:full-path="Object 33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89in"/>
    </style:style>
    <style:style style:name="co2" style:family="table-column">
      <style:table-column-properties fo:break-before="auto" style:column-width="0.3654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0.8307in"/>
    </style:style>
    <style:style style:name="co5" style:family="table-column">
      <style:table-column-properties fo:break-before="auto" style:column-width="1.5839in"/>
    </style:style>
    <style:style style:name="co6" style:family="table-column">
      <style:table-column-properties fo:break-before="auto" style:column-width="3.2902in"/>
    </style:style>
    <style:style style:name="co7" style:family="table-column">
      <style:table-column-properties fo:break-before="auto" style:column-width="1.4071in"/>
    </style:style>
    <style:style style:name="co8" style:family="table-column">
      <style:table-column-properties fo:break-before="auto" style:column-width="0.7091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0.598in"/>
    </style:style>
    <style:style style:name="co11" style:family="table-column">
      <style:table-column-properties fo:break-before="auto" style:column-width="0.7535in"/>
    </style:style>
    <style:style style:name="co12" style:family="table-column">
      <style:table-column-properties fo:break-before="auto" style:column-width="0.698in"/>
    </style:style>
    <style:style style:name="co13" style:family="table-column">
      <style:table-column-properties fo:break-before="auto" style:column-width="0.6535in"/>
    </style:style>
    <style:style style:name="co14" style:family="table-column">
      <style:table-column-properties fo:break-before="auto" style:column-width="0.7201in"/>
    </style:style>
    <style:style style:name="co15" style:family="table-column">
      <style:table-column-properties fo:break-before="auto" style:column-width="0.6646in"/>
    </style:style>
    <style:style style:name="co16" style:family="table-column">
      <style:table-column-properties fo:break-before="auto" style:column-width="0.6201in"/>
    </style:style>
    <style:style style:name="co17" style:family="table-column">
      <style:table-column-properties fo:break-before="auto" style:column-width="0.8972in"/>
    </style:style>
    <style:style style:name="co18" style:family="table-column">
      <style:table-column-properties fo:break-before="auto" style:column-width="0.5543in"/>
    </style:style>
    <style:style style:name="co19" style:family="table-column">
      <style:table-column-properties fo:break-before="auto" style:column-width="0.4874in"/>
    </style:style>
    <style:style style:name="co20" style:family="table-column">
      <style:table-column-properties fo:break-before="auto" style:column-width="0.5756in"/>
    </style:style>
    <style:style style:name="co21" style:family="table-column">
      <style:table-column-properties fo:break-before="auto" style:column-width="0.9083in"/>
    </style:style>
    <style:style style:name="co22" style:family="table-column">
      <style:table-column-properties fo:break-before="auto" style:column-width="0.7756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YS_5f_SUMM">
      <style:table-properties table:display="true" style:writing-mode="lr-tb"/>
    </style:style>
    <style:style style:name="ta2" style:family="table" style:master-page-name="PageStyle_5f_AAA">
      <style:table-properties table:display="true" style:writing-mode="lr-tb"/>
    </style:style>
    <style:style style:name="ta3" style:family="table" style:master-page-name="PageStyle_5f_StrayLines">
      <style:table-properties table:display="true" style:writing-mode="lr-tb"/>
    </style:style>
    <style:style style:name="ta4" style:family="table" style:master-page-name="PageStyle_5f_BBBP">
      <style:table-properties table:display="true" style:writing-mode="lr-tb"/>
    </style:style>
    <style:style style:name="ta5" style:family="table" style:master-page-name="PageStyle_5f_CPU_5f_ALL">
      <style:table-properties table:display="true" style:writing-mode="lr-tb"/>
    </style:style>
    <style:style style:name="ta6" style:family="table" style:master-page-name="PageStyle_5f_CPU_5f_SUMM">
      <style:table-properties table:display="true" style:writing-mode="lr-tb"/>
    </style:style>
    <style:style style:name="ta7" style:family="table" style:master-page-name="PageStyle_5f_DISK_5f_SUMM">
      <style:table-properties table:display="true" style:writing-mode="lr-tb"/>
    </style:style>
    <style:style style:name="ta8" style:family="table" style:master-page-name="PageStyle_5f_DISKBSIZE">
      <style:table-properties table:display="true" style:writing-mode="lr-tb"/>
    </style:style>
    <style:style style:name="ta9" style:family="table" style:master-page-name="PageStyle_5f_DISKBUSY">
      <style:table-properties table:display="true" style:writing-mode="lr-tb"/>
    </style:style>
    <style:style style:name="ta10" style:family="table" style:master-page-name="PageStyle_5f_DISKREAD">
      <style:table-properties table:display="true" style:writing-mode="lr-tb"/>
    </style:style>
    <style:style style:name="ta11" style:family="table" style:master-page-name="PageStyle_5f_DISKWRITE">
      <style:table-properties table:display="true" style:writing-mode="lr-tb"/>
    </style:style>
    <style:style style:name="ta12" style:family="table" style:master-page-name="PageStyle_5f_DISKXFER">
      <style:table-properties table:display="true" style:writing-mode="lr-tb"/>
    </style:style>
    <style:style style:name="ta13" style:family="table" style:master-page-name="PageStyle_5f_JFSFILE">
      <style:table-properties table:display="true" style:writing-mode="lr-tb"/>
    </style:style>
    <style:style style:name="ta14" style:family="table" style:master-page-name="PageStyle_5f_MEM">
      <style:table-properties table:display="true" style:writing-mode="lr-tb"/>
    </style:style>
    <style:style style:name="ta15" style:family="table" style:master-page-name="PageStyle_5f_NET">
      <style:table-properties table:display="true" style:writing-mode="lr-tb"/>
    </style:style>
    <style:style style:name="ta16" style:family="table" style:master-page-name="PageStyle_5f_NETPACKET">
      <style:table-properties table:display="true" style:writing-mode="lr-tb"/>
    </style:style>
    <style:style style:name="ta17" style:family="table" style:master-page-name="PageStyle_5f_PROC">
      <style:table-properties table:display="true" style:writing-mode="lr-tb"/>
    </style:style>
    <style:style style:name="ta18" style:family="table" style:master-page-name="PageStyle_5f_VM">
      <style:table-properties table:display="true" style:writing-mode="lr-tb"/>
    </style:style>
    <style:style style:name="ta19" style:family="table" style:master-page-name="PageStyle_5f_ZZZZ">
      <style:table-properties table:display="true" style:writing-mode="lr-tb"/>
    </style:style>
    <style:style style:name="ta20" style:family="table" style:master-page-name="PageStyle_5f_CPU01">
      <style:table-properties table:display="true" style:writing-mode="lr-tb"/>
    </style:style>
    <style:style style:name="ta21" style:family="table" style:master-page-name="PageStyle_5f_CPU02">
      <style:table-properties table:display="true" style:writing-mode="lr-tb"/>
    </style:style>
    <style:style style:name="ta22" style:family="table" style:master-page-name="PageStyle_5f_CPU03">
      <style:table-properties table:display="true" style:writing-mode="lr-tb"/>
    </style:style>
    <style:style style:name="ta23" style:family="table" style:master-page-name="PageStyle_5f_CPU04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5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 style:data-style-name="N5127"/>
    <style:style style:name="ce3" style:family="table-cell" style:parent-style-name="Excel_20_Built-in_20_Normal" style:data-style-name="N5003"/>
    <style:style style:name="ce4" style:family="table-cell" style:parent-style-name="Excel_20_Built-in_20_Normal" style:data-style-name="N119"/>
    <style:style style:name="ce5" style:family="table-cell" style:parent-style-name="Excel_20_Built-in_20_Normal" style:data-style-name="N5127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7" style:family="table-cell" style:parent-style-name="Excel_20_Built-in_20_Normal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8" style:family="table-cell" style:parent-style-name="Excel_20_Built-in_20_Normal" style:data-style-name="N4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9" style:family="table-cell" style:parent-style-name="Excel_20_Built-in_20_Normal">
      <style:text-properties fo:color="#000000" style:text-outline="false" style:text-line-through-styl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10" style:family="table-cell" style:parent-style-name="Excel_20_Built-in_20_Normal" style:data-style-name="N118"/>
    <style:style style:name="ce11" style:family="table-cell" style:parent-style-name="Excel_20_Built-in_20_Normal" style:data-style-name="N117"/>
    <style:style style:name="ce12" style:family="table-cell" style:parent-style-name="Excel_20_Built-in_20_Normal" style:data-style-name="N116"/>
    <style:style style:name="ce13" style:family="table-cell" style:parent-style-name="Excel_20_Built-in_20_Normal" style:data-style-name="N4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YS_SUMM" table:style-name="ta1" table:print="false">
        <table:table-column table:style-name="co1" table:number-columns-repeated="5" table:default-cell-style-name="Excel_20_Built-in_20_Normal"/>
        <table:table-column table:style-name="co2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/>
          <table:table-cell table:style-name="ce1" office:value-type="string">
            <text:p>Samples</text:p>
          </table:table-cell>
          <table:table-cell office:value-type="float" office:value="4">
            <text:p>4</text:p>
          </table:table-cell>
          <table:table-cell table:style-name="ce1" office:value-type="string">
            <text:p>First</text:p>
          </table:table-cell>
          <table:table-cell table:style-name="ce2" office:value-type="time" office:time-value="PT12H22M16S">
            <text:p>12:22:16</text:p>
          </table:table-cell>
          <table:table-cell table:style-name="ce5" office:value-type="string">
            <text:p>Last</text:p>
          </table:table-cell>
          <table:table-cell table:style-name="ce2" office:value-type="time" office:time-value="PT12H23M46S">
            <text:p>12:23:46</text:p>
          </table:table-cell>
          <table:table-cell table:number-columns-repeated="1017"/>
        </table:table-row>
        <table:table-row table:style-name="ro1">
          <table:table-cell/>
          <table:table-cell table:style-name="ce1">
            <draw:frame table:end-cell-address="SYS_SUMM.V28" table:end-x="0.1303in" table:end-y="0.002in" draw:z-index="0" draw:name="Chart 1" draw:style-name="gr1" svg:width="14.0697in" svg:height="5.0524in" svg:x="0.0299in" svg:y="0.0043in">
              <draw:object draw:notify-on-update-of-ranges="CPU_ALL.A2:CPU_ALL.A5 CPU_ALL.F1:CPU_ALL.F1 CPU_ALL.F2:CPU_ALL.F5 DISK_SUMM.D2:DISK_SUMM.D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 table:number-rows-repeated="24">
          <table:table-cell/>
          <table:table-cell table:style-name="ce1"/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Total System I/O Statistics</text:p>
          </table:table-cell>
          <table:table-cell table:number-columns-repeated="4"/>
          <table:table-cell table:style-name="ce1" office:value-type="string">
            <text:p>CPU:</text:p>
          </table:table-cell>
          <table:table-cell table:style-name="ce1" office:value-type="string">
            <text:p>User%</text:p>
          </table:table-cell>
          <table:table-cell table:style-name="ce1" office:value-type="string">
            <text:p>Sys%</text:p>
          </table:table-cell>
          <table:table-cell table:style-name="ce1" office:value-type="string">
            <text:p>Wait%</text:p>
          </table:table-cell>
          <table:table-cell table:style-name="ce1" office:value-type="string">
            <text:p>Idle%</text:p>
          </table:table-cell>
          <table:table-cell table:style-name="ce1" office:value-type="string">
            <text:p>CPU%</text:p>
          </table:table-cell>
          <table:table-cell table:style-name="ce1"/>
          <table:table-cell table:number-columns-repeated="1011"/>
        </table:table-row>
        <table:table-row table:style-name="ro1">
          <table:table-cell/>
          <table:table-cell office:value-type="string">
            <text:p>Avg tps during an interval:</text:p>
          </table:table-cell>
          <table:table-cell table:number-columns-repeated="2"/>
          <table:table-cell table:style-name="ce3" office:value-type="float" office:value="10.4">
            <text:p>10</text:p>
          </table:table-cell>
          <table:table-cell/>
          <table:table-cell office:value-type="string">
            <text:p>Avg</text:p>
          </table:table-cell>
          <table:table-cell table:style-name="ce4" office:value-type="float" office:value="0.925">
            <text:p>0.9</text:p>
          </table:table-cell>
          <table:table-cell table:style-name="ce4" office:value-type="float" office:value="0.35">
            <text:p>0.4</text:p>
          </table:table-cell>
          <table:table-cell table:style-name="ce4" office:value-type="float" office:value="0.375">
            <text:p>0.4</text:p>
          </table:table-cell>
          <table:table-cell table:style-name="ce4" office:value-type="float" office:value="98.325">
            <text:p>98.3</text:p>
          </table:table-cell>
          <table:table-cell table:style-name="ce4" office:value-type="float" office:value="1.275">
            <text:p>1.3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during an interval:</text:p>
          </table:table-cell>
          <table:table-cell table:number-columns-repeated="2"/>
          <table:table-cell table:style-name="ce3" office:value-type="float" office:value="39.6">
            <text:p>40</text:p>
          </table:table-cell>
          <table:table-cell/>
          <table:table-cell office:value-type="string">
            <text:p>Max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0.6">
            <text:p>0.6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99.7">
            <text:p>99.7</text:p>
          </table:table-cell>
          <table:table-cell table:style-name="ce4" office:value-type="float" office:value="2.3">
            <text:p>2.3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interval time:</text:p>
          </table:table-cell>
          <table:table-cell table:number-columns-repeated="2"/>
          <table:table-cell table:style-name="ce2" office:value-type="time" office:time-value="PT980940H23M16S">
            <text:p>12:23:16</text:p>
          </table:table-cell>
          <table:table-cell/>
          <table:table-cell office:value-type="string">
            <text:p>Max:Avg</text:p>
          </table:table-cell>
          <table:table-cell table:style-name="ce4" office:value-type="float" office:value="1.94594594594595">
            <text:p>1.9</text:p>
          </table:table-cell>
          <table:table-cell table:style-name="ce4" office:value-type="float" office:value="1.71428571428571">
            <text:p>1.7</text:p>
          </table:table-cell>
          <table:table-cell table:style-name="ce4" office:value-type="float" office:value="4">
            <text:p>4.0</text:p>
          </table:table-cell>
          <table:table-cell table:style-name="ce4" office:value-type="float" office:value="1.0139842359522">
            <text:p>1.0</text:p>
          </table:table-cell>
          <table:table-cell table:style-name="ce4" office:value-type="float" office:value="1.80392156862745">
            <text:p>1.8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Total number of Mbytes read:</text:p>
          </table:table-cell>
          <table:table-cell table:number-columns-repeated="2"/>
          <table:table-cell table:style-name="ce3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otal number of Mbytes written:</text:p>
          </table:table-cell>
          <table:table-cell table:number-columns-repeated="2"/>
          <table:table-cell table:style-name="ce3" office:value-type="float" office:value="9.996">
            <text:p>1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ad/Write Ratio:</text:p>
          </table:table-cell>
          <table:table-cell table:number-columns-repeated="2"/>
          <table:table-cell table:style-name="ce4" office:value-type="float" office:value="0">
            <text:p>0.0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AA" table:style-name="ta2" table:print="false">
        <table:table-column table:style-name="co3" table:default-cell-style-name="ce1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office:value-type="string">
            <text:p>command</text:p>
          </table:table-cell>
          <table:table-cell table:style-name="ce6" office:value-type="string">
            <text:p>nmon -f -r JMeter_Test_20_Threads -s30 -c120 </text:p>
          </table:table-cell>
          <table:table-cell table:number-columns-repeated="1022"/>
        </table:table-row>
        <table:table-row table:style-name="ro1">
          <table:table-cell office:value-type="string">
            <text:p>cpus</text:p>
          </table:table-cell>
          <table:table-cell table:style-name="ce6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date</text:p>
          </table:table-cell>
          <table:table-cell table:style-name="ce7" office:value-type="date" office:date-value="2011-11-25">
            <text:p>25-Nov-11</text:p>
          </table:table-cell>
          <table:table-cell table:number-columns-repeated="1022"/>
        </table:table-row>
        <table:table-row table:style-name="ro1">
          <table:table-cell office:value-type="string">
            <text:p>disks</text:p>
          </table:table-cell>
          <table:table-cell table:style-name="ce6"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string">
            <text:p>disks_per_line</text:p>
          </table:table-cell>
          <table:table-cell table:style-name="ce6" office:value-type="float" office:value="150">
            <text:p>150</text:p>
          </table:table-cell>
          <table:table-cell table:number-columns-repeated="1022"/>
        </table:table-row>
        <table:table-row table:style-name="ro1">
          <table:table-cell office:value-type="string">
            <text:p>host</text:p>
          </table:table-cell>
          <table:table-cell table:style-name="ce6" office:value-type="string">
            <text:p>ubuntuServer</text:p>
          </table:table-cell>
          <table:table-cell table:number-columns-repeated="1022"/>
        </table:table-row>
        <table:table-row table:style-name="ro1">
          <table:table-cell office:value-type="string">
            <text:p>interval</text:p>
          </table:table-cell>
          <table:table-cell table:style-name="ce6" office:value-type="float" office:value="30">
            <text:p>30</text:p>
          </table:table-cell>
          <table:table-cell table:number-columns-repeated="1022"/>
        </table:table-row>
        <table:table-row table:style-name="ro1">
          <table:table-cell office:value-type="string">
            <text:p>max_disks</text:p>
          </table:table-cell>
          <table:table-cell table:style-name="ce6" office:value-type="float" office:value="256">
            <text:p>256</text:p>
          </table:table-cell>
          <table:table-cell office:value-type="string">
            <text:p>set by -d option</text:p>
          </table:table-cell>
          <table:table-cell table:number-columns-repeated="1021"/>
        </table:table-row>
        <table:table-row table:style-name="ro1">
          <table:table-cell office:value-type="string">
            <text:p>OS</text:p>
          </table:table-cell>
          <table:table-cell table:style-name="ce6" office:value-type="string">
            <text:p>Linux</text:p>
          </table:table-cell>
          <table:table-cell office:value-type="string">
            <text:p>2.6.35-22-generic-pae</text:p>
          </table:table-cell>
          <table:table-cell office:value-type="string">
            <text:p>#33-Ubuntu SMP Sun Sep 19 22:14:14 UTC 2010</text:p>
          </table:table-cell>
          <table:table-cell office:value-type="string">
            <text:p>i686</text:p>
          </table:table-cell>
          <table:table-cell table:number-columns-repeated="1019"/>
        </table:table-row>
        <table:table-row table:style-name="ro1">
          <table:table-cell office:value-type="string">
            <text:p>proc_stat_variables</text:p>
          </table:table-cell>
          <table:table-cell table:style-name="ce6" office:value-type="float" office:value="8">
            <text:p>8</text:p>
          </table:table-cell>
          <table:table-cell table:number-columns-repeated="1022"/>
        </table:table-row>
        <table:table-row table:style-name="ro1">
          <table:table-cell office:value-type="string">
            <text:p>progname</text:p>
          </table:table-cell>
          <table:table-cell table:style-name="ce6" office:value-type="string">
            <text:p>nmon</text:p>
          </table:table-cell>
          <table:table-cell table:number-columns-repeated="1022"/>
        </table:table-row>
        <table:table-row table:style-name="ro1">
          <table:table-cell office:value-type="string">
            <text:p>runname</text:p>
          </table:table-cell>
          <table:table-cell table:style-name="ce6" office:value-type="string">
            <text:p>JMeter_Test_20_Threads</text:p>
          </table:table-cell>
          <table:table-cell table:number-columns-repeated="1022"/>
        </table:table-row>
        <table:table-row table:style-name="ro1">
          <table:table-cell office:value-type="string">
            <text:p>snapshots</text:p>
          </table:table-cell>
          <table:table-cell table:style-name="ce6"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string">
            <text:p>time</text:p>
          </table:table-cell>
          <table:table-cell table:style-name="ce8" office:value-type="time" office:time-value="PT00H12M22.15S">
            <text:p>00:12:22</text:p>
          </table:table-cell>
          <table:table-cell table:number-columns-repeated="1022"/>
        </table:table-row>
        <table:table-row table:style-name="ro1">
          <table:table-cell office:value-type="string">
            <text:p>user</text:p>
          </table:table-cell>
          <table:table-cell table:style-name="ce6" office:value-type="string">
            <text:p>root</text:p>
          </table:table-cell>
          <table:table-cell table:number-columns-repeated="1022"/>
        </table:table-row>
        <table:table-row table:style-name="ro1">
          <table:table-cell office:value-type="string">
            <text:p>version</text:p>
          </table:table-cell>
          <table:table-cell table:style-name="ce6" office:value-type="string">
            <text:p>13g</text:p>
          </table:table-cell>
          <table:table-cell table:number-columns-repeated="1022"/>
        </table:table-row>
        <table:table-row table:style-name="ro1">
          <table:table-cell office:value-type="string">
            <text:p>analyser</text:p>
          </table:table-cell>
          <table:table-cell office:value-type="string">
            <text:p>V3.3.f</text:p>
          </table:table-cell>
          <table:table-cell table:number-columns-repeated="1022"/>
        </table:table-row>
        <table:table-row table:style-name="ro1">
          <table:table-cell office:value-type="string">
            <text:p>environment</text:p>
          </table:table-cell>
          <table:table-cell office:value-type="string">
            <text:p>Excel 12.0 on Windows (32-bit) NT 6.01</text:p>
          </table:table-cell>
          <table:table-cell table:number-columns-repeated="1022"/>
        </table:table-row>
        <table:table-row table:style-name="ro1">
          <table:table-cell office:value-type="string">
            <text:p>parms</text:p>
          </table:table-cell>
          <table:table-cell office:value-type="string">
            <text:p>BATCH=0,FIRST=1,LAST=999999,GRAPHS=ALL,OUTPUT=CHARTS,MERGE=False,NOTOP=True,PIVOT=False,REORDER=True,TOPDISKS=0</text:p>
          </table:table-cell>
          <table:table-cell table:number-columns-repeated="1022"/>
        </table:table-row>
        <table:table-row table:style-name="ro1">
          <table:table-cell office:value-type="string">
            <text:p>settings</text:p>
          </table:table-cell>
          <table:table-cell office:value-type="string">
            <text:p>GWIDTH = 944,GHEIGHT=390,LSCAPE=False,REPROC=True</text:p>
          </table:table-cell>
          <table:table-cell table:number-columns-repeated="1022"/>
        </table:table-row>
        <table:table-row table:style-name="ro1">
          <table:table-cell office:value-type="string">
            <text:p>elapsed</text:p>
          </table:table-cell>
          <table:table-cell office:value-type="string">
            <text:p>1.80 seconds</text:p>
          </table:table-cell>
          <table:table-cell table:number-columns-repeated="1022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yLines" table:style-name="ta3" table:print="false">
        <table:table-column table:style-name="co1" table:number-columns-repeated="1024" table:default-cell-style-name="Excel_20_Built-in_20_Normal"/>
        <table:table-row table:style-name="ro1">
          <table:table-cell/>
          <table:table-cell office:value-type="string">
            <text:p>Following lines discarded after parsing</text:p>
          </table:table-cell>
          <table:table-cell table:number-columns-repeated="1022"/>
        </table:table-row>
        <table:table-row table:style-name="ro1">
          <table:table-cell office:value-type="string">
            <text:p>DGBUSY</text:p>
          </table:table-cell>
          <table:table-cell office:value-type="string">
            <text:p>Disk Group Busy ubuntuServer</text:p>
          </table:table-cell>
          <table:table-cell table:number-columns-repeated="1022"/>
        </table:table-row>
        <table:table-row table:style-name="ro1">
          <table:table-cell office:value-type="string">
            <text:p>DGREAD</text:p>
          </table:table-cell>
          <table:table-cell office:value-type="string">
            <text:p>Disk Group Read KB/s ubuntuServer</text:p>
          </table:table-cell>
          <table:table-cell table:number-columns-repeated="1022"/>
        </table:table-row>
        <table:table-row table:style-name="ro1">
          <table:table-cell office:value-type="string">
            <text:p>DGSIZE</text:p>
          </table:table-cell>
          <table:table-cell office:value-type="string">
            <text:p>Disk Group Block Size KB ubuntuServer</text:p>
          </table:table-cell>
          <table:table-cell table:number-columns-repeated="1022"/>
        </table:table-row>
        <table:table-row table:style-name="ro1">
          <table:table-cell office:value-type="string">
            <text:p>DGWRITE</text:p>
          </table:table-cell>
          <table:table-cell office:value-type="string">
            <text:p>Disk Group Write KB/s ubuntuServer</text:p>
          </table:table-cell>
          <table:table-cell table:number-columns-repeated="1022"/>
        </table:table-row>
        <table:table-row table:style-name="ro1">
          <table:table-cell office:value-type="string">
            <text:p>DGXFER</text:p>
          </table:table-cell>
          <table:table-cell office:value-type="string">
            <text:p>Disk Group Transfers/s ubuntuServer</text:p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BBP" table:style-name="ta4" table:print="false">
        <table:table-column table:style-name="co7" table:default-cell-style-name="Excel_20_Built-in_20_Normal"/>
        <table:table-column table:style-name="co8" table:number-columns-repeated="2" table:default-cell-style-name="ce9"/>
        <table:table-column table:style-name="co1" table:number-columns-repeated="1021" table:default-cell-style-name="Excel_20_Built-in_20_Normal"/>
        <table:table-row table:style-name="ro1">
          <table:table-cell office:value-type="string">
            <text:p>/etc/release</text:p>
          </table:table-cell>
          <table:table-cell table:number-columns-repeated="1023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ID=Ubuntu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RELEASE=10.10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CODENAME=maverick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DESCRIPTION=Ubuntu 10.10""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table:number-columns-repeated="1023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istributor ID: <text:s text:c="2"/>Ubuntu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escription: <text:s text:c="5"/>Ubuntu 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Release: <text:s/>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Codename: maverick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/dev/sda: 8592 MB, 8592031744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255 heads, 63 sectors/track, 1044 cylinder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Units = cylinders of 16065 * 512 = 8225280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Sector size (logical/physic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I/O size (minimum/optim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identifier: 0x000978a4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<text:s text:c="3"/>Device Boot <text:s text:c="5"/>Start <text:s text:c="8"/>End <text:s text:c="5"/>Blocks <text:s text:c="2"/>Id <text:s/>System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1 <text:s text:c="2"/>* <text:s text:c="10"/>1 <text:s text:c="8"/>994 <text:s text:c="4"/>7977984 <text:s text:c="2"/>83 <text:s/>Linux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Partition 1 does not end on cylinder boundary.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2 <text:s text:c="12"/>994 <text:s text:c="7"/>1045 <text:s text:c="5"/>407553 <text:s text:c="3"/>5 <text:s/>Extended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5 <text:s text:c="12"/>994 <text:s text:c="7"/>1045 <text:s text:c="5"/>407552 <text:s text:c="2"/>82 <text:s/>Linux swap / Solari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08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2.1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1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08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48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08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98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08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75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Total: <text:s text:c="7"/>20564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Free: <text:s text:c="9"/>32657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uffers: <text:s text:c="9"/>17766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ached: <text:s text:c="10"/>75042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Cached: <text:s text:c="11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: <text:s text:c="9"/>145988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: <text:s text:c="8"/>21371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anon): <text:s text:c="4"/>74562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anon): <text:s text:c="5"/>13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file): <text:s text:c="4"/>71426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file): <text:s text:c="2"/>2135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Unevictable: <text:s text:c="10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locked: <text:s text:c="1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Total: <text:s text:c="6"/>11796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Free: <text:s text:c="10"/>760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Total: <text:s text:c="8"/>8767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Free: <text:s text:c="9"/>3189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Total: <text:s text:c="7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Free: <text:s text:c="8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ty: <text:s text:c="15"/>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: <text:s text:c="12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nonPages: <text:s text:c="7"/>7453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apped: <text:s text:c="11"/>1887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hmem: <text:s text:c="14"/>2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lab: <text:s text:c="13"/>4240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Reclaimable: <text:s text:c="5"/>3503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Unreclaim: <text:s text:c="8"/>737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KernelStack: <text:s text:c="7"/>33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PageTables: <text:s text:c="8"/>277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NFS_Unstable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ounce: <text:s text:c="15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Tmp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Limit: <text:s text:c="4"/>143575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ted_AS: <text:s text:c="4"/>78172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Total: <text:s text:c="4"/>1228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Used: <text:s text:c="7"/>26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Chunk: <text:s text:c="4"/>11768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ardwareCorrupted: <text:s text:c="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Total: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Free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Rsvd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Surp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ize: <text:s text:c="6"/>20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4k: <text:s text:c="7"/>81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2M: <text:s text:c="5"/>905216 kB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table:number-columns-repeated="1023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 <text:s/>257903 0 115724 72861294 44508 3 16829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0 59718 0 21414 18216124 4224 2 11802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1 67145 0 34151 18221715 5328 0 1422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2 68187 0 26231 18223565 5565 0 1411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3 62851 0 33926 18199889 29390 0 2192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intr 12340714 54 7 0 0 0 0 2 0 1 0 0 0 124 0 188103 68 0 0 0 0 0 0 0 22 0 0 0 0 0 0 0 0 2593651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txt 13191788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btime 1322020811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esses 11194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running 1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blocked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softirq 10351758 0 3473407 321154 2021891 188145 0 9 996771 10368 3340013</text:p>
          </table:table-cell>
          <table:table-cell table:number-columns-repeated="1022"/>
        </table:table-row>
        <table:table-row table:style-name="ro1">
          <table:table-cell office:value-type="string">
            <text:p>/proc/version</text:p>
          </table:table-cell>
          <table:table-cell table:number-columns-repeated="1023"/>
        </table:table-row>
        <table:table-row table:style-name="ro1">
          <table:table-cell office:value-type="string">
            <text:p>/proc/version</text:p>
          </table:table-cell>
          <table:table-cell office:value-type="string">
            <text:p>Linux version 2.6.35-22-generic-pae (buildd@rothera) (gcc version 4.4.5 (Ubuntu/Linaro 4.4.4-14ubuntu4) ) #33-Ubuntu SMP Sun Sep 19 22:14:14 UTC 201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table:number-columns-repeated="1023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Inter-| <text:s text:c="2"/>Receive <text:s text:c="47"/>| <text:s/>Transmit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4"/>lo: <text:s text:c="3"/>4580 <text:s text:c="5"/>62 <text:s text:c="3"/>0 <text:s text:c="3"/>0 <text:s text:c="3"/>0 <text:s text:c="4"/>0 <text:s text:c="9"/>0 <text:s text:c="8"/>0 <text:s text:c="4"/>4580 <text:s text:c="5"/>62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2"/>eth0: 196358560 2306746 <text:s text:c="3"/>0 1206 <text:s text:c="3"/>0 <text:s text:c="4"/>0 <text:s text:c="9"/>0 <text:s text:c="8"/>0 868614637 <text:s/>747323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diskinfo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0 ram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1 ram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2 ram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3 ram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4 ram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5 ram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6 ram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7 ram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8 ram8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9 ram9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0 ram1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1 ram1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2 ram1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3 ram1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4 ram1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5 ram1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0 loop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1 loop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2 loop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3 loop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4 loop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5 loop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6 loop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7 loop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0 sda 16459 6095 904062 289272 171643 1091821 10131504 6812872 0 584960 7115008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1 sda1 16357 6064 903010 288680 171640 1091821 10131504 6812864 0 584820 7114408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2 sda2 2 0 4 4 0 0 0 0 0 4 4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5 sda5 51 31 656 392 0 0 0 0 0 392 392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2"/>11 <text:s text:c="6"/>0 sr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major minor <text:s/>#blocks <text:s/>name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0 <text:s text:c="3"/>8390656 sda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1 <text:s text:c="3"/>7977984 sda1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2 <text:s text:c="9"/>1 sda2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5 <text:s text:c="4"/>407552 sda5</text:p>
          </table:table-cell>
          <table:table-cell table:number-columns-repeated="1022"/>
        </table:table-row>
        <table:table-row table:style-name="ro1">
          <table:table-cell office:value-type="string">
            <text:p>/proc/1/stat</text:p>
          </table:table-cell>
          <table:table-cell table:number-columns-repeated="1023"/>
        </table:table-row>
        <table:table-row table:style-name="ro1">
          <table:table-cell office:value-type="string">
            <text:p>/proc/1/stat</text:p>
          </table:table-cell>
          <table:table-cell office:value-type="string">
            <text:p>1 (init) S 0 1 1 0 -1 4202752 3927 3366149 21 353 6 58 83630 193513 20 0 1 0 4 2932736 413 4294967295 12107776 12207612 3217145072 3217140044 2753558 0 0 4096 536946211 3223525726 0 0 0 2 0 0 78 0 0</text:p>
          </table:table-cell>
          <table:table-cell table:number-columns-repeated="1022"/>
        </table:table-row>
        <table:table-row table:style-name="ro1">
          <table:table-cell office:value-type="string">
            <text:p>/proc/1/statm</text:p>
          </table:table-cell>
          <table:table-cell table:number-columns-repeated="1023"/>
        </table:table-row>
        <table:table-row table:style-name="ro1">
          <table:table-cell office:value-type="string">
            <text:p>/proc/1/statm</text:p>
          </table:table-cell>
          <table:table-cell office:value-type="string">
            <text:p>716 413 311 25 0 139 0</text:p>
          </table:table-cell>
          <table:table-cell table:number-columns-repeated="1022"/>
        </table:table-row>
        <table:table-row table:style-name="ro1">
          <table:table-cell office:value-type="string">
            <text:p>/proc/net/rpc/nfs</text:p>
          </table:table-cell>
          <table:table-cell table:number-columns-repeated="1023"/>
        </table:table-row>
        <table:table-row table:style-name="ro1">
          <table:table-cell office:value-type="string">
            <text:p>/proc/net/rpc/nfsd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eth0 <text:s text:c="5"/>Link encap:Ethernet <text:s/>HWaddr 06:f7:00:f5:e6:75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92.168.1.126 <text:s/>Bcast:192.168.1.255 <text:s/>Mask:255.255.0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fe80::4f7:ff:fef5:e675/64 Scope:Link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BROADCAST RUNNING MULTICAST <text:s/>MTU:1500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2306746 errors:0 dropped:1206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747323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1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196358560 (196.3 MB) <text:s/>TX bytes:868614637 (868.6 M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terrupt:32 Base address:0x4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lo <text:s text:c="7"/>Link encap:Local Loopback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27.0.0.1 <text:s/>Mask:255.0.0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::1/128 Scope:Host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LOOPBACK RUNNING <text:s/>MTU:16436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62 errors:0 dropped:0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62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4580 (4.5 KB) <text:s/>TX bytes:4580 (4.5 K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Filesystem <text:s text:c="10"/>1M-blocks <text:s text:c="5"/>Used Available Use% Mounted o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ddev/sda1 <text:s text:c="16"/>7669 <text:s text:c="5"/>2933 <text:s text:c="5"/>4347 <text:s/>41% /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2"/>999 <text:s text:c="8"/>1 <text:s text:c="6"/>999 <text:s text:c="2"/>1% /dev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1005 <text:s text:c="8"/>0 <text:s text:c="5"/>1005 <text:s text:c="2"/>0% /dev/shm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1005 <text:s text:c="8"/>1 <text:s text:c="5"/>1005 <text:s text:c="2"/>1% /var/ru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1005 <text:s text:c="8"/>0 <text:s text:c="5"/>1005 <text:s text:c="2"/>0% /var/lock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table:number-columns-repeated="1023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ddev/sda1 on / type ext4 (rw,errors=remount-ro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proc on /proc type proc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 type sys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fusectl on /sys/fs/fuse/connections type fusectl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debug type debug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security type security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 type devtmpfs (rw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pts type devpts (rw,noexec,nosuid,gid=5,mode=0620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shm type tmpfs (rw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run type tmpfs (rw,nosuid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lock type tmp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table:number-columns-repeated="1023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etc/fstab: static file system information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Use 'blkid -o value -s UUID' to print the universally unique identifier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for a device; this may be used with UUID= as a more robust way to name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devices that works even if disks are added and removed. See fstab(5)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&lt;file system&gt; &lt;mount point&gt; <text:s text:c="2"/>&lt;type&gt; <text:s/>&lt;options&gt; <text:s text:c="6"/>&lt;dump&gt; <text:s/>&lt;pass&gt;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proc <text:s text:c="11"/>/proc <text:s text:c="10"/>proc <text:s text:c="3"/>nodev,noexec,nosuid 0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 was on /dev/sda1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b5c5250f-509c-427b-a24c-3b3dcd15a41d / <text:s text:c="14"/>ext4 <text:s text:c="3"/>errors=remount-ro 0 <text:s text:c="6"/>1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swap was on /dev/sda5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f43b9a75-dcc2-4977-b7f5-69e4c477cdad none <text:s text:c="11"/>swap <text:s text:c="3"/>sw <text:s text:c="13"/>0 <text:s text:c="6"/>0</text:p>
          </table:table-cell>
          <table:table-cell table:number-columns-repeated="1022"/>
        </table:table-row>
        <table:table-row table:style-name="ro1" table:number-rows-repeated="652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ALL" table:style-name="ta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Total JMeter_Test_2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office:value-type="string">
            <text:p>CPUs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0940H22M16S">
            <text:p>12:22:16</text:p>
          </table:table-cell>
          <table:table-cell office:value-type="float" office:value="1.7">
            <text:p>1.7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97.8">
            <text:p>97.8</text:p>
          </table:table-cell>
          <table:table-cell office:value-type="float" office:value="2.3">
            <text:p>2.3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0940H22M46S">
            <text:p>12:22:46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99.7">
            <text:p>99.7</text:p>
          </table:table-cell>
          <table:table-cell office:value-type="float" office:value="0.2">
            <text:p>0.2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0940H23M16S">
            <text:p>12:23:16</text:p>
          </table:table-cell>
          <table:table-cell office:value-type="float" office:value="1.8">
            <text:p>1.8</text:p>
          </table:table-cell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96.1">
            <text:p>96.1</text:p>
          </table:table-cell>
          <table:table-cell office:value-type="float" office:value="2.3">
            <text:p>2.3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0940H23M46S">
            <text:p>12:23:46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99.7">
            <text:p>99.7</text:p>
          </table:table-cell>
          <table:table-cell office:value-type="float" office:value="0.3">
            <text:p>0.3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0.925">
            <text:p>0.93</text:p>
            <draw:frame table:end-cell-address="CPU_ALL.U33" table:end-x="0.474in" table:end-y="0.0035in" draw:z-index="0" draw:name="Chart 1" draw:style-name="gr1" svg:width="14.0496in" svg:height="5.0539in" svg:x="0.0299in" svg:y="0.0043in">
              <draw:object draw:notify-on-update-of-ranges="CPU_ALL.A2:CPU_ALL.A5 CPU_ALL.B1:CPU_ALL.B1 CPU_ALL.B2:CPU_ALL.B5 CPU_ALL.C1:CPU_ALL.C1 CPU_ALL.C2:CPU_ALL.C5 CPU_ALL.D1:CPU_ALL.D1 CPU_ALL.D2:CPU_ALL.D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office:value-type="float" office:value="0.35">
            <text:p>0.35</text:p>
          </table:table-cell>
          <table:table-cell office:value-type="float" office:value="0.375">
            <text:p>0.38</text:p>
          </table:table-cell>
          <table:table-cell office:value-type="float" office:value="98.325">
            <text:p>98.33</text:p>
          </table:table-cell>
          <table:table-cell office:value-type="float" office:value="1.275">
            <text:p>1.28</text:p>
          </table:table-cell>
          <table:table-cell table:number-columns-repeated="1018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CPU_ALL.U59" table:end-x="0.474in" table:end-y="0.0165in" draw:z-index="1" draw:name="Chart 2" draw:style-name="gr1" svg:width="14.0496in" svg:height="5.0524in" svg:x="0.0299in" svg:y="0.0189in">
              <draw:object draw:notify-on-update-of-ranges="CPU_ALL.A2:CPU_ALL.A5 CPU_ALL.G1:CPU_ALL.G1 CPU_ALL.G2:CPU_ALL.G5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SUMM" table:style-name="ta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_SUMM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table:number-columns-repeated="1019"/>
        </table:table-row>
        <table:table-row table:style-name="ro1">
          <table:table-cell office:value-type="string">
            <text:p>CPU001</text:p>
          </table:table-cell>
          <table:table-cell table:style-name="ce10" office:value-type="float" office:value="0.575">
            <text:p>0.6</text:p>
          </table:table-cell>
          <table:table-cell table:style-name="ce10" office:value-type="float" office:value="0.125">
            <text:p>0.1</text:p>
          </table:table-cell>
          <table:table-cell table:style-name="ce10" office:value-type="float" office:value="0.125">
            <text:p>0.1</text:p>
          </table:table-cell>
          <table:table-cell table:style-name="ce10" office:value-type="float" office:value="99.15">
            <text:p>99.2</text:p>
          </table:table-cell>
          <table:table-cell table:number-columns-repeated="1019"/>
        </table:table-row>
        <table:table-row table:style-name="ro1">
          <table:table-cell office:value-type="string">
            <text:p>CPU002</text:p>
          </table:table-cell>
          <table:table-cell table:style-name="ce10" office:value-type="float" office:value="0.525">
            <text:p>0.5</text:p>
          </table:table-cell>
          <table:table-cell table:style-name="ce10" office:value-type="float" office:value="0.15">
            <text:p>0.2</text:p>
          </table:table-cell>
          <table:table-cell table:style-name="ce10" office:value-type="float" office:value="0.175">
            <text:p>0.2</text:p>
          </table:table-cell>
          <table:table-cell table:style-name="ce10" office:value-type="float" office:value="99.15">
            <text:p>99.2</text:p>
          </table:table-cell>
          <table:table-cell table:number-columns-repeated="1019"/>
        </table:table-row>
        <table:table-row table:style-name="ro1">
          <table:table-cell office:value-type="string">
            <text:p>CPU003</text:p>
          </table:table-cell>
          <table:table-cell table:style-name="ce10" office:value-type="float" office:value="0.75">
            <text:p>0.8</text:p>
          </table:table-cell>
          <table:table-cell table:style-name="ce10" office:value-type="float" office:value="0.525">
            <text:p>0.5</text:p>
          </table:table-cell>
          <table:table-cell table:style-name="ce10" office:value-type="float" office:value="0.175">
            <text:p>0.2</text:p>
          </table:table-cell>
          <table:table-cell table:style-name="ce10" office:value-type="float" office:value="98.55">
            <text:p>98.6</text:p>
          </table:table-cell>
          <table:table-cell table:number-columns-repeated="1019"/>
        </table:table-row>
        <table:table-row table:style-name="ro1">
          <table:table-cell office:value-type="string">
            <text:p>CPU004</text:p>
          </table:table-cell>
          <table:table-cell table:style-name="ce10" office:value-type="float" office:value="0.65">
            <text:p>0.7</text:p>
          </table:table-cell>
          <table:table-cell table:style-name="ce10" office:value-type="float" office:value="0.2">
            <text:p>0.2</text:p>
          </table:table-cell>
          <table:table-cell table:style-name="ce10" office:value-type="float" office:value="1.075">
            <text:p>1.1</text:p>
          </table:table-cell>
          <table:table-cell table:style-name="ce10" office:value-type="float" office:value="98.075">
            <text:p>98.1</text:p>
          </table:table-cell>
          <table:table-cell table:number-columns-repeated="1019"/>
        </table:table-row>
        <table:table-row table:style-name="ro1">
          <table:table-cell/>
          <table:table-cell>
            <draw:frame table:end-cell-address="CPU_SUMM.U32" table:end-x="0.474in" table:end-y="0.002in" draw:z-index="0" draw:name="Chart 1" draw:style-name="gr1" svg:width="14.0496in" svg:height="5.0524in" svg:x="0.0299in" svg:y="0.0039in">
              <draw:object draw:notify-on-update-of-ranges="CPU_SUMM.A2:CPU_SUMM.A5 CPU_SUMM.B1:CPU_SUMM.B1 CPU_SUMM.B2:CPU_SUMM.B5 CPU_SUMM.C1:CPU_SUMM.C1 CPU_SUMM.C2:CPU_SUMM.C5 CPU_SUMM.D1:CPU_SUMM.D1 CPU_SUMM.D2:CPU_SUMM.D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_SUMM" table:style-name="ta7" table:print="false">
        <table:table-column table:style-name="co1" table:default-cell-style-name="Excel_20_Built-in_20_Normal"/>
        <table:table-column table:style-name="co9" table:number-columns-repeated="2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 office:value-type="string">
            <text:p>Disk total KB/s JMeter_Test_20_Threads</text:p>
          </table:table-cell>
          <table:table-cell office:value-type="string">
            <text:p>Disk Read KB/s</text:p>
          </table:table-cell>
          <table:table-cell office:value-type="string">
            <text:p>Disk Write KB/s</text:p>
          </table:table-cell>
          <table:table-cell office:value-type="string">
            <text:p>IO/sec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0940H22M16S">
            <text:p>12:22:16</text:p>
          </table:table-cell>
          <table:table-cell table:number-columns-repeated="3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0940H22M46S">
            <text:p>12:22:46</text:p>
          </table:table-cell>
          <table:table-cell office:value-type="float" office:value="0">
            <text:p>0</text:p>
          </table:table-cell>
          <table:table-cell office:value-type="float" office:value="5.4">
            <text:p>5.4</text:p>
          </table:table-cell>
          <table:table-cell office:value-type="float" office:value="0.8">
            <text:p>0.8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0940H23M16S">
            <text:p>12:23:16</text:p>
          </table:table-cell>
          <table:table-cell office:value-type="float" office:value="0">
            <text:p>0</text:p>
          </table:table-cell>
          <table:table-cell office:value-type="float" office:value="318.2">
            <text:p>318.2</text:p>
          </table:table-cell>
          <table:table-cell office:value-type="float" office:value="39.6">
            <text:p>39.6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0940H23M46S">
            <text:p>12:23:46</text:p>
          </table:table-cell>
          <table:table-cell office:value-type="float" office:value="0">
            <text:p>0</text:p>
          </table:table-cell>
          <table:table-cell office:value-type="float" office:value="9.6">
            <text:p>9.6</text:p>
          </table:table-cell>
          <table:table-cell office:value-type="float" office:value="1.2">
            <text:p>1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0">
            <text:p>0.0</text:p>
            <draw:frame table:end-cell-address="DISK_SUMM.T33" table:end-x="0.6197in" table:end-y="0.0035in" draw:z-index="0" draw:name="Chart 1" draw:style-name="gr1" svg:width="14.0118in" svg:height="5.0539in" svg:x="0.0299in" svg:y="0.0043in">
              <draw:object draw:notify-on-update-of-ranges="DISK_SUMM.A2:DISK_SUMM.A5 DISK_SUMM.B1:DISK_SUMM.B1 DISK_SUMM.B2:DISK_SUMM.B5 DISK_SUMM.C1:DISK_SUMM.C1 DISK_SUMM.C2:DISK_SUMM.C5 DISK_SUMM.D2:DISK_SUMM.D5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ce11" table:formula="of:=AVERAGE([.C2:.C5])" office:value-type="float" office:value="83.3">
            <text:p>83.3</text:p>
          </table:table-cell>
          <table:table-cell table:style-name="ce11" table:formula="of:=AVERAGE([.D2:.D5])" office:value-type="float" office:value="10.4">
            <text:p>10.4</text:p>
          </table:table-cell>
          <table:table-cell table:number-columns-repeated="1020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0">
            <text:p>0.0</text:p>
          </table:table-cell>
          <table:table-cell table:style-name="ce11" table:formula="of:=IF([.C7]=0;0;MAX(SUMPRODUCT([.C2:.C5];[.C2:.C5])/SUM([.C2:.C5])-[.C7];0))" office:value-type="float" office:value="220.9393757503">
            <text:p>220.9</text:p>
          </table:table-cell>
          <table:table-cell table:style-name="ce11" table:formula="of:=IF([.D7]=0;0;MAX(SUMPRODUCT([.D2:.D5];[.D2:.D5])/SUM([.D2:.D5])-[.D7];0))" office:value-type="float" office:value="27.3461538461539">
            <text:p>27.3</text:p>
          </table:table-cell>
          <table:table-cell table:number-columns-repeated="1020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0">
            <text:p>0.0</text:p>
          </table:table-cell>
          <table:table-cell table:style-name="ce11" table:formula="of:=ABS(MAX([.C2:.C5])-[.C7]-[.C8])" office:value-type="float" office:value="13.9606242496999">
            <text:p>14.0</text:p>
          </table:table-cell>
          <table:table-cell table:style-name="ce11" table:formula="of:=ABS(MAX([.D2:.D5])-[.D7]-[.D8])" office:value-type="float" office:value="1.85384615384615">
            <text:p>1.9</text:p>
          </table:table-cell>
          <table:table-cell table:number-columns-repeated="1020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DISK_SUMM.T59" table:end-x="0.6197in" table:end-y="0.0165in" draw:z-index="1" draw:name="Chart 2" draw:style-name="gr1" svg:width="14.0118in" svg:height="5.0524in" svg:x="0.0299in" svg:y="0.0189in">
              <draw:object draw:notify-on-update-of-ranges="DISK_SUMM.B1:DISK_SUMM.D1 DISK_SUMM.A7:DISK_SUMM.A7 DISK_SUMM.B7:DISK_SUMM.D7 DISK_SUMM.A8:DISK_SUMM.A8 DISK_SUMM.B8:DISK_SUMM.D8 DISK_SUMM.A9:DISK_SUMM.A9 DISK_SUMM.B9:DISK_SUMM.D9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SIZE" table:style-name="ta8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Block Size JMeter_Test_2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40H22M16S">
            <text:p>12:22:16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40H22M46S">
            <text:p>12:22:46</text:p>
          </table:table-cell>
          <table:table-cell table:number-columns-repeated="2" office:value-type="float" office:value="6.2">
            <text:p>6.2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2.4">
            <text:p>12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40H23M16S">
            <text:p>12:23:16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6">
            <text:p>1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40H23M46S">
            <text:p>12:23:46</text:p>
          </table:table-cell>
          <table:table-cell table:number-columns-repeated="2" office:value-type="float" office:value="7.6">
            <text:p>7.6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5.2">
            <text:p>15.2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5.45">
            <text:p>5.5</text:p>
            <draw:frame table:end-cell-address="DISKBSIZE.V33" table:end-x="0.224in" table:end-y="0.0035in" draw:z-index="0" draw:name="Chart 1" draw:style-name="gr1" svg:width="14.0339in" svg:height="5.0539in" svg:x="0.0299in" svg:y="0.0043in">
              <draw:object draw:notify-on-update-of-ranges="DISKBSIZE.B1:DISKBSIZE.E1 DISKBSIZE.B7:DISKBSIZE.E7 DISKBSIZE.B8:DISKBSIZE.E8 DISKBSIZE.B9:DISKBSIZE.E9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style-name="ce11" table:formula="of:=AVERAGE([.C2:.C5])" office:value-type="float" office:value="5.45">
            <text:p>5.5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1.89862385321101">
            <text:p>1.9</text:p>
          </table:table-cell>
          <table:table-cell table:style-name="ce11" table:formula="of:=IF([.C7]=0;0;MAX(SUMPRODUCT([.C2:.C5];[.C2:.C5])/SUM([.C2:.C5])-[.C7];0))" office:value-type="float" office:value="1.89862385321101">
            <text:p>1.9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0.651376146788992">
            <text:p>0.7</text:p>
          </table:table-cell>
          <table:table-cell table:style-name="ce11" table:formula="of:=ABS(MAX([.C2:.C5])-[.C7]-[.C8])" office:value-type="float" office:value="0.651376146788992">
            <text:p>0.7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7]+ [.B8]" office:value-type="float" office:value="7.34862385321101">
            <text:p>7.3</text:p>
          </table:table-cell>
          <table:table-cell table:style-name="ce11" table:formula="of:=[.C7]+ [.C8]" office:value-type="float" office:value="7.34862385321101">
            <text:p>7.3</text:p>
          </table:table-cell>
          <table:table-cell table:style-name="ce11" table:formula="of:=[.D7]+ [.D8]" office:value-type="float" office:value="0">
            <text:p>0.0</text:p>
          </table:table-cell>
          <table:table-cell table:style-name="ce11" table:formula="of:=[.E7]+ [.E8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SIZE.V59" table:end-x="0.224in" table:end-y="0.0165in" draw:z-index="1" draw:name="Chart 2" draw:style-name="gr1" svg:width="14.0339in" svg:height="5.0524in" svg:x="0.0299in" svg:y="0.0189in">
              <draw:object draw:notify-on-update-of-ranges="DISKBSIZE.A2:DISKBSIZE.A5 DISKBSIZE.B1:DISKBSIZE.B1 DISKBSIZE.B2:DISKBSIZE.B5 DISKBSIZE.C1:DISKBSIZE.C1 DISKBSIZE.C2:DISKBSIZE.C5 DISKBSIZE.D1:DISKBSIZE.D1 DISKBSIZE.D2:DISKBSIZE.D5 DISKBSIZE.E1:DISKBSIZE.E1 DISKBSIZE.E2:DISKBSIZE.E5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USY" table:style-name="ta9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%Busy JMeter_Test_2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40H22M16S">
            <text:p>12:22:16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40H22M46S">
            <text:p>12:22:46</text:p>
          </table:table-cell>
          <table:table-cell table:number-columns-repeated="2"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0.2">
            <text:p>0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40H23M16S">
            <text:p>12:23:16</text:p>
          </table:table-cell>
          <table:table-cell table:number-columns-repeated="2" office:value-type="float" office:value="6.8">
            <text:p>6.8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3.6">
            <text:p>13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40H23M46S">
            <text:p>12:23:46</text:p>
          </table:table-cell>
          <table:table-cell table:number-columns-repeated="2"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0.2">
            <text:p>0.2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1.75">
            <text:p>1.8</text:p>
            <draw:frame table:end-cell-address="DISKBUSY.V33" table:end-x="0.224in" table:end-y="0.0035in" draw:z-index="0" draw:name="Chart 1" draw:style-name="gr1" svg:width="14.0339in" svg:height="5.0539in" svg:x="0.0299in" svg:y="0.0043in">
              <draw:object draw:notify-on-update-of-ranges="DISKBUSY.B1:DISKBUSY.E1 DISKBUSY.B7:DISKBUSY.E7 DISKBUSY.B8:DISKBUSY.E8 DISKBUSY.B9:DISKBUSY.E9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style-name="ce11" table:formula="of:=AVERAGE([.C2:.C5])" office:value-type="float" office:value="1.75">
            <text:p>1.8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4.85857142857143">
            <text:p>4.9</text:p>
          </table:table-cell>
          <table:table-cell table:style-name="ce11" table:formula="of:=IF([.C7]=0;0;MAX(SUMPRODUCT([.C2:.C5];[.C2:.C5])/SUM([.C2:.C5])-[.C7];0))" office:value-type="float" office:value="4.85857142857143">
            <text:p>4.9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0.191428571428571">
            <text:p>0.2</text:p>
          </table:table-cell>
          <table:table-cell table:style-name="ce11" table:formula="of:=ABS(MAX([.C2:.C5])-[.C7]-[.C8])" office:value-type="float" office:value="0.191428571428571">
            <text:p>0.2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7]+ [.B8]" office:value-type="float" office:value="6.60857142857143">
            <text:p>6.6</text:p>
          </table:table-cell>
          <table:table-cell table:style-name="ce11" table:formula="of:=[.C7]+ [.C8]" office:value-type="float" office:value="6.60857142857143">
            <text:p>6.6</text:p>
          </table:table-cell>
          <table:table-cell table:style-name="ce11" table:formula="of:=[.D7]+ [.D8]" office:value-type="float" office:value="0">
            <text:p>0.0</text:p>
          </table:table-cell>
          <table:table-cell table:style-name="ce11" table:formula="of:=[.E7]+ [.E8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USY.V59" table:end-x="0.224in" table:end-y="0.0165in" draw:z-index="1" draw:name="Chart 2" draw:style-name="gr1" svg:width="14.0339in" svg:height="5.0524in" svg:x="0.0299in" svg:y="0.0189in">
              <draw:object draw:notify-on-update-of-ranges="DISKBUSY.A2:DISKBUSY.A5 DISKBUSY.B1:DISKBUSY.B1 DISKBUSY.B2:DISKBUSY.B5 DISKBUSY.C1:DISKBUSY.C1 DISKBUSY.C2:DISKBUSY.C5 DISKBUSY.D1:DISKBUSY.D1 DISKBUSY.D2:DISKBUSY.D5 DISKBUSY.E1:DISKBUSY.E1 DISKBUSY.E2:DISKBUSY.E5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READ" table:style-name="ta10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Read KB/s JMeter_Test_2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40H22M16S">
            <text:p>12:22:16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40H22M46S">
            <text:p>12:22:46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40H23M16S">
            <text:p>12:23:16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40H23M46S">
            <text:p>12:23:46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0">
            <text:p>0.0</text:p>
            <draw:frame table:end-cell-address="DISKREAD.V33" table:end-x="0.224in" table:end-y="0.0035in" draw:z-index="0" draw:name="Chart 1" draw:style-name="gr1" svg:width="14.0339in" svg:height="5.0539in" svg:x="0.0299in" svg:y="0.0043in">
              <draw:object draw:notify-on-update-of-ranges="DISKREAD.B1:DISKREAD.E1 DISKREAD.B7:DISKREAD.E7 DISKREAD.B8:DISKREAD.E8 DISKREAD.B9:DISKREAD.E9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style-name="ce11" table:formula="of:=AVERAGE([.C2:.C5])" office:value-type="float" office:value="0">
            <text:p>0.0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0">
            <text:p>0.0</text:p>
          </table:table-cell>
          <table:table-cell table:style-name="ce11" table:formula="of:=IF([.C7]=0;0;MAX(SUMPRODUCT([.C2:.C5];[.C2:.C5])/SUM([.C2:.C5])-[.C7];0))" office:value-type="float" office:value="0">
            <text:p>0.0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0">
            <text:p>0.0</text:p>
          </table:table-cell>
          <table:table-cell table:style-name="ce11" table:formula="of:=ABS(MAX([.C2:.C5])-[.C7]-[.C8])" office:value-type="float" office:value="0">
            <text:p>0.0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7]+ [.B8]" office:value-type="float" office:value="0">
            <text:p>0.0</text:p>
          </table:table-cell>
          <table:table-cell table:style-name="ce11" table:formula="of:=[.C7]+ [.C8]" office:value-type="float" office:value="0">
            <text:p>0.0</text:p>
          </table:table-cell>
          <table:table-cell table:style-name="ce11" table:formula="of:=[.D7]+ [.D8]" office:value-type="float" office:value="0">
            <text:p>0.0</text:p>
          </table:table-cell>
          <table:table-cell table:style-name="ce11" table:formula="of:=[.E7]+ [.E8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READ.V59" table:end-x="0.224in" table:end-y="0.0165in" draw:z-index="1" draw:name="Chart 2" draw:style-name="gr1" svg:width="14.0339in" svg:height="5.0524in" svg:x="0.0299in" svg:y="0.0189in">
              <draw:object draw:notify-on-update-of-ranges="DISKREAD.A2:DISKREAD.A5 DISKREAD.B1:DISKREAD.B1 DISKREAD.B2:DISKREAD.B5 DISKREAD.C1:DISKREAD.C1 DISKREAD.C2:DISKREAD.C5 DISKREAD.D1:DISKREAD.D1 DISKREAD.D2:DISKREAD.D5 DISKREAD.E1:DISKREAD.E1 DISKREAD.E2:DISKREAD.E5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WRITE" table:style-name="ta11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Write KB/s JMeter_Test_2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40H22M16S">
            <text:p>12:22:16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40H22M46S">
            <text:p>12:22:46</text:p>
          </table:table-cell>
          <table:table-cell table:number-columns-repeated="2" office:value-type="float" office:value="2.7">
            <text:p>2.7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5.4">
            <text:p>5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40H23M16S">
            <text:p>12:23:16</text:p>
          </table:table-cell>
          <table:table-cell table:number-columns-repeated="2" office:value-type="float" office:value="159.1">
            <text:p>159.1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318.2">
            <text:p>318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40H23M46S">
            <text:p>12:23:46</text:p>
          </table:table-cell>
          <table:table-cell table:number-columns-repeated="2" office:value-type="float" office:value="4.8">
            <text:p>4.8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9.6">
            <text:p>9.6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41.65">
            <text:p>41.7</text:p>
            <draw:frame table:end-cell-address="DISKWRITE.V33" table:end-x="0.224in" table:end-y="0.0035in" draw:z-index="0" draw:name="Chart 1" draw:style-name="gr1" svg:width="14.0339in" svg:height="5.0539in" svg:x="0.0299in" svg:y="0.0043in">
              <draw:object draw:notify-on-update-of-ranges="DISKWRITE.B1:DISKWRITE.E1 DISKWRITE.B7:DISKWRITE.E7 DISKWRITE.B8:DISKWRITE.E8 DISKWRITE.B9:DISKWRITE.E9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style-name="ce11" table:formula="of:=AVERAGE([.C2:.C5])" office:value-type="float" office:value="41.65">
            <text:p>41.7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110.46968787515">
            <text:p>110.5</text:p>
          </table:table-cell>
          <table:table-cell table:style-name="ce11" table:formula="of:=IF([.C7]=0;0;MAX(SUMPRODUCT([.C2:.C5];[.C2:.C5])/SUM([.C2:.C5])-[.C7];0))" office:value-type="float" office:value="110.46968787515">
            <text:p>110.5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6.98031212484995">
            <text:p>7.0</text:p>
          </table:table-cell>
          <table:table-cell table:style-name="ce11" table:formula="of:=ABS(MAX([.C2:.C5])-[.C7]-[.C8])" office:value-type="float" office:value="6.98031212484995">
            <text:p>7.0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7]+ [.B8]" office:value-type="float" office:value="152.11968787515">
            <text:p>152.1</text:p>
          </table:table-cell>
          <table:table-cell table:style-name="ce11" table:formula="of:=[.C7]+ [.C8]" office:value-type="float" office:value="152.11968787515">
            <text:p>152.1</text:p>
          </table:table-cell>
          <table:table-cell table:style-name="ce11" table:formula="of:=[.D7]+ [.D8]" office:value-type="float" office:value="0">
            <text:p>0.0</text:p>
          </table:table-cell>
          <table:table-cell table:style-name="ce11" table:formula="of:=[.E7]+ [.E8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WRITE.V59" table:end-x="0.224in" table:end-y="0.0165in" draw:z-index="1" draw:name="Chart 2" draw:style-name="gr1" svg:width="14.0339in" svg:height="5.0524in" svg:x="0.0299in" svg:y="0.0189in">
              <draw:object draw:notify-on-update-of-ranges="DISKWRITE.A2:DISKWRITE.A5 DISKWRITE.B1:DISKWRITE.B1 DISKWRITE.B2:DISKWRITE.B5 DISKWRITE.C1:DISKWRITE.C1 DISKWRITE.C2:DISKWRITE.C5 DISKWRITE.D1:DISKWRITE.D1 DISKWRITE.D2:DISKWRITE.D5 DISKWRITE.E1:DISKWRITE.E1 DISKWRITE.E2:DISKWRITE.E5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XFER" table:style-name="ta12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transfers per second JMeter_Test_2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40H22M16S">
            <text:p>12:22:16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40H22M46S">
            <text:p>12:22:46</text:p>
          </table:table-cell>
          <table:table-cell table:number-columns-repeated="2" office:value-type="float" office:value="0.4">
            <text:p>0.4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0.8">
            <text:p>0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40H23M16S">
            <text:p>12:23:16</text:p>
          </table:table-cell>
          <table:table-cell table:number-columns-repeated="2" office:value-type="float" office:value="19.8">
            <text:p>19.8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39.6">
            <text:p>39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40H23M46S">
            <text:p>12:23:46</text:p>
          </table:table-cell>
          <table:table-cell table:number-columns-repeated="2" office:value-type="float" office:value="0.6">
            <text:p>0.6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.2">
            <text:p>1.2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5.2">
            <text:p>5.2</text:p>
            <draw:frame table:end-cell-address="DISKXFER.V33" table:end-x="0.224in" table:end-y="0.0035in" draw:z-index="0" draw:name="Chart 1" draw:style-name="gr1" svg:width="14.0339in" svg:height="5.0539in" svg:x="0.0299in" svg:y="0.0043in">
              <draw:object draw:notify-on-update-of-ranges="DISKXFER.B1:DISKXFER.E1 DISKXFER.B7:DISKXFER.E7 DISKXFER.B8:DISKXFER.E8 DISKXFER.B9:DISKXFER.E9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style-name="ce11" table:formula="of:=AVERAGE([.C2:.C5])" office:value-type="float" office:value="5.2">
            <text:p>5.2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13.6730769230769">
            <text:p>13.7</text:p>
          </table:table-cell>
          <table:table-cell table:style-name="ce11" table:formula="of:=IF([.C7]=0;0;MAX(SUMPRODUCT([.C2:.C5];[.C2:.C5])/SUM([.C2:.C5])-[.C7];0))" office:value-type="float" office:value="13.6730769230769">
            <text:p>13.7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0.926923076923075">
            <text:p>0.9</text:p>
          </table:table-cell>
          <table:table-cell table:style-name="ce11" table:formula="of:=ABS(MAX([.C2:.C5])-[.C7]-[.C8])" office:value-type="float" office:value="0.926923076923075">
            <text:p>0.9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7]+ [.B8]" office:value-type="float" office:value="18.8730769230769">
            <text:p>18.9</text:p>
          </table:table-cell>
          <table:table-cell table:style-name="ce11" table:formula="of:=[.C7]+ [.C8]" office:value-type="float" office:value="18.8730769230769">
            <text:p>18.9</text:p>
          </table:table-cell>
          <table:table-cell table:style-name="ce11" table:formula="of:=[.D7]+ [.D8]" office:value-type="float" office:value="0">
            <text:p>0.0</text:p>
          </table:table-cell>
          <table:table-cell table:style-name="ce11" table:formula="of:=[.E7]+ [.E8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XFER.V59" table:end-x="0.224in" table:end-y="0.0165in" draw:z-index="1" draw:name="Chart 2" draw:style-name="gr1" svg:width="14.0339in" svg:height="5.0524in" svg:x="0.0299in" svg:y="0.0189in">
              <draw:object draw:notify-on-update-of-ranges="DISKXFER.A2:DISKXFER.A5 DISKXFER.B1:DISKXFER.B1 DISKXFER.B2:DISKXFER.B5 DISKXFER.C1:DISKXFER.C1 DISKXFER.C2:DISKXFER.C5 DISKXFER.D1:DISKXFER.D1 DISKXFER.D2:DISKXFER.D5 DISKXFER.E1:DISKXFER.E1 DISKXFER.E2:DISKXFER.E5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FSFILE" table:style-name="ta1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JFS Filespace %Used ubuntuServer</text:p>
          </table:table-cell>
          <table:table-cell office:value-type="string">
            <text:p>/</text:p>
          </table:table-cell>
          <table:table-cell office:value-type="string">
            <text:p>/dev</text:p>
          </table:table-cell>
          <table:table-cell office:value-type="string">
            <text:p>/dev/shm</text:p>
          </table:table-cell>
          <table:table-cell office:value-type="string">
            <text:p>/var/run</text:p>
          </table:table-cell>
          <table:table-cell office:value-type="string">
            <text:p>/var/lock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40H22M16S">
            <text:p>12:22:16</text:p>
          </table:table-cell>
          <table:table-cell office:value-type="float" office:value="38.2">
            <text:p>38.2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40H22M46S">
            <text:p>12:22:46</text:p>
          </table:table-cell>
          <table:table-cell office:value-type="float" office:value="38.2">
            <text:p>38.2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40H23M16S">
            <text:p>12:23:16</text:p>
          </table:table-cell>
          <table:table-cell office:value-type="float" office:value="38.2">
            <text:p>38.2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40H23M46S">
            <text:p>12:23:46</text:p>
          </table:table-cell>
          <table:table-cell office:value-type="float" office:value="38.2">
            <text:p>38.2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38.2">
            <text:p>38.2</text:p>
            <draw:frame table:end-cell-address="JFSFILE.U33" table:end-x="0.474in" table:end-y="0.0035in" draw:z-index="0" draw:name="Chart 1" draw:style-name="gr1" svg:width="14.0496in" svg:height="5.0539in" svg:x="0.0299in" svg:y="0.0043in">
              <draw:object draw:notify-on-update-of-ranges="JFSFILE.B1:JFSFILE.F1 JFSFILE.A7:JFSFILE.A7 JFSFILE.B7:JFSFILE.F7 JFSFILE.A8:JFSFILE.A8 JFSFILE.B8:JFSFILE.F8 JFSFILE.A9:JFSFILE.A9 JFSFILE.B9:JFSFILE.F9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style-name="ce11" table:formula="of:=AVERAGE([.C2:.C5])" office:value-type="float" office:value="0">
            <text:p>0.0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0">
            <text:p>0.0</text:p>
          </table:table-cell>
          <table:table-cell table:style-name="ce11" table:formula="of:=AVERAGE([.F2:.F5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0">
            <text:p>0.0</text:p>
          </table:table-cell>
          <table:table-cell table:style-name="ce11" table:formula="of:=IF([.C7]=0;0;MAX(SUMPRODUCT([.C2:.C5];[.C2:.C5])/SUM([.C2:.C5])-[.C7];0))" office:value-type="float" office:value="0">
            <text:p>0.0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0">
            <text:p>0.0</text:p>
          </table:table-cell>
          <table:table-cell table:style-name="ce11" table:formula="of:=IF([.F7]=0;0;MAX(SUMPRODUCT([.F2:.F5];[.F2:.F5])/SUM([.F2:.F5])-[.F7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0">
            <text:p>0.0</text:p>
          </table:table-cell>
          <table:table-cell table:style-name="ce11" table:formula="of:=ABS(MAX([.C2:.C5])-[.C7]-[.C8])" office:value-type="float" office:value="0">
            <text:p>0.0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0">
            <text:p>0.0</text:p>
          </table:table-cell>
          <table:table-cell table:style-name="ce11" table:formula="of:=ABS(MAX([.F2:.F5])-[.F7]-[.F8])" office:value-type="float" office:value="0">
            <text:p>0.0</text:p>
          </table:table-cell>
          <table:table-cell table:number-columns-repeated="1018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M" table:style-name="ta14" table:print="false">
        <table:table-column table:style-name="co1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1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4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number-columns-repeated="2" table:default-cell-style-name="Excel_20_Built-in_20_Normal"/>
        <table:table-column table:style-name="co21" table:default-cell-style-name="Excel_20_Built-in_20_Normal"/>
        <table:table-column table:style-name="co1" table:number-columns-repeated="1009" table:default-cell-style-name="Excel_20_Built-in_20_Normal"/>
        <table:table-row table:style-name="ro1">
          <table:table-cell office:value-type="string">
            <text:p>Memory MB JMeter_Test_20_Threads</text:p>
          </table:table-cell>
          <table:table-cell office:value-type="string">
            <text:p>memtotal</text:p>
          </table:table-cell>
          <table:table-cell office:value-type="string">
            <text:p>hightotal</text:p>
          </table:table-cell>
          <table:table-cell office:value-type="string">
            <text:p>lowtotal</text:p>
          </table:table-cell>
          <table:table-cell office:value-type="string">
            <text:p>swaptotal</text:p>
          </table:table-cell>
          <table:table-cell office:value-type="string">
            <text:p>memfree</text:p>
          </table:table-cell>
          <table:table-cell office:value-type="string">
            <text:p>highfree</text:p>
          </table:table-cell>
          <table:table-cell office:value-type="string">
            <text:p>lowfree</text:p>
          </table:table-cell>
          <table:table-cell office:value-type="string">
            <text:p>swapfree</text:p>
          </table:table-cell>
          <table:table-cell office:value-type="string">
            <text:p>memshared</text:p>
          </table:table-cell>
          <table:table-cell office:value-type="string">
            <text:p>cached</text:p>
          </table:table-cell>
          <table:table-cell office:value-type="string">
            <text:p>active</text:p>
          </table:table-cell>
          <table:table-cell office:value-type="string">
            <text:p>bigfree</text:p>
          </table:table-cell>
          <table:table-cell office:value-type="string">
            <text:p>buffers</text:p>
          </table:table-cell>
          <table:table-cell office:value-type="string">
            <text:p>swapcached</text:p>
          </table:table-cell>
          <table:table-cell office:value-type="string">
            <text:p>inactive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0940H22M16S">
            <text:p>12:22:16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319">
            <text:p>319</text:p>
          </table:table-cell>
          <table:table-cell office:value-type="float" office:value="7.4">
            <text:p>7.4</text:p>
          </table:table-cell>
          <table:table-cell office:value-type="float" office:value="311.6">
            <text:p>311.6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732.8">
            <text:p>732.8</text:p>
          </table:table-cell>
          <table:table-cell office:value-type="float" office:value="1425.8">
            <text:p>1425.8</text:p>
          </table:table-cell>
          <table:table-cell office:value-type="float" office:value="-1">
            <text:p>-1</text:p>
          </table:table-cell>
          <table:table-cell office:value-type="float" office:value="173.5">
            <text:p>173.5</text:p>
          </table:table-cell>
          <table:table-cell office:value-type="float" office:value="0">
            <text:p>0</text:p>
          </table:table-cell>
          <table:table-cell office:value-type="float" office:value="208.7">
            <text:p>208.7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0940H22M46S">
            <text:p>12:22:46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319">
            <text:p>319</text:p>
          </table:table-cell>
          <table:table-cell office:value-type="float" office:value="7.4">
            <text:p>7.4</text:p>
          </table:table-cell>
          <table:table-cell office:value-type="float" office:value="311.6">
            <text:p>311.6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732.9">
            <text:p>732.9</text:p>
          </table:table-cell>
          <table:table-cell office:value-type="float" office:value="1425.6">
            <text:p>1425.6</text:p>
          </table:table-cell>
          <table:table-cell office:value-type="float" office:value="-1">
            <text:p>-1</text:p>
          </table:table-cell>
          <table:table-cell office:value-type="float" office:value="173.5">
            <text:p>173.5</text:p>
          </table:table-cell>
          <table:table-cell office:value-type="float" office:value="0">
            <text:p>0</text:p>
          </table:table-cell>
          <table:table-cell office:value-type="float" office:value="208.7">
            <text:p>208.7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0940H23M16S">
            <text:p>12:23:16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317.4">
            <text:p>317.4</text:p>
          </table:table-cell>
          <table:table-cell office:value-type="float" office:value="6.9">
            <text:p>6.9</text:p>
          </table:table-cell>
          <table:table-cell office:value-type="float" office:value="310.4">
            <text:p>310.4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732.9">
            <text:p>732.9</text:p>
          </table:table-cell>
          <table:table-cell office:value-type="float" office:value="1426.7">
            <text:p>1426.7</text:p>
          </table:table-cell>
          <table:table-cell office:value-type="float" office:value="-1">
            <text:p>-1</text:p>
          </table:table-cell>
          <table:table-cell office:value-type="float" office:value="173.5">
            <text:p>173.5</text:p>
          </table:table-cell>
          <table:table-cell office:value-type="float" office:value="0">
            <text:p>0</text:p>
          </table:table-cell>
          <table:table-cell office:value-type="float" office:value="208.4">
            <text:p>208.4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0940H23M46S">
            <text:p>12:23:46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317.4">
            <text:p>317.4</text:p>
          </table:table-cell>
          <table:table-cell office:value-type="float" office:value="6.9">
            <text:p>6.9</text:p>
          </table:table-cell>
          <table:table-cell office:value-type="float" office:value="310.4">
            <text:p>310.4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732.9">
            <text:p>732.9</text:p>
          </table:table-cell>
          <table:table-cell office:value-type="float" office:value="1426.7">
            <text:p>1426.7</text:p>
          </table:table-cell>
          <table:table-cell office:value-type="float" office:value="-1">
            <text:p>-1</text:p>
          </table:table-cell>
          <table:table-cell office:value-type="float" office:value="173.5">
            <text:p>173.5</text:p>
          </table:table-cell>
          <table:table-cell office:value-type="float" office:value="0">
            <text:p>0</text:p>
          </table:table-cell>
          <table:table-cell office:value-type="float" office:value="208.4">
            <text:p>208.4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MEM.V33" table:end-x="0.1303in" table:end-y="0.0035in" draw:z-index="0" draw:name="Chart 1" draw:style-name="gr1" svg:width="13.9429in" svg:height="5.0539in" svg:x="0.0299in" svg:y="0.0043in">
              <draw:object draw:notify-on-update-of-ranges="MEM.A2:MEM.A5 MEM.F1:MEM.F1 MEM.F2:MEM.F5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MEM.V59" table:end-x="0.1303in" table:end-y="0.0165in" draw:z-index="1" draw:name="Chart 2" draw:style-name="gr1" svg:width="13.9429in" svg:height="5.0524in" svg:x="0.0299in" svg:y="0.0189in">
              <draw:object draw:notify-on-update-of-ranges="MEM.A2:MEM.A5 MEM.B1:MEM.B1 MEM.B2:MEM.B5"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" table:style-name="ta1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I/O JMeter_Test_20_Threads (KB/s)</text:p>
          </table:table-cell>
          <table:table-cell office:value-type="string">
            <text:p>lo-read</text:p>
          </table:table-cell>
          <table:table-cell office:value-type="string">
            <text:p>eth0-read</text:p>
          </table:table-cell>
          <table:table-cell office:value-type="string">
            <text:p>lo-write</text:p>
          </table:table-cell>
          <table:table-cell office:value-type="string">
            <text:p>eth0-write</text:p>
          </table:table-cell>
          <table:table-cell office:value-type="string">
            <text:p>lo-total</text:p>
          </table:table-cell>
          <table:table-cell office:value-type="string">
            <text:p>eth0-total</text:p>
          </table:table-cell>
          <table:table-cell office:value-type="string">
            <text:p>Total-Read</text:p>
          </table:table-cell>
          <table:table-cell office:value-type="string">
            <text:p>Total-Write (-ve)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0940H22M16S">
            <text:p>12:22:16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1.4">
            <text:p>1.4</text:p>
          </table:table-cell>
          <table:table-cell office:value-type="float" office:value="1.2">
            <text:p>1.2</text:p>
          </table:table-cell>
          <table:table-cell office:value-type="float" office:value="-0.2">
            <text:p>-0.2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0940H22M46S">
            <text:p>12:22:46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1.2">
            <text:p>1.2</text:p>
          </table:table-cell>
          <table:table-cell office:value-type="float" office:value="-0.3">
            <text:p>-0.3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0940H23M16S">
            <text:p>12:23:16</text:p>
          </table:table-cell>
          <table:table-cell office:value-type="float" office:value="0">
            <text:p>0</text:p>
          </table:table-cell>
          <table:table-cell office:value-type="float" office:value="8.6">
            <text:p>8.6</text:p>
          </table:table-cell>
          <table:table-cell office:value-type="float" office:value="0">
            <text:p>0</text:p>
          </table:table-cell>
          <table:table-cell office:value-type="float" office:value="98.8">
            <text:p>98.8</text:p>
          </table:table-cell>
          <table:table-cell office:value-type="float" office:value="0">
            <text:p>0</text:p>
          </table:table-cell>
          <table:table-cell office:value-type="float" office:value="107.4">
            <text:p>107.4</text:p>
          </table:table-cell>
          <table:table-cell office:value-type="float" office:value="8.6">
            <text:p>8.6</text:p>
          </table:table-cell>
          <table:table-cell office:value-type="float" office:value="-98.8">
            <text:p>-98.8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0940H23M46S">
            <text:p>12:23:46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office:value-type="float" office:value="2.6">
            <text:p>2.6</text:p>
          </table:table-cell>
          <table:table-cell office:value-type="float" office:value="0">
            <text:p>0</text:p>
          </table:table-cell>
          <table:table-cell office:value-type="float" office:value="3.8">
            <text:p>3.8</text:p>
          </table:table-cell>
          <table:table-cell office:value-type="float" office:value="1.2">
            <text:p>1.2</text:p>
          </table:table-cell>
          <table:table-cell office:value-type="float" office:value="-2.6">
            <text:p>-2.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0">
            <text:p>0.0</text:p>
            <draw:frame table:end-cell-address="NET.U33" table:end-x="0.474in" table:end-y="0.0035in" draw:z-index="0" draw:name="Chart 1" draw:style-name="gr1" svg:width="14.0496in" svg:height="5.0539in" svg:x="0.0299in" svg:y="0.0043in">
              <draw:object draw:notify-on-update-of-ranges="NET.A2:NET.A5 NET.I1:NET.I1 NET.I2:NET.I5 NET.H1:NET.H1 NET.H2:NET.H5"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style-name="ce11" table:formula="of:=AVERAGE([.C2:.C5])" office:value-type="float" office:value="3.05">
            <text:p>3.1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25.475">
            <text:p>25.5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0">
            <text:p>0.0</text:p>
          </table:table-cell>
          <table:table-cell table:style-name="ce11" table:formula="of:=IF([.C7]=0;0;MAX(SUMPRODUCT([.C2:.C5];[.C2:.C5])/SUM([.C2:.C5])-[.C7];0))" office:value-type="float" office:value="3.36639344262295">
            <text:p>3.4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70.386923454367">
            <text:p>70.4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0">
            <text:p>0.0</text:p>
          </table:table-cell>
          <table:table-cell table:style-name="ce11" table:formula="of:=ABS(MAX([.C2:.C5])-[.C7]-[.C8])" office:value-type="float" office:value="2.18360655737705">
            <text:p>2.2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2.93807654563298">
            <text:p>2.9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.U59" table:end-x="0.474in" table:end-y="0.0165in" draw:z-index="1" draw:name="Chart 2" draw:style-name="gr1" svg:width="14.0496in" svg:height="5.0524in" svg:x="0.0299in" svg:y="0.0189in">
              <draw:object draw:notify-on-update-of-ranges="NET.B1:NET.E1 NET.A7:NET.A7 NET.B7:NET.E7 NET.A8:NET.A8 NET.B8:NET.E8 NET.A9:NET.A9 NET.B9:NET.E9"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NET.U85" table:end-x="0.474in" table:end-y="0.0307in" draw:z-index="2" draw:name="Chart 3" draw:style-name="gr1" svg:width="14.0496in" svg:height="5.0535in" svg:x="0.0299in" svg:y="0.0319in">
              <draw:object draw:notify-on-update-of-ranges="NET.A2:NET.A5 NET.B1:NET.B1 NET.B2:NET.B5 NET.C1:NET.C1 NET.C2:NET.C5 NET.D1:NET.D1 NET.D2:NET.D5 NET.E1:NET.E1 NET.E2:NET.E5"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PACKET" table:style-name="ta1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Packets JMeter_Test_20_Threads</text:p>
          </table:table-cell>
          <table:table-cell office:value-type="string">
            <text:p>lo-read/s</text:p>
          </table:table-cell>
          <table:table-cell office:value-type="string">
            <text:p>eth0-read/s</text:p>
          </table:table-cell>
          <table:table-cell office:value-type="string">
            <text:p>lo-write/s</text:p>
          </table:table-cell>
          <table:table-cell office:value-type="string">
            <text:p>eth0-write/s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0940H22M16S">
            <text:p>12:22: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0940H22M46S">
            <text:p>12:22:46</text:p>
          </table:table-cell>
          <table:table-cell office:value-type="float" office:value="0">
            <text:p>0</text:p>
          </table:table-cell>
          <table:table-cell office:value-type="float" office:value="15.7">
            <text:p>15.7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0940H23M16S">
            <text:p>12:23:16</text:p>
          </table:table-cell>
          <table:table-cell office:value-type="float" office:value="0">
            <text:p>0</text:p>
          </table:table-cell>
          <table:table-cell office:value-type="float" office:value="64.5">
            <text:p>64.5</text:p>
          </table:table-cell>
          <table:table-cell office:value-type="float" office:value="0">
            <text:p>0</text:p>
          </table:table-cell>
          <table:table-cell office:value-type="float" office:value="91.5">
            <text:p>91.5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0940H23M46S">
            <text:p>12:23:4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3.7">
            <text:p>3.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0">
            <text:p>0.0</text:p>
            <draw:frame table:end-cell-address="NETPACKET.U33" table:end-x="0.474in" table:end-y="0.0035in" draw:z-index="0" draw:name="Chart 1" draw:style-name="gr1" svg:width="14.0496in" svg:height="5.0539in" svg:x="0.0299in" svg:y="0.0043in">
              <draw:object draw:notify-on-update-of-ranges="NETPACKET.B1:NETPACKET.E1 NETPACKET.A7:NETPACKET.A7 NETPACKET.B7:NETPACKET.E7 NETPACKET.A8:NETPACKET.A8 NETPACKET.B8:NETPACKET.E8 NETPACKET.A9:NETPACKET.A9 NETPACKET.B9:NETPACKET.E9"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 table:style-name="ce11" table:formula="of:=AVERAGE([.C2:.C5])" office:value-type="float" office:value="29.05">
            <text:p>29.1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24.25">
            <text:p>24.3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0">
            <text:p>0.0</text:p>
          </table:table-cell>
          <table:table-cell table:style-name="ce11" table:formula="of:=IF([.C7]=0;0;MAX(SUMPRODUCT([.C2:.C5];[.C2:.C5])/SUM([.C2:.C5])-[.C7];0))" office:value-type="float" office:value="14.5191910499139">
            <text:p>14.5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62.2196907216495">
            <text:p>62.2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0">
            <text:p>0.0</text:p>
          </table:table-cell>
          <table:table-cell table:style-name="ce11" table:formula="of:=ABS(MAX([.C2:.C5])-[.C7]-[.C8])" office:value-type="float" office:value="20.9308089500861">
            <text:p>20.9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5.03030927835052">
            <text:p>5.0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PACKET.U59" table:end-x="0.474in" table:end-y="0.0165in" draw:z-index="1" draw:name="Chart 2" draw:style-name="gr1" svg:width="14.0496in" svg:height="5.0524in" svg:x="0.0299in" svg:y="0.0189in">
              <draw:object draw:notify-on-update-of-ranges="NETPACKET.A2:NETPACKET.A5 NETPACKET.B1:NETPACKET.B1 NETPACKET.B2:NETPACKET.B5 NETPACKET.C1:NETPACKET.C1 NETPACKET.C2:NETPACKET.C5 NETPACKET.D1:NETPACKET.D1 NETPACKET.D2:NETPACKET.D5 NETPACKET.E1:NETPACKET.E1 NETPACKET.E2:NETPACKET.E5" xlink:href="./Object 24" xlink:type="simple" xlink:show="embed" xlink:actuate="onLoad"/>
              <draw:image xlink:href="./ObjectReplacements/Object 2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C" table:style-name="ta17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rocesses JMeter_Test_20_Threads</text:p>
          </table:table-cell>
          <table:table-cell office:value-type="string">
            <text:p>RunQueue</text:p>
          </table:table-cell>
          <table:table-cell office:value-type="string">
            <text:p>Swap-in</text:p>
          </table:table-cell>
          <table:table-cell office:value-type="string">
            <text:p>pswitch</text:p>
          </table:table-cell>
          <table:table-cell office:value-type="string">
            <text:p>syscall</text:p>
          </table:table-cell>
          <table:table-cell office:value-type="string">
            <text:p>read</text:p>
          </table:table-cell>
          <table:table-cell office:value-type="string">
            <text:p>write</text:p>
          </table:table-cell>
          <table:table-cell office:value-type="string">
            <text:p>fork</text:p>
          </table:table-cell>
          <table:table-cell office:value-type="string">
            <text:p>exec</text:p>
          </table:table-cell>
          <table:table-cell office:value-type="string">
            <text:p>sem</text:p>
          </table:table-cell>
          <table:table-cell office:value-type="string">
            <text:p>msg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0940H22M16S">
            <text:p>12:22:16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0940H22M46S">
            <text:p>12:22:46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09.1">
            <text:p>109.1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0940H23M16S">
            <text:p>12:23:16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91.2">
            <text:p>291.2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0940H23M46S">
            <text:p>12:23:46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08.5">
            <text:p>108.5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PROC.U33" table:end-x="0.474in" table:end-y="0.0035in" draw:z-index="0" draw:name="Chart 1" draw:style-name="gr1" svg:width="14.0496in" svg:height="5.0539in" svg:x="0.0299in" svg:y="0.0043in">
              <draw:object draw:notify-on-update-of-ranges="PROC.A2:PROC.A5 PROC.B1:PROC.B1 PROC.B2:PROC.B5 PROC.C1:PROC.C1 PROC.C2:PROC.C5"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59" table:end-x="0.474in" table:end-y="0.0165in" draw:z-index="1" draw:name="Chart 2" draw:style-name="gr1" svg:width="14.0496in" svg:height="5.0524in" svg:x="0.0299in" svg:y="0.0189in">
              <draw:object draw:notify-on-update-of-ranges="PROC.A2:PROC.A5 PROC.D2:PROC.D5 PROC.E2:PROC.E5" xlink:href="./Object 26" xlink:type="simple" xlink:show="embed" xlink:actuate="onLoad"/>
              <draw:image xlink:href="./ObjectReplacements/Object 2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85" table:end-x="0.474in" table:end-y="0.0307in" draw:z-index="2" draw:name="Chart 3" draw:style-name="gr1" svg:width="14.0496in" svg:height="5.0535in" svg:x="0.0299in" svg:y="0.0319in">
              <draw:object draw:notify-on-update-of-ranges="PROC.A2:PROC.A5 PROC.H2:PROC.H5 PROC.I2:PROC.I5" xlink:href="./Object 27" xlink:type="simple" xlink:show="embed" xlink:actuate="onLoad"/>
              <draw:image xlink:href="./ObjectReplacements/Object 27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M" table:style-name="ta18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aging and Virtual Memory</text:p>
          </table:table-cell>
          <table:table-cell office:value-type="string">
            <text:p>nr_dirty</text:p>
          </table:table-cell>
          <table:table-cell office:value-type="string">
            <text:p>nr_writeback</text:p>
          </table:table-cell>
          <table:table-cell office:value-type="string">
            <text:p>nr_unstable</text:p>
          </table:table-cell>
          <table:table-cell office:value-type="string">
            <text:p>nr_page_table_pages</text:p>
          </table:table-cell>
          <table:table-cell office:value-type="string">
            <text:p>nr_mapped</text:p>
          </table:table-cell>
          <table:table-cell office:value-type="string">
            <text:p>nr_slab</text:p>
          </table:table-cell>
          <table:table-cell office:value-type="string">
            <text:p>pgpgin</text:p>
          </table:table-cell>
          <table:table-cell office:value-type="string">
            <text:p>pgpgout</text:p>
          </table:table-cell>
          <table:table-cell office:value-type="string">
            <text:p>pswpin</text:p>
          </table:table-cell>
          <table:table-cell office:value-type="string">
            <text:p>pswpout</text:p>
          </table:table-cell>
          <table:table-cell office:value-type="string">
            <text:p>pgfree</text:p>
          </table:table-cell>
          <table:table-cell office:value-type="string">
            <text:p>pgactivate</text:p>
          </table:table-cell>
          <table:table-cell office:value-type="string">
            <text:p>pgdeactivate</text:p>
          </table:table-cell>
          <table:table-cell office:value-type="string">
            <text:p>pgfault</text:p>
          </table:table-cell>
          <table:table-cell office:value-type="string">
            <text:p>pgmajfault</text:p>
          </table:table-cell>
          <table:table-cell office:value-type="string">
            <text:p>pginodesteal</text:p>
          </table:table-cell>
          <table:table-cell office:value-type="string">
            <text:p>slabs_scanned</text:p>
          </table:table-cell>
          <table:table-cell office:value-type="string">
            <text:p>kswapd_steal</text:p>
          </table:table-cell>
          <table:table-cell office:value-type="string">
            <text:p>kswapd_inodesteal</text:p>
          </table:table-cell>
          <table:table-cell office:value-type="string">
            <text:p>pageoutrun</text:p>
          </table:table-cell>
          <table:table-cell office:value-type="string">
            <text:p>allocstall</text:p>
          </table:table-cell>
          <table:table-cell office:value-type="string">
            <text:p>pgrotated</text:p>
          </table:table-cell>
          <table:table-cell office:value-type="string">
            <text:p>pgalloc_high</text:p>
          </table:table-cell>
          <table:table-cell office:value-type="string">
            <text:p>pgalloc_normal</text:p>
          </table:table-cell>
          <table:table-cell office:value-type="string">
            <text:p>pgalloc_dma</text:p>
          </table:table-cell>
          <table:table-cell office:value-type="string">
            <text:p>pgrefill_high</text:p>
          </table:table-cell>
          <table:table-cell office:value-type="string">
            <text:p>pgrefill_normal</text:p>
          </table:table-cell>
          <table:table-cell office:value-type="string">
            <text:p>pgrefill_dma</text:p>
          </table:table-cell>
          <table:table-cell office:value-type="string">
            <text:p>pgsteal_high</text:p>
          </table:table-cell>
          <table:table-cell office:value-type="string">
            <text:p>pgsteal_normal</text:p>
          </table:table-cell>
          <table:table-cell office:value-type="string">
            <text:p>pgsteal_dma</text:p>
          </table:table-cell>
          <table:table-cell office:value-type="string">
            <text:p>pgscan_kswapd_high</text:p>
          </table:table-cell>
          <table:table-cell office:value-type="string">
            <text:p>pgscan_kswapd_normal</text:p>
          </table:table-cell>
          <table:table-cell office:value-type="string">
            <text:p>pgscan_kswapd_dma</text:p>
          </table:table-cell>
          <table:table-cell office:value-type="string">
            <text:p>pgscan_direct_high</text:p>
          </table:table-cell>
          <table:table-cell office:value-type="string">
            <text:p>pgscan_direct_normal</text:p>
          </table:table-cell>
          <table:table-cell office:value-type="string">
            <text:p>pgscan_direct_dma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0940H22M16S">
            <text:p>12:22:16</text:p>
          </table:table-cell>
          <table:table-cell table:number-columns-repeated="3" office:value-type="float" office:value="-1">
            <text:p>-1</text:p>
          </table:table-cell>
          <table:table-cell office:value-type="float" office:value="96">
            <text:p>96</text:p>
          </table:table-cell>
          <table:table-cell table:number-columns-repeated="13" office:value-type="float" office:value="-1">
            <text:p>-1</text:p>
          </table:table-cell>
          <table:table-cell office:value-type="float" office:value="8630">
            <text:p>8630</text:p>
          </table:table-cell>
          <table:table-cell office:value-type="float" office:value="-1">
            <text:p>-1</text:p>
          </table:table-cell>
          <table:table-cell office:value-type="float" office:value="3455">
            <text:p>3455</text:p>
          </table:table-cell>
          <table:table-cell office:value-type="float" office:value="602">
            <text:p>602</text:p>
          </table:table-cell>
          <table:table-cell office:value-type="float" office:value="-1">
            <text:p>-1</text:p>
          </table:table-cell>
          <table:table-cell office:value-type="float" office:value="232020">
            <text:p>232020</text:p>
          </table:table-cell>
          <table:table-cell table:number-columns-repeated="7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84">
            <text:p>84</text:p>
          </table:table-cell>
          <table:table-cell table:number-columns-repeated="2"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0940H22M46S">
            <text:p>12:22:46</text:p>
          </table:table-cell>
          <table:table-cell table:number-columns-repeated="3" office:value-type="float" office:value="-1">
            <text:p>-1</text:p>
          </table:table-cell>
          <table:table-cell office:value-type="float" office:value="96">
            <text:p>96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2">
            <text:p>10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9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-21">
            <text:p>-21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0940H23M16S">
            <text:p>12:23:16</text:p>
          </table:table-cell>
          <table:table-cell table:number-columns-repeated="3" office:value-type="float" office:value="-1">
            <text:p>-1</text:p>
          </table:table-cell>
          <table:table-cell office:value-type="float" office:value="15">
            <text:p>15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143">
            <text:p>143</text:p>
          </table:table-cell>
          <table:table-cell office:value-type="float" office:value="0">
            <text:p>0</text:p>
          </table:table-cell>
          <table:table-cell office:value-type="float" office:value="298">
            <text:p>298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2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float" office:value="-7">
            <text:p>-7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0940H23M46S">
            <text:p>12:23:46</text:p>
          </table:table-cell>
          <table:table-cell table:number-columns-repeated="3" office:value-type="float" office:value="-1">
            <text:p>-1</text:p>
          </table:table-cell>
          <table:table-cell office:value-type="float" office:value="13">
            <text:p>13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15" office:value-type="float" office:value="0">
            <text:p>0</text:p>
          </table:table-cell>
          <table:table-cell office:value-type="float" office:value="-6">
            <text:p>-6</text:p>
          </table:table-cell>
          <table:table-cell office:value-type="float" office:value="79">
            <text:p>79</text:p>
          </table:table-cell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VM.U33" table:end-x="0.474in" table:end-y="0.0035in" draw:z-index="0" draw:name="Chart 1" draw:style-name="gr1" svg:width="14.0496in" svg:height="5.0539in" svg:x="0.0299in" svg:y="0.0043in">
              <draw:object draw:notify-on-update-of-ranges="VM.A2:VM.A5 VM.H1:VM.H1 VM.H2:VM.H5 VM.I1:VM.I1 VM.I2:VM.I5" xlink:href="./Object 28" xlink:type="simple" xlink:show="embed" xlink:actuate="onLoad"/>
              <draw:image xlink:href="./ObjectReplacements/Object 2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VM.U59" table:end-x="0.474in" table:end-y="0.0165in" draw:z-index="1" draw:name="Chart 2" draw:style-name="gr1" svg:width="14.0496in" svg:height="5.0524in" svg:x="0.0299in" svg:y="0.0189in">
              <draw:object draw:notify-on-update-of-ranges="VM.A2:VM.A5 VM.J1:VM.J1 VM.J2:VM.J5 VM.K1:VM.K1 VM.K2:VM.K5" xlink:href="./Object 29" xlink:type="simple" xlink:show="embed" xlink:actuate="onLoad"/>
              <draw:image xlink:href="./ObjectReplacements/Object 2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ZZZ" table:style-name="ta19" table:print="false">
        <table:table-column table:style-name="co1" table:default-cell-style-name="Excel_20_Built-in_20_Normal"/>
        <table:table-column table:style-name="co8" table:default-cell-style-name="ce2"/>
        <table:table-column table:style-name="co22" table:default-cell-style-name="ce12"/>
        <table:table-column table:style-name="co1" table:number-columns-repeated="1021" table:default-cell-style-name="Excel_20_Built-in_20_Normal"/>
        <table:table-row table:style-name="ro1">
          <table:table-cell office:value-type="string">
            <text:p>T0001</text:p>
          </table:table-cell>
          <table:table-cell office:value-type="time" office:time-value="PT12H22M16S">
            <text:p>12:22:16</text:p>
          </table:table-cell>
          <table:table-cell office:value-type="date" office:date-value="2011-11-25">
            <text:p>25-Nov-11</text:p>
          </table:table-cell>
          <table:table-cell table:style-name="ce13" office:value-type="time" office:time-value="PT980940H22M16S">
            <text:p>12:22</text:p>
          </table:table-cell>
          <table:table-cell table:number-columns-repeated="1020"/>
        </table:table-row>
        <table:table-row table:style-name="ro1">
          <table:table-cell office:value-type="string">
            <text:p>T0002</text:p>
          </table:table-cell>
          <table:table-cell office:value-type="time" office:time-value="PT12H22M46S">
            <text:p>12:22:46</text:p>
          </table:table-cell>
          <table:table-cell office:value-type="date" office:date-value="2011-11-25">
            <text:p>25-Nov-11</text:p>
          </table:table-cell>
          <table:table-cell table:style-name="ce13" office:value-type="time" office:time-value="PT980940H22M46S">
            <text:p>12:22</text:p>
          </table:table-cell>
          <table:table-cell table:number-columns-repeated="1020"/>
        </table:table-row>
        <table:table-row table:style-name="ro1">
          <table:table-cell office:value-type="string">
            <text:p>T0003</text:p>
          </table:table-cell>
          <table:table-cell office:value-type="time" office:time-value="PT12H23M16S">
            <text:p>12:23:16</text:p>
          </table:table-cell>
          <table:table-cell office:value-type="date" office:date-value="2011-11-25">
            <text:p>25-Nov-11</text:p>
          </table:table-cell>
          <table:table-cell table:style-name="ce13" office:value-type="time" office:time-value="PT980940H23M16S">
            <text:p>12:23</text:p>
          </table:table-cell>
          <table:table-cell table:number-columns-repeated="1020"/>
        </table:table-row>
        <table:table-row table:style-name="ro1">
          <table:table-cell office:value-type="string">
            <text:p>T0004</text:p>
          </table:table-cell>
          <table:table-cell office:value-type="time" office:time-value="PT12H23M46S">
            <text:p>12:23:46</text:p>
          </table:table-cell>
          <table:table-cell office:value-type="date" office:date-value="2011-11-25">
            <text:p>25-Nov-11</text:p>
          </table:table-cell>
          <table:table-cell table:style-name="ce13" office:value-type="time" office:time-value="PT980940H23M46S">
            <text:p>12:23</text:p>
          </table:table-cell>
          <table:table-cell table:number-columns-repeated="1020"/>
        </table:table-row>
        <table:table-row table:style-name="ro1" table:number-rows-repeated="65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1" table:style-name="ta20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1 JMeter_Test_2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40H22M16S">
            <text:p>12:22:16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99.5">
            <text:p>99.5</text:p>
          </table:table-cell>
          <table:table-cell office:value-type="float" office:value="0.4">
            <text:p>0.4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40H22M46S">
            <text:p>12:22:46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99.9">
            <text:p>99.9</text:p>
          </table:table-cell>
          <table:table-cell office:value-type="float" office:value="0.1">
            <text:p>0.1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40H23M16S">
            <text:p>12:23:16</text:p>
          </table:table-cell>
          <table:table-cell office:value-type="float" office:value="1.8">
            <text:p>1.8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97.3">
            <text:p>97.3</text:p>
          </table:table-cell>
          <table:table-cell office:value-type="float" office:value="2.2">
            <text:p>2.2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40H23M46S">
            <text:p>12:23:46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99.9">
            <text:p>99.9</text:p>
          </table:table-cell>
          <table:table-cell office:value-type="float" office:value="0.1">
            <text:p>0.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0.575">
            <text:p>0.58</text:p>
            <draw:frame table:end-cell-address="CPU01.U33" table:end-x="0.474in" table:end-y="0.0035in" draw:z-index="0" draw:name="Chart 1" draw:style-name="gr1" svg:width="14.0496in" svg:height="5.0539in" svg:x="0.0299in" svg:y="0.0043in">
              <draw:object draw:notify-on-update-of-ranges="CPU01.A2:CPU01.A5 CPU01.B1:CPU01.B1 CPU01.B2:CPU01.B5 CPU01.C1:CPU01.C1 CPU01.C2:CPU01.C5 CPU01.D1:CPU01.D1 CPU01.D2:CPU01.D5" xlink:href="./Object 30" xlink:type="simple" xlink:show="embed" xlink:actuate="onLoad"/>
              <draw:image xlink:href="./ObjectReplacements/Object 30" xlink:type="simple" xlink:show="embed" xlink:actuate="onLoad"/>
            </draw:frame>
          </table:table-cell>
          <table:table-cell table:number-columns-repeated="2" office:value-type="float" office:value="0.125">
            <text:p>0.13</text:p>
          </table:table-cell>
          <table:table-cell office:value-type="float" office:value="99.15">
            <text:p>99.15</text:p>
          </table:table-cell>
          <table:table-cell office:value-type="float" office:value="0.7">
            <text:p>0.7</text:p>
          </table:table-cell>
          <table:table-cell table:number-columns-repeated="1018"/>
        </table:table-row>
        <table:table-row table:style-name="ro1" table:number-rows-repeated="65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2" table:style-name="ta21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2 JMeter_Test_2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40H22M16S">
            <text:p>12:22:16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99.4">
            <text:p>99.4</text:p>
          </table:table-cell>
          <table:table-cell office:value-type="float" office:value="0.6">
            <text:p>0.6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40H22M46S">
            <text:p>12:22:46</text:p>
          </table:table-cell>
          <table:table-cell table:number-columns-repeated="3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40H23M16S">
            <text:p>12:23:16</text:p>
          </table:table-cell>
          <table:table-cell office:value-type="float" office:value="1.7">
            <text:p>1.7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97.3">
            <text:p>97.3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40H23M46S">
            <text:p>12:23:46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99.9">
            <text:p>99.9</text:p>
          </table:table-cell>
          <table:table-cell office:value-type="float" office:value="0.1">
            <text:p>0.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0.525">
            <text:p>0.53</text:p>
            <draw:frame table:end-cell-address="CPU02.U33" table:end-x="0.474in" table:end-y="0.0035in" draw:z-index="0" draw:name="Chart 1" draw:style-name="gr1" svg:width="14.0496in" svg:height="5.0539in" svg:x="0.0299in" svg:y="0.0043in">
              <draw:object draw:notify-on-update-of-ranges="CPU02.A2:CPU02.A5 CPU02.B1:CPU02.B1 CPU02.B2:CPU02.B5 CPU02.C1:CPU02.C1 CPU02.C2:CPU02.C5 CPU02.D1:CPU02.D1 CPU02.D2:CPU02.D5" xlink:href="./Object 31" xlink:type="simple" xlink:show="embed" xlink:actuate="onLoad"/>
              <draw:image xlink:href="./ObjectReplacements/Object 31" xlink:type="simple" xlink:show="embed" xlink:actuate="onLoad"/>
            </draw:frame>
          </table:table-cell>
          <table:table-cell office:value-type="float" office:value="0.15">
            <text:p>0.15</text:p>
          </table:table-cell>
          <table:table-cell office:value-type="float" office:value="0.175">
            <text:p>0.18</text:p>
          </table:table-cell>
          <table:table-cell office:value-type="float" office:value="99.15">
            <text:p>99.15</text:p>
          </table:table-cell>
          <table:table-cell office:value-type="float" office:value="0.675">
            <text:p>0.68</text:p>
          </table:table-cell>
          <table:table-cell table:number-columns-repeated="1018"/>
        </table:table-row>
        <table:table-row table:style-name="ro1" table:number-rows-repeated="65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3" table:style-name="ta22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3 JMeter_Test_2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40H22M16S">
            <text:p>12:22:16</text:p>
          </table:table-cell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99.5">
            <text:p>99.5</text:p>
          </table:table-cell>
          <table:table-cell office:value-type="float" office:value="0.5">
            <text:p>0.5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40H22M46S">
            <text:p>12:22:46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40H23M16S">
            <text:p>12:23:16</text:p>
          </table:table-cell>
          <table:table-cell office:value-type="float" office:value="1.8">
            <text:p>1.8</text:p>
          </table:table-cell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96.6">
            <text:p>96.6</text:p>
          </table:table-cell>
          <table:table-cell office:value-type="float" office:value="2.6">
            <text:p>2.6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40H23M46S">
            <text:p>12:23:46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99.1">
            <text:p>99.1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0.75">
            <text:p>0.75</text:p>
            <draw:frame table:end-cell-address="CPU03.U33" table:end-x="0.474in" table:end-y="0.0035in" draw:z-index="0" draw:name="Chart 1" draw:style-name="gr1" svg:width="14.0496in" svg:height="5.0539in" svg:x="0.0299in" svg:y="0.0043in">
              <draw:object draw:notify-on-update-of-ranges="CPU03.A2:CPU03.A5 CPU03.B1:CPU03.B1 CPU03.B2:CPU03.B5 CPU03.C1:CPU03.C1 CPU03.C2:CPU03.C5 CPU03.D1:CPU03.D1 CPU03.D2:CPU03.D5" xlink:href="./Object 32" xlink:type="simple" xlink:show="embed" xlink:actuate="onLoad"/>
              <draw:image xlink:href="./ObjectReplacements/Object 32" xlink:type="simple" xlink:show="embed" xlink:actuate="onLoad"/>
            </draw:frame>
          </table:table-cell>
          <table:table-cell office:value-type="float" office:value="0.525">
            <text:p>0.53</text:p>
          </table:table-cell>
          <table:table-cell office:value-type="float" office:value="0.175">
            <text:p>0.18</text:p>
          </table:table-cell>
          <table:table-cell office:value-type="float" office:value="98.55">
            <text:p>98.55</text:p>
          </table:table-cell>
          <table:table-cell office:value-type="float" office:value="1.275">
            <text:p>1.28</text:p>
          </table:table-cell>
          <table:table-cell table:number-columns-repeated="1018"/>
        </table:table-row>
        <table:table-row table:style-name="ro1" table:number-rows-repeated="65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4" table:style-name="ta2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4 JMeter_Test_2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40H22M16S">
            <text:p>12:22:1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">
            <text:p>0.2</text:p>
          </table:table-cell>
          <table:table-cell office:value-type="float" office:value="99.3">
            <text:p>99.3</text:p>
          </table:table-cell>
          <table:table-cell office:value-type="float" office:value="0.5">
            <text:p>0.5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40H22M46S">
            <text:p>12:22:46</text:p>
          </table:table-cell>
          <table:table-cell table:number-columns-repeated="3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40H23M16S">
            <text:p>12:23:16</text:p>
          </table:table-cell>
          <table:table-cell office:value-type="float" office:value="2.1">
            <text:p>2.1</text:p>
          </table:table-cell>
          <table:table-cell office:value-type="float" office:value="0.6">
            <text:p>0.6</text:p>
          </table:table-cell>
          <table:table-cell office:value-type="float" office:value="4.1">
            <text:p>4.1</text:p>
          </table:table-cell>
          <table:table-cell office:value-type="float" office:value="93.2">
            <text:p>93.2</text:p>
          </table:table-cell>
          <table:table-cell office:value-type="float" office:value="2.7">
            <text:p>2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40H23M46S">
            <text:p>12:23:46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99.8">
            <text:p>99.8</text:p>
          </table:table-cell>
          <table:table-cell office:value-type="float" office:value="0.2">
            <text:p>0.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0.65">
            <text:p>0.65</text:p>
            <draw:frame table:end-cell-address="CPU04.U33" table:end-x="0.474in" table:end-y="0.0035in" draw:z-index="0" draw:name="Chart 1" draw:style-name="gr1" svg:width="14.0496in" svg:height="5.0539in" svg:x="0.0299in" svg:y="0.0043in">
              <draw:object draw:notify-on-update-of-ranges="CPU04.A2:CPU04.A5 CPU04.B1:CPU04.B1 CPU04.B2:CPU04.B5 CPU04.C1:CPU04.C1 CPU04.C2:CPU04.C5 CPU04.D1:CPU04.D1 CPU04.D2:CPU04.D5" xlink:href="./Object 33" xlink:type="simple" xlink:show="embed" xlink:actuate="onLoad"/>
              <draw:image xlink:href="./ObjectReplacements/Object 33" xlink:type="simple" xlink:show="embed" xlink:actuate="onLoad"/>
            </draw:frame>
          </table:table-cell>
          <table:table-cell office:value-type="float" office:value="0.2">
            <text:p>0.2</text:p>
          </table:table-cell>
          <table:table-cell office:value-type="float" office:value="1.075">
            <text:p>1.08</text:p>
          </table:table-cell>
          <table:table-cell office:value-type="float" office:value="98.075">
            <text:p>98.08</text:p>
          </table:table-cell>
          <table:table-cell office:value-type="float" office:value="0.85">
            <text:p>0.85</text:p>
          </table:table-cell>
          <table:table-cell table:number-columns-repeated="1018"/>
        </table:table-row>
        <table:table-row table:style-name="ro1" table:number-rows-repeated="65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ommand" table:base-cell-address="$SYS_SUMM.$A$1" table:cell-range-address="$AAA.$B$1"/>
        <table:named-range table:name="cpus" table:base-cell-address="$SYS_SUMM.$A$1" table:cell-range-address="$AAA.$B$2"/>
        <table:named-range table:name="date" table:base-cell-address="$SYS_SUMM.$A$1" table:cell-range-address="$AAA.$B$3"/>
        <table:named-range table:name="disks" table:base-cell-address="$SYS_SUMM.$A$1" table:cell-range-address="$AAA.$B$4"/>
        <table:named-range table:name="disks_per_line" table:base-cell-address="$SYS_SUMM.$A$1" table:cell-range-address="$AAA.$B$5"/>
        <table:named-range table:name="host" table:base-cell-address="$SYS_SUMM.$A$1" table:cell-range-address="$AAA.$B$6"/>
        <table:named-range table:name="interval" table:base-cell-address="$SYS_SUMM.$A$1" table:cell-range-address="$AAA.$B$7"/>
        <table:named-range table:name="max_disks" table:base-cell-address="$SYS_SUMM.$A$1" table:cell-range-address="$AAA.$B$8"/>
        <table:named-range table:name="OS" table:base-cell-address="$SYS_SUMM.$A$1" table:cell-range-address="$AAA.$B$9"/>
        <table:named-range table:name="proc_stat_variables" table:base-cell-address="$SYS_SUMM.$A$1" table:cell-range-address="$AAA.$B$10"/>
        <table:named-range table:name="progname" table:base-cell-address="$SYS_SUMM.$A$1" table:cell-range-address="$AAA.$B$11"/>
        <table:named-range table:name="runname" table:base-cell-address="$SYS_SUMM.$A$1" table:cell-range-address="$AAA.$B$12"/>
        <table:named-range table:name="snapshots" table:base-cell-address="$SYS_SUMM.$A$1" table:cell-range-address="$AAA.$B$13"/>
        <table:named-range table:name="user" table:base-cell-address="$SYS_SUMM.$A$1" table:cell-range-address="$AAA.$B$15"/>
        <table:named-range table:name="version" table:base-cell-address="$SYS_SUMM.$A$1" table:cell-range-address="$AAA.$B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1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1" number:min-integer-digits="1" number:grouping="true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5">11/25/2011</text:date>, <text:time>15:25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YS_5f_SUMM" style:display-name="PageStyle_SYS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AA" style:display-name="PageStyle_AA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rayLines" style:display-name="PageStyle_StrayLi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BBP" style:display-name="PageStyle_BBB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ALL" style:display-name="PageStyle_CPU_A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SUMM" style:display-name="PageStyle_CPU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_5f_SUMM" style:display-name="PageStyle_DISK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SIZE" style:display-name="PageStyle_DISKBSIZ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USY" style:display-name="PageStyle_DISKBUS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READ" style:display-name="PageStyle_DISKREA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WRITE" style:display-name="PageStyle_DISKWRI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XFER" style:display-name="PageStyle_DISKXF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FSFILE" style:display-name="PageStyle_JFSFI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M" style:display-name="PageStyle_M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" style:display-name="PageStyle_N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PACKET" style:display-name="PageStyle_NETPACK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C" style:display-name="PageStyle_PRO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M" style:display-name="PageStyle_V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ZZZ" style:display-name="PageStyle_ZZZ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1" style:display-name="PageStyle_CPU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2" style:display-name="PageStyle_CPU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3" style:display-name="PageStyle_CPU0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4" style:display-name="PageStyle_CPU0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23" meta:cell-count="1612" meta:object-count="33"/>
    <meta:generator>OpenOffice.org/3.2$Win32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minimum="0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17">
      <style:chart-properties chart:symbol-type="none"/>
      <style:graphic-properties svg:stroke-width="0.071cm" svg:stroke-color="#000080" draw:fill-color="#000080"/>
      <style:text-properties fo:font-size="6pt" style:font-size-asian="6pt" style:font-size-complex="6pt"/>
    </style:style>
    <style:style style:name="ch11" style:family="chart" style:data-style-name="N5000">
      <style:chart-properties chart:symbol-type="none"/>
      <style:graphic-properties svg:stroke-width="0.071cm" svg:stroke-color="#ff00ff" draw:fill-color="#ff00ff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738cm" svg:height="12.834cm" xlink:href=".." chart:class="chart:line" chart:style-name="ch1">
        <chart:title svg:x="12.035cm" svg:y="0.256cm" chart:style-name="ch2">
          <text:p>System Summary ubuntuServer  11/25/2011</text:p>
        </chart:title>
        <chart:legend chart:legend-position="end" svg:x="32.81cm" svg:y="5.832cm" chart:style-name="ch3"/>
        <chart:plot-area chart:style-name="ch4" table:cell-range-address="CPU_ALL.A2:CPU_ALL.A5 CPU_ALL.F1:CPU_ALL.F5 DISK_SUMM.D2:DISK_SUMM.D5" chart:data-source-has-labels="column" svg:x="1.227cm" svg:y="1.281cm" svg:width="30.357cm" svg:height="11.041cm">
          <chart:axis chart:dimension="x" chart:name="primary-x" chart:style-name="ch5">
            <chart:categories table:cell-range-address="CPU_ALL.A2:CPU_ALL.A5"/>
          </chart:axis>
          <chart:axis chart:dimension="y" chart:name="primary-y" chart:style-name="ch6">
            <chart:title svg:x="0.715cm" svg:y="6.603cm" chart:style-name="ch7">
              <text:p>usr%+sys%</text:p>
            </chart:title>
          </chart:axis>
          <chart:axis chart:dimension="y" chart:name="secondary-y" chart:style-name="ch8">
            <chart:title svg:x="30.72cm" svg:y="6.603cm" chart:style-name="ch9">
              <text:p>Disk xfers</text:p>
            </chart:title>
          </chart:axis>
          <chart:series chart:attached-axis="primary-y" chart:style-name="ch10" chart:values-cell-range-address="CPU_ALL.F2:CPU_ALL.F5" chart:label-cell-address="CPU_ALL.F1:CPU_ALL.F1" chart:class="chart:line">
            <chart:data-point chart:repeated="4"/>
          </chart:series>
          <chart:series chart:attached-axis="secondary-y" chart:style-name="ch11" chart:values-cell-range-address="DISK_SUMM.D2:DISK_SUMM.D5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F1:CPU_ALL.F1">CPU%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5">12:22:16</text:p>
              </table:table-cell>
              <table:table-cell office:value-type="float" office:value="2.3">
                <text:p text:id="CPU_ALL.F2:CPU_ALL.F5">2.3</text:p>
              </table:table-cell>
              <table:table-cell office:value-type="float" office:value="0">
                <text:p text:id="DISK_SUMM.D2:DISK_SUMM.D5">0</text:p>
              </table:table-cell>
            </table:table-row>
            <table:table-row>
              <table:table-cell office:value-type="string">
                <text:p>12:22:46</text:p>
              </table:table-cell>
              <table:table-cell office:value-type="float" office:value="0.2">
                <text:p>0.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2:23:16</text:p>
              </table:table-cell>
              <table:table-cell office:value-type="float" office:value="2.3">
                <text:p>2.3</text:p>
              </table:table-cell>
              <table:table-cell office:value-type="float" office:value="39.6">
                <text:p>39.6</text:p>
              </table:table-cell>
            </table:table-row>
            <table:table-row>
              <table:table-cell office:value-type="string">
                <text:p>12:23:46</text:p>
              </table:table-cell>
              <table:table-cell office:value-type="float" office:value="0.3">
                <text:p>0.3</text:p>
              </table:table-cell>
              <table:table-cell office:value-type="float" office:value="1.2">
                <text:p>1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4cm" xlink:href=".." chart:class="chart:line" chart:style-name="ch1">
        <chart:title svg:x="11.248cm" svg:y="0.256cm" chart:style-name="ch2">
          <text:p>Disk %Busy JMeter_Test_20_Threads  11/25/2011</text:p>
        </chart:title>
        <chart:legend chart:legend-position="end" svg:x="33.409cm" svg:y="5.364cm" chart:style-name="ch3"/>
        <chart:plot-area chart:style-name="ch4" table:cell-range-address="DISKBUSY.A1:DISKBUSY.E5" chart:data-source-has-labels="both" svg:x="0.712cm" svg:y="1.281cm" svg:width="31.986cm" svg:height="11.041cm">
          <chart:axis chart:dimension="x" chart:name="primary-x" chart:style-name="ch5">
            <chart:categories table:cell-range-address="DISKBUSY.A2:DISKBUSY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2:DISKBUSY.B5" chart:label-cell-address="DISKBUSY.B1:DISKBUSY.B1" chart:class="chart:line">
            <chart:data-point chart:repeated="4"/>
          </chart:series>
          <chart:series chart:style-name="ch9" chart:values-cell-range-address="DISKBUSY.C2:DISKBUSY.C5" chart:label-cell-address="DISKBUSY.C1:DISKBUSY.C1" chart:class="chart:line">
            <chart:data-point chart:repeated="4"/>
          </chart:series>
          <chart:series chart:style-name="ch10" chart:values-cell-range-address="DISKBUSY.D2:DISKBUSY.D5" chart:label-cell-address="DISKBUSY.D1:DISKBUSY.D1" chart:class="chart:line">
            <chart:data-point chart:repeated="4"/>
          </chart:series>
          <chart:series chart:style-name="ch11" chart:values-cell-range-address="DISKBUSY.E2:DISKBUSY.E5" chart:label-cell-address="DISKBUSY.E1:DISKBUSY.E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B1">sda</text:p>
              </table:table-cell>
              <table:table-cell office:value-type="string">
                <text:p text:id="DISKBUSY.C1:DISKBUSY.C1">sda1</text:p>
              </table:table-cell>
              <table:table-cell office:value-type="string">
                <text:p text:id="DISKBUSY.D1:DISKBUSY.D1">sda2</text:p>
              </table:table-cell>
              <table:table-cell office:value-type="string">
                <text:p text:id="DISKBUSY.E1:DISKBUSY.E1">sda5</text:p>
              </table:table-cell>
            </table:table-row>
          </table:table-header-rows>
          <table:table-rows>
            <table:table-row>
              <table:table-cell office:value-type="string">
                <text:p text:id="DISKBUSY.A2:DISKBUSY.A5">12:22:16</text:p>
              </table:table-cell>
              <table:table-cell office:value-type="float" office:value="0">
                <text:p text:id="DISKBUSY.B2:DISKBUSY.B5">0</text:p>
              </table:table-cell>
              <table:table-cell office:value-type="float" office:value="0">
                <text:p text:id="DISKBUSY.C2:DISKBUSY.C5">0</text:p>
              </table:table-cell>
              <table:table-cell office:value-type="float" office:value="0">
                <text:p text:id="DISKBUSY.D2:DISKBUSY.D5">0</text:p>
              </table:table-cell>
              <table:table-cell office:value-type="float" office:value="0">
                <text:p text:id="DISKBUSY.E2:DISKBUSY.E5">0</text:p>
              </table:table-cell>
            </table:table-row>
            <table:table-row>
              <table:table-cell office:value-type="string">
                <text:p>12:22:46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23:16</text:p>
              </table:table-cell>
              <table:table-cell office:value-type="float" office:value="6.8">
                <text:p>6.8</text:p>
              </table:table-cell>
              <table:table-cell office:value-type="float" office:value="6.8">
                <text:p>6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23:46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17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8cm" xlink:href=".." chart:class="chart:bar" chart:style-name="ch1">
        <chart:title svg:x="10.758cm" svg:y="0.256cm" chart:style-name="ch2">
          <text:p>Disk Read KB/s JMeter_Test_20_Threads  11/25/2011</text:p>
        </chart:title>
        <chart:legend chart:legend-position="end" svg:x="33.25cm" svg:y="5.6cm" chart:style-name="ch3"/>
        <chart:plot-area chart:style-name="ch4" table:cell-range-address="DISKREAD.B1:DISKREAD.E1 DISKREAD.B7:DISKREAD.E9" chart:data-source-has-labels="row" svg:x="0.712cm" svg:y="1.281cm" svg:width="31.827cm" svg:height="11.045cm">
          <chart:axis chart:dimension="x" chart:name="primary-x" chart:style-name="ch5">
            <chart:categories table:cell-range-address="DISKREAD.B1:DISKREAD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7:DISKREAD.E7" chart:class="chart:bar">
            <chart:data-point chart:repeated="4"/>
          </chart:series>
          <chart:series chart:style-name="ch9" chart:values-cell-range-address="DISKREAD.B8:DISKREAD.E8" chart:class="chart:bar">
            <chart:data-point chart:repeated="4"/>
          </chart:series>
          <chart:series chart:style-name="ch10" chart:values-cell-range-address="DISKREAD.B9:DISKREAD.E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0">
                <text:p text:id="DISKREAD.B7:DISKREAD.E7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0">
                <text:p text:id="DISKREAD.B8:DISKREAD.E8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0">
                <text:p text:id="DISKREAD.B9:DISKREAD.E9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4cm" xlink:href=".." chart:class="chart:line" chart:style-name="ch1">
        <chart:title svg:x="10.758cm" svg:y="0.256cm" chart:style-name="ch2">
          <text:p>Disk Read KB/s JMeter_Test_20_Threads  11/25/2011</text:p>
        </chart:title>
        <chart:legend chart:legend-position="end" svg:x="33.409cm" svg:y="5.364cm" chart:style-name="ch3"/>
        <chart:plot-area chart:style-name="ch4" table:cell-range-address="DISKREAD.A1:DISKREAD.E5" chart:data-source-has-labels="both" svg:x="0.712cm" svg:y="1.281cm" svg:width="31.986cm" svg:height="11.041cm">
          <chart:axis chart:dimension="x" chart:name="primary-x" chart:style-name="ch5">
            <chart:categories table:cell-range-address="DISKREAD.A2:DISKREAD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2:DISKREAD.B5" chart:label-cell-address="DISKREAD.B1:DISKREAD.B1" chart:class="chart:line">
            <chart:data-point chart:repeated="4"/>
          </chart:series>
          <chart:series chart:style-name="ch9" chart:values-cell-range-address="DISKREAD.C2:DISKREAD.C5" chart:label-cell-address="DISKREAD.C1:DISKREAD.C1" chart:class="chart:line">
            <chart:data-point chart:repeated="4"/>
          </chart:series>
          <chart:series chart:style-name="ch10" chart:values-cell-range-address="DISKREAD.D2:DISKREAD.D5" chart:label-cell-address="DISKREAD.D1:DISKREAD.D1" chart:class="chart:line">
            <chart:data-point chart:repeated="4"/>
          </chart:series>
          <chart:series chart:style-name="ch11" chart:values-cell-range-address="DISKREAD.E2:DISKREAD.E5" chart:label-cell-address="DISKREAD.E1:DISKREAD.E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B1">sda</text:p>
              </table:table-cell>
              <table:table-cell office:value-type="string">
                <text:p text:id="DISKREAD.C1:DISKREAD.C1">sda1</text:p>
              </table:table-cell>
              <table:table-cell office:value-type="string">
                <text:p text:id="DISKREAD.D1:DISKREAD.D1">sda2</text:p>
              </table:table-cell>
              <table:table-cell office:value-type="string">
                <text:p text:id="DISKREAD.E1:DISKREAD.E1">sda5</text:p>
              </table:table-cell>
            </table:table-row>
          </table:table-header-rows>
          <table:table-rows>
            <table:table-row>
              <table:table-cell office:value-type="string">
                <text:p text:id="DISKREAD.A2:DISKREAD.A5">12:22:16</text:p>
              </table:table-cell>
              <table:table-cell office:value-type="float" office:value="0">
                <text:p text:id="DISKREAD.B2:DISKREAD.B5">0</text:p>
              </table:table-cell>
              <table:table-cell office:value-type="float" office:value="0">
                <text:p text:id="DISKREAD.C2:DISKREAD.C5">0</text:p>
              </table:table-cell>
              <table:table-cell office:value-type="float" office:value="0">
                <text:p text:id="DISKREAD.D2:DISKREAD.D5">0</text:p>
              </table:table-cell>
              <table:table-cell office:value-type="float" office:value="0">
                <text:p text:id="DISKREAD.E2:DISKREAD.E5">0</text:p>
              </table:table-cell>
            </table:table-row>
            <table:table-row>
              <table:table-cell office:value-type="string">
                <text:p>12:22: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23: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23: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8cm" xlink:href=".." chart:class="chart:bar" chart:style-name="ch1">
        <chart:title svg:x="10.679cm" svg:y="0.256cm" chart:style-name="ch2">
          <text:p>Disk Write KB/s JMeter_Test_20_Threads  11/25/2011</text:p>
        </chart:title>
        <chart:legend chart:legend-position="end" svg:x="33.25cm" svg:y="5.6cm" chart:style-name="ch3"/>
        <chart:plot-area chart:style-name="ch4" table:cell-range-address="DISKWRITE.B1:DISKWRITE.E1 DISKWRITE.B7:DISKWRITE.E9" chart:data-source-has-labels="row" svg:x="0.712cm" svg:y="1.281cm" svg:width="31.827cm" svg:height="11.045cm">
          <chart:axis chart:dimension="x" chart:name="primary-x" chart:style-name="ch5">
            <chart:categories table:cell-range-address="DISKWRITE.B1:DISKWRITE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7:DISKWRITE.E7" chart:class="chart:bar">
            <chart:data-point chart:repeated="4"/>
          </chart:series>
          <chart:series chart:style-name="ch9" chart:values-cell-range-address="DISKWRITE.B8:DISKWRITE.E8" chart:class="chart:bar">
            <chart:data-point chart:repeated="4"/>
          </chart:series>
          <chart:series chart:style-name="ch10" chart:values-cell-range-address="DISKWRITE.B9:DISKWRITE.E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41.65">
                <text:p text:id="DISKWRITE.B7:DISKWRITE.E7">41.65</text:p>
              </table:table-cell>
              <table:table-cell office:value-type="float" office:value="41.65">
                <text:p>41.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110.46968787515">
                <text:p text:id="DISKWRITE.B8:DISKWRITE.E8">110.46968787515</text:p>
              </table:table-cell>
              <table:table-cell office:value-type="float" office:value="110.46968787515">
                <text:p>110.469687875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6.98031212484995">
                <text:p text:id="DISKWRITE.B9:DISKWRITE.E9">6.98031212484995</text:p>
              </table:table-cell>
              <table:table-cell office:value-type="float" office:value="6.98031212484995">
                <text:p>6.980312124849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4cm" xlink:href=".." chart:class="chart:line" chart:style-name="ch1">
        <chart:title svg:x="10.679cm" svg:y="0.256cm" chart:style-name="ch2">
          <text:p>Disk Write KB/s JMeter_Test_20_Threads  11/25/2011</text:p>
        </chart:title>
        <chart:legend chart:legend-position="end" svg:x="33.409cm" svg:y="5.364cm" chart:style-name="ch3"/>
        <chart:plot-area chart:style-name="ch4" table:cell-range-address="DISKWRITE.A1:DISKWRITE.E5" chart:data-source-has-labels="both" svg:x="0.712cm" svg:y="1.281cm" svg:width="31.986cm" svg:height="11.041cm">
          <chart:axis chart:dimension="x" chart:name="primary-x" chart:style-name="ch5">
            <chart:categories table:cell-range-address="DISKWRITE.A2:DISKWRITE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2:DISKWRITE.B5" chart:label-cell-address="DISKWRITE.B1:DISKWRITE.B1" chart:class="chart:line">
            <chart:data-point chart:repeated="4"/>
          </chart:series>
          <chart:series chart:style-name="ch9" chart:values-cell-range-address="DISKWRITE.C2:DISKWRITE.C5" chart:label-cell-address="DISKWRITE.C1:DISKWRITE.C1" chart:class="chart:line">
            <chart:data-point chart:repeated="4"/>
          </chart:series>
          <chart:series chart:style-name="ch10" chart:values-cell-range-address="DISKWRITE.D2:DISKWRITE.D5" chart:label-cell-address="DISKWRITE.D1:DISKWRITE.D1" chart:class="chart:line">
            <chart:data-point chart:repeated="4"/>
          </chart:series>
          <chart:series chart:style-name="ch11" chart:values-cell-range-address="DISKWRITE.E2:DISKWRITE.E5" chart:label-cell-address="DISKWRITE.E1:DISKWRITE.E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B1">sda</text:p>
              </table:table-cell>
              <table:table-cell office:value-type="string">
                <text:p text:id="DISKWRITE.C1:DISKWRITE.C1">sda1</text:p>
              </table:table-cell>
              <table:table-cell office:value-type="string">
                <text:p text:id="DISKWRITE.D1:DISKWRITE.D1">sda2</text:p>
              </table:table-cell>
              <table:table-cell office:value-type="string">
                <text:p text:id="DISKWRITE.E1:DISKWRITE.E1">sda5</text:p>
              </table:table-cell>
            </table:table-row>
          </table:table-header-rows>
          <table:table-rows>
            <table:table-row>
              <table:table-cell office:value-type="string">
                <text:p text:id="DISKWRITE.A2:DISKWRITE.A5">12:22:16</text:p>
              </table:table-cell>
              <table:table-cell office:value-type="float" office:value="0">
                <text:p text:id="DISKWRITE.B2:DISKWRITE.B5">0</text:p>
              </table:table-cell>
              <table:table-cell office:value-type="float" office:value="0">
                <text:p text:id="DISKWRITE.C2:DISKWRITE.C5">0</text:p>
              </table:table-cell>
              <table:table-cell office:value-type="float" office:value="0">
                <text:p text:id="DISKWRITE.D2:DISKWRITE.D5">0</text:p>
              </table:table-cell>
              <table:table-cell office:value-type="float" office:value="0">
                <text:p text:id="DISKWRITE.E2:DISKWRITE.E5">0</text:p>
              </table:table-cell>
            </table:table-row>
            <table:table-row>
              <table:table-cell office:value-type="string">
                <text:p>12:22:46</text:p>
              </table:table-cell>
              <table:table-cell office:value-type="float" office:value="2.7">
                <text:p>2.7</text:p>
              </table:table-cell>
              <table:table-cell office:value-type="float" office:value="2.7">
                <text:p>2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23:16</text:p>
              </table:table-cell>
              <table:table-cell office:value-type="float" office:value="159.1">
                <text:p>159.1</text:p>
              </table:table-cell>
              <table:table-cell office:value-type="float" office:value="159.1">
                <text:p>159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23:46</text:p>
              </table:table-cell>
              <table:table-cell office:value-type="float" office:value="4.8">
                <text:p>4.8</text:p>
              </table:table-cell>
              <table:table-cell office:value-type="float" office:value="4.8">
                <text:p>4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8cm" xlink:href=".." chart:class="chart:bar" chart:style-name="ch1">
        <chart:title svg:x="9.383cm" svg:y="0.256cm" chart:style-name="ch2">
          <text:p>Disk transfers per second JMeter_Test_20_Threads  11/25/2011</text:p>
        </chart:title>
        <chart:legend chart:legend-position="end" svg:x="33.25cm" svg:y="5.6cm" chart:style-name="ch3"/>
        <chart:plot-area chart:style-name="ch4" table:cell-range-address="DISKXFER.B1:DISKXFER.E1 DISKXFER.B7:DISKXFER.E9" chart:data-source-has-labels="row" svg:x="0.712cm" svg:y="1.281cm" svg:width="31.827cm" svg:height="11.045cm">
          <chart:axis chart:dimension="x" chart:name="primary-x" chart:style-name="ch5">
            <chart:categories table:cell-range-address="DISKXFER.B1:DISKXFER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7:DISKXFER.E7" chart:class="chart:bar">
            <chart:data-point chart:repeated="4"/>
          </chart:series>
          <chart:series chart:style-name="ch9" chart:values-cell-range-address="DISKXFER.B8:DISKXFER.E8" chart:class="chart:bar">
            <chart:data-point chart:repeated="4"/>
          </chart:series>
          <chart:series chart:style-name="ch10" chart:values-cell-range-address="DISKXFER.B9:DISKXFER.E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5.2">
                <text:p text:id="DISKXFER.B7:DISKXFER.E7">5.2</text:p>
              </table:table-cell>
              <table:table-cell office:value-type="float" office:value="5.2">
                <text:p>5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13.6730769230769">
                <text:p text:id="DISKXFER.B8:DISKXFER.E8">13.6730769230769</text:p>
              </table:table-cell>
              <table:table-cell office:value-type="float" office:value="13.6730769230769">
                <text:p>13.67307692307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0.926923076923075">
                <text:p text:id="DISKXFER.B9:DISKXFER.E9">0.926923076923075</text:p>
              </table:table-cell>
              <table:table-cell office:value-type="float" office:value="0.926923076923075">
                <text:p>0.9269230769230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4cm" xlink:href=".." chart:class="chart:line" chart:style-name="ch1">
        <chart:title svg:x="9.383cm" svg:y="0.256cm" chart:style-name="ch2">
          <text:p>Disk transfers per second JMeter_Test_20_Threads  11/25/2011</text:p>
        </chart:title>
        <chart:legend chart:legend-position="end" svg:x="33.409cm" svg:y="5.364cm" chart:style-name="ch3"/>
        <chart:plot-area chart:style-name="ch4" table:cell-range-address="DISKXFER.A1:DISKXFER.E5" chart:data-source-has-labels="both" svg:x="0.712cm" svg:y="1.281cm" svg:width="31.986cm" svg:height="11.041cm">
          <chart:axis chart:dimension="x" chart:name="primary-x" chart:style-name="ch5">
            <chart:categories table:cell-range-address="DISKXFER.A2:DISKXFER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2:DISKXFER.B5" chart:label-cell-address="DISKXFER.B1:DISKXFER.B1" chart:class="chart:line">
            <chart:data-point chart:repeated="4"/>
          </chart:series>
          <chart:series chart:style-name="ch9" chart:values-cell-range-address="DISKXFER.C2:DISKXFER.C5" chart:label-cell-address="DISKXFER.C1:DISKXFER.C1" chart:class="chart:line">
            <chart:data-point chart:repeated="4"/>
          </chart:series>
          <chart:series chart:style-name="ch10" chart:values-cell-range-address="DISKXFER.D2:DISKXFER.D5" chart:label-cell-address="DISKXFER.D1:DISKXFER.D1" chart:class="chart:line">
            <chart:data-point chart:repeated="4"/>
          </chart:series>
          <chart:series chart:style-name="ch11" chart:values-cell-range-address="DISKXFER.E2:DISKXFER.E5" chart:label-cell-address="DISKXFER.E1:DISKXFER.E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B1">sda</text:p>
              </table:table-cell>
              <table:table-cell office:value-type="string">
                <text:p text:id="DISKXFER.C1:DISKXFER.C1">sda1</text:p>
              </table:table-cell>
              <table:table-cell office:value-type="string">
                <text:p text:id="DISKXFER.D1:DISKXFER.D1">sda2</text:p>
              </table:table-cell>
              <table:table-cell office:value-type="string">
                <text:p text:id="DISKXFER.E1:DISKXFER.E1">sda5</text:p>
              </table:table-cell>
            </table:table-row>
          </table:table-header-rows>
          <table:table-rows>
            <table:table-row>
              <table:table-cell office:value-type="string">
                <text:p text:id="DISKXFER.A2:DISKXFER.A5">12:22:16</text:p>
              </table:table-cell>
              <table:table-cell office:value-type="float" office:value="0">
                <text:p text:id="DISKXFER.B2:DISKXFER.B5">0</text:p>
              </table:table-cell>
              <table:table-cell office:value-type="float" office:value="0">
                <text:p text:id="DISKXFER.C2:DISKXFER.C5">0</text:p>
              </table:table-cell>
              <table:table-cell office:value-type="float" office:value="0">
                <text:p text:id="DISKXFER.D2:DISKXFER.D5">0</text:p>
              </table:table-cell>
              <table:table-cell office:value-type="float" office:value="0">
                <text:p text:id="DISKXFER.E2:DISKXFER.E5">0</text:p>
              </table:table-cell>
            </table:table-row>
            <table:table-row>
              <table:table-cell office:value-type="string">
                <text:p>12:22:46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23:16</text:p>
              </table:table-cell>
              <table:table-cell office:value-type="float" office:value="19.8">
                <text:p>19.8</text:p>
              </table:table-cell>
              <table:table-cell office:value-type="float" office:value="19.8">
                <text:p>19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23:4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8cm" xlink:href=".." chart:class="chart:bar" chart:style-name="ch1">
        <chart:title svg:x="11.638cm" svg:y="0.256cm" chart:style-name="ch2">
          <text:p>JFS Filespace %Used ubuntuServer  11/25/2011</text:p>
        </chart:title>
        <chart:legend chart:legend-position="end" svg:x="33.262cm" svg:y="5.6cm" chart:style-name="ch3"/>
        <chart:plot-area chart:style-name="ch4" table:cell-range-address="JFSFILE.B1:JFSFILE.F1 JFSFILE.A7:JFSFILE.F9" chart:data-source-has-labels="both" svg:x="0.713cm" svg:y="1.281cm" svg:width="31.837cm" svg:height="11.045cm">
          <chart:axis chart:dimension="x" chart:name="primary-x" chart:style-name="ch5">
            <chart:categories table:cell-range-address="JFSFILE.B1:JFSFIL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FSFILE.B7:JFSFILE.F7" chart:label-cell-address="JFSFILE.A7:JFSFILE.A7" chart:class="chart:bar">
            <chart:data-point chart:repeated="5"/>
          </chart:series>
          <chart:series chart:style-name="ch9" chart:values-cell-range-address="JFSFILE.B8:JFSFILE.F8" chart:label-cell-address="JFSFILE.A8:JFSFILE.A8" chart:class="chart:bar">
            <chart:data-point chart:repeated="5"/>
          </chart:series>
          <chart:series chart:style-name="ch10" chart:values-cell-range-address="JFSFILE.B9:JFSFILE.F9" chart:label-cell-address="JFSFILE.A9:JFSFILE.A9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JFSFILE.B1:JFSFILE.F1">/</text:p>
              </table:table-cell>
              <table:table-cell office:value-type="string">
                <text:p>/dev</text:p>
              </table:table-cell>
              <table:table-cell office:value-type="string">
                <text:p>/dev/shm</text:p>
              </table:table-cell>
              <table:table-cell office:value-type="string">
                <text:p>/var/run</text:p>
              </table:table-cell>
              <table:table-cell office:value-type="string">
                <text:p>/var/lock</text:p>
              </table:table-cell>
            </table:table-row>
          </table:table-header-rows>
          <table:table-rows>
            <table:table-row>
              <table:table-cell office:value-type="string">
                <text:p text:id="JFSFILE.A7:JFSFILE.A7">Avg.</text:p>
              </table:table-cell>
              <table:table-cell office:value-type="float" office:value="38.2">
                <text:p text:id="JFSFILE.B7:JFSFILE.F7">38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8:JFSFILE.A8">WAvg.</text:p>
              </table:table-cell>
              <table:table-cell office:value-type="float" office:value="0">
                <text:p text:id="JFSFILE.B8:JFSFILE.F8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9:JFSFILE.A9">Max.</text:p>
              </table:table-cell>
              <table:table-cell office:value-type="float" office:value="0">
                <text:p text:id="JFSFILE.B9:JFSFILE.F9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416cm" svg:height="12.838cm" xlink:href=".." chart:class="chart:line" chart:style-name="ch1">
        <chart:title svg:x="10.974cm" svg:y="0.256cm" chart:style-name="ch2">
          <text:p>Memory MB JMeter_Test_20_Threads  11/25/2011</text:p>
        </chart:title>
        <chart:legend chart:legend-position="end" svg:x="32.652cm" svg:y="6.068cm" chart:style-name="ch3"/>
        <chart:plot-area chart:style-name="ch4" table:cell-range-address="MEM.A2:MEM.A5 MEM.F1:MEM.F5" chart:data-source-has-labels="both" svg:x="0.708cm" svg:y="1.281cm" svg:width="31.237cm" svg:height="11.045cm">
          <chart:axis chart:dimension="x" chart:name="primary-x" chart:style-name="ch5">
            <chart:categories table:cell-range-address="MEM.A2:MEM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EM.F2:MEM.F5" chart:label-cell-address="MEM.F1:MEM.F1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F1:MEM.F1">memfree</text:p>
              </table:table-cell>
            </table:table-row>
          </table:table-header-rows>
          <table:table-rows>
            <table:table-row>
              <table:table-cell office:value-type="string">
                <text:p text:id="MEM.A2:MEM.A5">12:22:16</text:p>
              </table:table-cell>
              <table:table-cell office:value-type="float" office:value="319">
                <text:p text:id="MEM.F2:MEM.F5">319</text:p>
              </table:table-cell>
            </table:table-row>
            <table:table-row>
              <table:table-cell office:value-type="string">
                <text:p>12:22:46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2:23:16</text:p>
              </table:table-cell>
              <table:table-cell office:value-type="float" office:value="317.4">
                <text:p>317.4</text:p>
              </table:table-cell>
            </table:table-row>
            <table:table-row>
              <table:table-cell office:value-type="string">
                <text:p>12:23:46</text:p>
              </table:table-cell>
              <table:table-cell office:value-type="float" office:value="317.4">
                <text:p>317.4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416cm" svg:height="12.834cm" xlink:href=".." chart:class="chart:area" chart:style-name="ch1">
        <chart:legend chart:legend-position="end" svg:x="32.52cm" svg:y="6.066cm" chart:style-name="ch2"/>
        <chart:plot-area chart:style-name="ch3" table:cell-range-address="MEM.A1:MEM.B5" chart:data-source-has-labels="both" svg:x="0.708cm" svg:y="0.256cm" svg:width="31.105cm" svg:height="12.066cm">
          <chart:axis chart:dimension="x" chart:name="primary-x" chart:style-name="ch4">
            <chart:categories table:cell-range-address="MEM.A2:MEM.A5"/>
          </chart:axis>
          <chart:axis chart:dimension="y" chart:name="primary-y" chart:style-name="ch5"/>
          <chart:series chart:style-name="ch6" chart:values-cell-range-address="MEM.B2:MEM.B5" chart:label-cell-address="MEM.B1:MEM.B1" chart:class="chart:area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B1:MEM.B1">memtotal</text:p>
              </table:table-cell>
            </table:table-row>
          </table:table-header-rows>
          <table:table-rows>
            <table:table-row>
              <table:table-cell office:value-type="string">
                <text:p text:id="MEM.A2:MEM.A5">12:22:16</text:p>
              </table:table-cell>
              <table:table-cell office:value-type="float" office:value="2008.2">
                <text:p text:id="MEM.B2:MEM.B5">2008.2</text:p>
              </table:table-cell>
            </table:table-row>
            <table:table-row>
              <table:table-cell office:value-type="string">
                <text:p>12:22:46</text:p>
              </table:table-cell>
              <table:table-cell office:value-type="float" office:value="2008.2">
                <text:p>2008.2</text:p>
              </table:table-cell>
            </table:table-row>
            <table:table-row>
              <table:table-cell office:value-type="string">
                <text:p>12:23:16</text:p>
              </table:table-cell>
              <table:table-cell office:value-type="float" office:value="2008.2">
                <text:p>2008.2</text:p>
              </table:table-cell>
            </table:table-row>
            <table:table-row>
              <table:table-cell office:value-type="string">
                <text:p>12:23:46</text:p>
              </table:table-cell>
              <table:table-cell office:value-type="float" office:value="2008.2">
                <text:p>2008.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title svg:x="11.466cm" svg:y="0.256cm" chart:style-name="ch2">
          <text:p>CPU Total JMeter_Test_20_Threads  11/25/2011</text:p>
        </chart:title>
        <chart:legend chart:legend-position="end" svg:x="33.209cm" svg:y="5.6cm" chart:style-name="ch3"/>
        <chart:plot-area chart:style-name="ch4" table:cell-range-address="CPU_ALL.A1:CPU_ALL.D5" chart:data-source-has-labels="both" svg:x="0.713cm" svg:y="1.281cm" svg:width="31.784cm" svg:height="11.045cm">
          <chart:axis chart:dimension="x" chart:name="primary-x" chart:style-name="ch5">
            <chart:categories table:cell-range-address="CPU_ALL.A2:CPU_ALL.A5"/>
          </chart:axis>
          <chart:axis chart:dimension="y" chart:name="primary-y" chart:style-name="ch6"/>
          <chart:series chart:style-name="ch7" chart:values-cell-range-address="CPU_ALL.B2:CPU_ALL.B5" chart:label-cell-address="CPU_ALL.B1:CPU_ALL.B1" chart:class="chart:area">
            <chart:data-point chart:repeated="4"/>
          </chart:series>
          <chart:series chart:style-name="ch8" chart:values-cell-range-address="CPU_ALL.C2:CPU_ALL.C5" chart:label-cell-address="CPU_ALL.C1:CPU_ALL.C1" chart:class="chart:area">
            <chart:data-point chart:repeated="4"/>
          </chart:series>
          <chart:series chart:style-name="ch9" chart:values-cell-range-address="CPU_ALL.D2:CPU_ALL.D5" chart:label-cell-address="CPU_ALL.D1:CPU_ALL.D1" chart:class="chart:area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B1:CPU_ALL.B1">User%</text:p>
              </table:table-cell>
              <table:table-cell office:value-type="string">
                <text:p text:id="CPU_ALL.C1:CPU_ALL.C1">Sys%</text:p>
              </table:table-cell>
              <table:table-cell office:value-type="string">
                <text:p text:id="CPU_ALL.D1:CPU_ALL.D1">Wait%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5">12:22:16</text:p>
              </table:table-cell>
              <table:table-cell office:value-type="float" office:value="1.7">
                <text:p text:id="CPU_ALL.B2:CPU_ALL.B5">1.7</text:p>
              </table:table-cell>
              <table:table-cell office:value-type="float" office:value="0.6">
                <text:p text:id="CPU_ALL.C2:CPU_ALL.C5">0.6</text:p>
              </table:table-cell>
              <table:table-cell office:value-type="float" office:value="0">
                <text:p text:id="CPU_ALL.D2:CPU_ALL.D5">0</text:p>
              </table:table-cell>
            </table:table-row>
            <table:table-row>
              <table:table-cell office:value-type="string">
                <text:p>12:22:46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23:16</text:p>
              </table:table-cell>
              <table:table-cell office:value-type="float" office:value="1.8">
                <text:p>1.8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2:23:46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axis-label-position="outside-minimum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title svg:x="10.157cm" svg:y="0.256cm" chart:style-name="ch2">
          <text:p>Network I/O JMeter_Test_20_Threads (KB/s) - 11/25/2011</text:p>
        </chart:title>
        <chart:legend chart:legend-position="end" svg:x="31.781cm" svg:y="5.834cm" chart:style-name="ch3"/>
        <chart:plot-area chart:style-name="ch4" table:cell-range-address="NET.A2:NET.A5 NET.H1:NET.I5" chart:data-source-has-labels="both" svg:x="0.713cm" svg:y="1.281cm" svg:width="30.356cm" svg:height="11.045cm">
          <chart:axis chart:dimension="x" chart:name="primary-x" chart:style-name="ch5">
            <chart:categories table:cell-range-address="NET.A2:NET.A5"/>
          </chart:axis>
          <chart:axis chart:dimension="y" chart:name="primary-y" chart:style-name="ch6"/>
          <chart:series chart:style-name="ch7" chart:values-cell-range-address="NET.I2:NET.I5" chart:label-cell-address="NET.I1:NET.I1" chart:class="chart:area">
            <chart:data-point chart:repeated="4"/>
          </chart:series>
          <chart:series chart:style-name="ch8" chart:values-cell-range-address="NET.H2:NET.H5" chart:label-cell-address="NET.H1:NET.H1" chart:class="chart:area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I1:NET.I1">Total-Write (-ve)</text:p>
              </table:table-cell>
              <table:table-cell office:value-type="string">
                <text:p text:id="NET.H1:NET.H1">Total-Read</text:p>
              </table:table-cell>
            </table:table-row>
          </table:table-header-rows>
          <table:table-rows>
            <table:table-row>
              <table:table-cell office:value-type="string">
                <text:p text:id="NET.A2:NET.A5">12:22:16</text:p>
              </table:table-cell>
              <table:table-cell office:value-type="float" office:value="-0.2">
                <text:p text:id="NET.I2:NET.I5">-0.2</text:p>
              </table:table-cell>
              <table:table-cell office:value-type="float" office:value="1.2">
                <text:p text:id="NET.H2:NET.H5">1.2</text:p>
              </table:table-cell>
            </table:table-row>
            <table:table-row>
              <table:table-cell office:value-type="string">
                <text:p>12:22:46</text:p>
              </table:table-cell>
              <table:table-cell office:value-type="float" office:value="-0.3">
                <text:p>-0.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2:23:16</text:p>
              </table:table-cell>
              <table:table-cell office:value-type="float" office:value="-98.8">
                <text:p>-98.8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2:23:46</text:p>
              </table:table-cell>
              <table:table-cell office:value-type="float" office:value="-2.6">
                <text:p>-2.6</text:p>
              </table:table-cell>
              <table:table-cell office:value-type="float" office:value="1.2">
                <text:p>1.2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0.249cm" svg:y="0.256cm" chart:style-name="ch2">
          <text:p>Network I/O JMeter_Test_20_Threads (KB/s)  11/25/2011</text:p>
        </chart:title>
        <chart:legend chart:legend-position="end" svg:x="33.262cm" svg:y="5.598cm" chart:style-name="ch3"/>
        <chart:plot-area chart:style-name="ch4" table:cell-range-address="NET.B1:NET.E1 NET.A7:NET.E9" chart:data-source-has-labels="both" svg:x="0.713cm" svg:y="1.281cm" svg:width="31.837cm" svg:height="11.041cm">
          <chart:axis chart:dimension="x" chart:name="primary-x" chart:style-name="ch5">
            <chart:categories table:cell-range-address="NET.B1:N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.B7:NET.E7" chart:label-cell-address="NET.A7:NET.A7" chart:class="chart:bar">
            <chart:data-point chart:repeated="4"/>
          </chart:series>
          <chart:series chart:style-name="ch9" chart:values-cell-range-address="NET.B8:NET.E8" chart:label-cell-address="NET.A8:NET.A8" chart:class="chart:bar">
            <chart:data-point chart:repeated="4"/>
          </chart:series>
          <chart:series chart:style-name="ch10" chart:values-cell-range-address="NET.B9:NET.E9" chart:label-cell-address="NET.A9:NET.A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E1">lo-read</text:p>
              </table:table-cell>
              <table:table-cell office:value-type="string">
                <text:p>eth0-read</text:p>
              </table:table-cell>
              <table:table-cell office:value-type="string">
                <text:p>lo-write</text:p>
              </table:table-cell>
              <table:table-cell office:value-type="string">
                <text:p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7:NET.A7">Avg.</text:p>
              </table:table-cell>
              <table:table-cell office:value-type="float" office:value="0">
                <text:p text:id="NET.B7:NET.E7">0</text:p>
              </table:table-cell>
              <table:table-cell office:value-type="float" office:value="3.05">
                <text:p>3.05</text:p>
              </table:table-cell>
              <table:table-cell office:value-type="float" office:value="0">
                <text:p>0</text:p>
              </table:table-cell>
              <table:table-cell office:value-type="float" office:value="25.475">
                <text:p>25.475</text:p>
              </table:table-cell>
            </table:table-row>
            <table:table-row>
              <table:table-cell office:value-type="string">
                <text:p text:id="NET.A8:NET.A8">WAvg.</text:p>
              </table:table-cell>
              <table:table-cell office:value-type="float" office:value="0">
                <text:p text:id="NET.B8:NET.E8">0</text:p>
              </table:table-cell>
              <table:table-cell office:value-type="float" office:value="3.36639344262295">
                <text:p>3.36639344262295</text:p>
              </table:table-cell>
              <table:table-cell office:value-type="float" office:value="0">
                <text:p>0</text:p>
              </table:table-cell>
              <table:table-cell office:value-type="float" office:value="70.386923454367">
                <text:p>70.386923454367</text:p>
              </table:table-cell>
            </table:table-row>
            <table:table-row>
              <table:table-cell office:value-type="string">
                <text:p text:id="NET.A9:NET.A9">Max.</text:p>
              </table:table-cell>
              <table:table-cell office:value-type="float" office:value="0">
                <text:p text:id="NET.B9:NET.E9">0</text:p>
              </table:table-cell>
              <table:table-cell office:value-type="float" office:value="2.18360655737705">
                <text:p>2.18360655737705</text:p>
              </table:table-cell>
              <table:table-cell office:value-type="float" office:value="0">
                <text:p>0</text:p>
              </table:table-cell>
              <table:table-cell office:value-type="float" office:value="2.93807654563298">
                <text:p>2.93807654563298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8064a2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0.249cm" svg:y="0.256cm" chart:style-name="ch2">
          <text:p>Network I/O JMeter_Test_20_Threads (KB/s)  11/25/2011</text:p>
        </chart:title>
        <chart:legend chart:legend-position="end" svg:x="32.68cm" svg:y="5.365cm" chart:style-name="ch3"/>
        <chart:plot-area chart:style-name="ch4" table:cell-range-address="NET.A1:NET.E5" chart:data-source-has-labels="both" svg:x="0.713cm" svg:y="1.281cm" svg:width="31.255cm" svg:height="11.044cm">
          <chart:axis chart:dimension="x" chart:name="primary-x" chart:style-name="ch5">
            <chart:categories table:cell-range-address="NET.A2:NET.A5"/>
          </chart:axis>
          <chart:axis chart:dimension="y" chart:name="primary-y" chart:style-name="ch6"/>
          <chart:series chart:style-name="ch7" chart:values-cell-range-address="NET.B2:NET.B5" chart:label-cell-address="NET.B1:NET.B1" chart:class="chart:area">
            <chart:data-point chart:repeated="4"/>
          </chart:series>
          <chart:series chart:style-name="ch8" chart:values-cell-range-address="NET.C2:NET.C5" chart:label-cell-address="NET.C1:NET.C1" chart:class="chart:area">
            <chart:data-point chart:repeated="4"/>
          </chart:series>
          <chart:series chart:style-name="ch9" chart:values-cell-range-address="NET.D2:NET.D5" chart:label-cell-address="NET.D1:NET.D1" chart:class="chart:area">
            <chart:data-point chart:repeated="4"/>
          </chart:series>
          <chart:series chart:style-name="ch10" chart:values-cell-range-address="NET.E2:NET.E5" chart:label-cell-address="NET.E1:NET.E1" chart:class="chart:area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B1">lo-read</text:p>
              </table:table-cell>
              <table:table-cell office:value-type="string">
                <text:p text:id="NET.C1:NET.C1">eth0-read</text:p>
              </table:table-cell>
              <table:table-cell office:value-type="string">
                <text:p text:id="NET.D1:NET.D1">lo-write</text:p>
              </table:table-cell>
              <table:table-cell office:value-type="string">
                <text:p text:id="NET.E1:NET.E1"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2:NET.A5">12:22:16</text:p>
              </table:table-cell>
              <table:table-cell office:value-type="float" office:value="0">
                <text:p text:id="NET.B2:NET.B5">0</text:p>
              </table:table-cell>
              <table:table-cell office:value-type="float" office:value="1.2">
                <text:p text:id="NET.C2:NET.C5">1.2</text:p>
              </table:table-cell>
              <table:table-cell office:value-type="float" office:value="0">
                <text:p text:id="NET.D2:NET.D5">0</text:p>
              </table:table-cell>
              <table:table-cell office:value-type="float" office:value="0.2">
                <text:p text:id="NET.E2:NET.E5">0.2</text:p>
              </table:table-cell>
            </table:table-row>
            <table:table-row>
              <table:table-cell office:value-type="string">
                <text:p>12:22:46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2:23:16</text:p>
              </table:table-cell>
              <table:table-cell office:value-type="float" office:value="0">
                <text:p>0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  <table:table-cell office:value-type="float" office:value="98.8">
                <text:p>98.8</text:p>
              </table:table-cell>
            </table:table-row>
            <table:table-row>
              <table:table-cell office:value-type="string">
                <text:p>12:23:46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2.6">
                <text:p>2.6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8cm" xlink:href=".." chart:class="chart:bar" chart:style-name="ch1">
        <chart:title svg:x="10.514cm" svg:y="0.256cm" chart:style-name="ch2">
          <text:p>Network Packets JMeter_Test_20_Threads  11/25/2011</text:p>
        </chart:title>
        <chart:legend chart:legend-position="end" svg:x="33.262cm" svg:y="5.6cm" chart:style-name="ch3"/>
        <chart:plot-area chart:style-name="ch4" table:cell-range-address="NETPACKET.B1:NETPACKET.E1 NETPACKET.A7:NETPACKET.E9" chart:data-source-has-labels="both" svg:x="0.713cm" svg:y="1.281cm" svg:width="31.837cm" svg:height="11.045cm">
          <chart:axis chart:dimension="x" chart:name="primary-x" chart:style-name="ch5">
            <chart:categories table:cell-range-address="NETPACKET.B1:NETPACK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7:NETPACKET.E7" chart:label-cell-address="NETPACKET.A7:NETPACKET.A7" chart:class="chart:bar">
            <chart:data-point chart:repeated="4"/>
          </chart:series>
          <chart:series chart:style-name="ch9" chart:values-cell-range-address="NETPACKET.B8:NETPACKET.E8" chart:label-cell-address="NETPACKET.A8:NETPACKET.A8" chart:class="chart:bar">
            <chart:data-point chart:repeated="4"/>
          </chart:series>
          <chart:series chart:style-name="ch10" chart:values-cell-range-address="NETPACKET.B9:NETPACKET.E9" chart:label-cell-address="NETPACKET.A9:NETPACKET.A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E1">lo-read/s</text:p>
              </table:table-cell>
              <table:table-cell office:value-type="string">
                <text:p>eth0-read/s</text:p>
              </table:table-cell>
              <table:table-cell office:value-type="string">
                <text:p>lo-write/s</text:p>
              </table:table-cell>
              <table:table-cell office:value-type="string">
                <text:p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7:NETPACKET.A7">Avg.</text:p>
              </table:table-cell>
              <table:table-cell office:value-type="float" office:value="0">
                <text:p text:id="NETPACKET.B7:NETPACKET.E7">0</text:p>
              </table:table-cell>
              <table:table-cell office:value-type="float" office:value="29.05">
                <text:p>29.05</text:p>
              </table:table-cell>
              <table:table-cell office:value-type="float" office:value="0">
                <text:p>0</text:p>
              </table:table-cell>
              <table:table-cell office:value-type="float" office:value="24.25">
                <text:p>24.25</text:p>
              </table:table-cell>
            </table:table-row>
            <table:table-row>
              <table:table-cell office:value-type="string">
                <text:p text:id="NETPACKET.A8:NETPACKET.A8">WAvg.</text:p>
              </table:table-cell>
              <table:table-cell office:value-type="float" office:value="0">
                <text:p text:id="NETPACKET.B8:NETPACKET.E8">0</text:p>
              </table:table-cell>
              <table:table-cell office:value-type="float" office:value="14.5191910499139">
                <text:p>14.5191910499139</text:p>
              </table:table-cell>
              <table:table-cell office:value-type="float" office:value="0">
                <text:p>0</text:p>
              </table:table-cell>
              <table:table-cell office:value-type="float" office:value="62.2196907216495">
                <text:p>62.2196907216495</text:p>
              </table:table-cell>
            </table:table-row>
            <table:table-row>
              <table:table-cell office:value-type="string">
                <text:p text:id="NETPACKET.A9:NETPACKET.A9">Max.</text:p>
              </table:table-cell>
              <table:table-cell office:value-type="float" office:value="0">
                <text:p text:id="NETPACKET.B9:NETPACKET.E9">0</text:p>
              </table:table-cell>
              <table:table-cell office:value-type="float" office:value="20.9308089500861">
                <text:p>20.9308089500861</text:p>
              </table:table-cell>
              <table:table-cell office:value-type="float" office:value="0">
                <text:p>0</text:p>
              </table:table-cell>
              <table:table-cell office:value-type="float" office:value="5.03030927835052">
                <text:p>5.03030927835052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87cm" svg:height="12.834cm" xlink:href=".." chart:class="chart:line" chart:style-name="ch1">
        <chart:title svg:x="10.514cm" svg:y="0.256cm" chart:style-name="ch2">
          <text:p>Network Packets JMeter_Test_20_Threads  11/25/2011</text:p>
        </chart:title>
        <chart:legend chart:legend-position="end" svg:x="32.389cm" svg:y="5.364cm" chart:style-name="ch3"/>
        <chart:plot-area chart:style-name="ch4" table:cell-range-address="NETPACKET.A1:NETPACKET.E5" chart:data-source-has-labels="both" svg:x="0.713cm" svg:y="1.281cm" svg:width="30.964cm" svg:height="11.041cm">
          <chart:axis chart:dimension="x" chart:name="primary-x" chart:style-name="ch5">
            <chart:categories table:cell-range-address="NETPACKET.A2:NETPACKET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2:NETPACKET.B5" chart:label-cell-address="NETPACKET.B1:NETPACKET.B1" chart:class="chart:line">
            <chart:data-point chart:repeated="4"/>
          </chart:series>
          <chart:series chart:style-name="ch9" chart:values-cell-range-address="NETPACKET.C2:NETPACKET.C5" chart:label-cell-address="NETPACKET.C1:NETPACKET.C1" chart:class="chart:line">
            <chart:data-point chart:repeated="4"/>
          </chart:series>
          <chart:series chart:style-name="ch10" chart:values-cell-range-address="NETPACKET.D2:NETPACKET.D5" chart:label-cell-address="NETPACKET.D1:NETPACKET.D1" chart:class="chart:line">
            <chart:data-point chart:repeated="4"/>
          </chart:series>
          <chart:series chart:style-name="ch11" chart:values-cell-range-address="NETPACKET.E2:NETPACKET.E5" chart:label-cell-address="NETPACKET.E1:NETPACKET.E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B1">lo-read/s</text:p>
              </table:table-cell>
              <table:table-cell office:value-type="string">
                <text:p text:id="NETPACKET.C1:NETPACKET.C1">eth0-read/s</text:p>
              </table:table-cell>
              <table:table-cell office:value-type="string">
                <text:p text:id="NETPACKET.D1:NETPACKET.D1">lo-write/s</text:p>
              </table:table-cell>
              <table:table-cell office:value-type="string">
                <text:p text:id="NETPACKET.E1:NETPACKET.E1"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2:NETPACKET.A5">12:22:16</text:p>
              </table:table-cell>
              <table:table-cell office:value-type="float" office:value="0">
                <text:p text:id="NETPACKET.B2:NETPACKET.B5">0</text:p>
              </table:table-cell>
              <table:table-cell office:value-type="float" office:value="20">
                <text:p text:id="NETPACKET.C2:NETPACKET.C5">20</text:p>
              </table:table-cell>
              <table:table-cell office:value-type="float" office:value="0">
                <text:p text:id="NETPACKET.D2:NETPACKET.D5">0</text:p>
              </table:table-cell>
              <table:table-cell office:value-type="float" office:value="0.9">
                <text:p text:id="NETPACKET.E2:NETPACKET.E5">0.9</text:p>
              </table:table-cell>
            </table:table-row>
            <table:table-row>
              <table:table-cell office:value-type="string">
                <text:p>12:22:46</text:p>
              </table:table-cell>
              <table:table-cell office:value-type="float" office:value="0">
                <text:p>0</text:p>
              </table:table-cell>
              <table:table-cell office:value-type="float" office:value="15.7">
                <text:p>15.7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2:23:16</text:p>
              </table:table-cell>
              <table:table-cell office:value-type="float" office:value="0">
                <text:p>0</text:p>
              </table:table-cell>
              <table:table-cell office:value-type="float" office:value="64.5">
                <text:p>64.5</text:p>
              </table:table-cell>
              <table:table-cell office:value-type="float" office:value="0">
                <text:p>0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12:23:4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3.7">
                <text:p>3.7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line" chart:style-name="ch1">
        <chart:title svg:x="11.453cm" svg:y="0.256cm" chart:style-name="ch2">
          <text:p>Processes JMeter_Test_20_Threads  11/25/2011</text:p>
        </chart:title>
        <chart:legend chart:legend-position="end" svg:x="32.68cm" svg:y="5.834cm" chart:style-name="ch3"/>
        <chart:plot-area chart:style-name="ch4" table:cell-range-address="PROC.A1:PROC.C5" chart:data-source-has-labels="both" svg:x="0.713cm" svg:y="1.281cm" svg:width="31.255cm" svg:height="11.045cm">
          <chart:axis chart:dimension="x" chart:name="primary-x" chart:style-name="ch5">
            <chart:categories table:cell-range-address="PROC.A2:PROC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B2:PROC.B5" chart:label-cell-address="PROC.B1:PROC.B1" chart:class="chart:line">
            <chart:data-point chart:repeated="4"/>
          </chart:series>
          <chart:series chart:style-name="ch9" chart:values-cell-range-address="PROC.C2:PROC.C5" chart:label-cell-address="PROC.C1:PROC.C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ROC.B1:PROC.B1">RunQueue</text:p>
              </table:table-cell>
              <table:table-cell office:value-type="string">
                <text:p text:id="PROC.C1:PROC.C1">Swap-in</text:p>
              </table:table-cell>
            </table:table-row>
          </table:table-header-rows>
          <table:table-rows>
            <table:table-row>
              <table:table-cell office:value-type="string">
                <text:p text:id="PROC.A2:PROC.A5">12:22:16</text:p>
              </table:table-cell>
              <table:table-cell office:value-type="float" office:value="1">
                <text:p text:id="PROC.B2:PROC.B5">1</text:p>
              </table:table-cell>
              <table:table-cell office:value-type="float" office:value="-1">
                <text:p text:id="PROC.C2:PROC.C5">-1</text:p>
              </table:table-cell>
            </table:table-row>
            <table:table-row>
              <table:table-cell office:value-type="string">
                <text:p>12:22:46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23:16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23:46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line" chart:style-name="ch1">
        <chart:title svg:x="11.453cm" svg:y="0.256cm" chart:style-name="ch2">
          <text:p>Processes JMeter_Test_20_Threads  11/25/2011</text:p>
        </chart:title>
        <chart:legend chart:legend-position="end" svg:x="32.76cm" svg:y="5.832cm" chart:style-name="ch3"/>
        <chart:plot-area chart:style-name="ch4" table:cell-range-address="PROC.A2:PROC.A5 PROC.D2:PROC.E5" chart:data-source-has-labels="column" svg:x="0.713cm" svg:y="1.281cm" svg:width="31.335cm" svg:height="11.041cm">
          <chart:axis chart:dimension="x" chart:name="primary-x" chart:style-name="ch5">
            <chart:categories table:cell-range-address="PROC.A2:PROC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D2:PROC.D5" chart:class="chart:line">
            <chart:data-point chart:repeated="4"/>
          </chart:series>
          <chart:series chart:style-name="ch9" chart:values-cell-range-address="PROC.E2:PROC.E5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 text:id="PROC.A2:PROC.A5">12:22:16</text:p>
              </table:table-cell>
              <table:table-cell office:value-type="float" office:value="0">
                <text:p text:id="PROC.D2:PROC.D5">0</text:p>
              </table:table-cell>
              <table:table-cell office:value-type="float" office:value="-1">
                <text:p text:id="PROC.E2:PROC.E5">-1</text:p>
              </table:table-cell>
            </table:table-row>
            <table:table-row>
              <table:table-cell office:value-type="string">
                <text:p>12:22:46</text:p>
              </table:table-cell>
              <table:table-cell office:value-type="float" office:value="109.1">
                <text:p>109.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23:16</text:p>
              </table:table-cell>
              <table:table-cell office:value-type="float" office:value="291.2">
                <text:p>291.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23:46</text:p>
              </table:table-cell>
              <table:table-cell office:value-type="float" office:value="108.5">
                <text:p>108.5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line" chart:style-name="ch1">
        <chart:title svg:x="11.453cm" svg:y="0.256cm" chart:style-name="ch2">
          <text:p>Processes JMeter_Test_20_Threads  11/25/2011</text:p>
        </chart:title>
        <chart:legend chart:legend-position="end" svg:x="32.76cm" svg:y="5.833cm" chart:style-name="ch3"/>
        <chart:plot-area chart:style-name="ch4" table:cell-range-address="PROC.A2:PROC.A5 PROC.H2:PROC.I5" chart:data-source-has-labels="column" svg:x="0.713cm" svg:y="1.281cm" svg:width="31.335cm" svg:height="11.044cm">
          <chart:axis chart:dimension="x" chart:name="primary-x" chart:style-name="ch5">
            <chart:categories table:cell-range-address="PROC.A2:PROC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H2:PROC.H5" chart:class="chart:line">
            <chart:data-point chart:repeated="4"/>
          </chart:series>
          <chart:series chart:style-name="ch9" chart:values-cell-range-address="PROC.I2:PROC.I5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 text:id="PROC.A2:PROC.A5">12:22:16</text:p>
              </table:table-cell>
              <table:table-cell office:value-type="float" office:value="0">
                <text:p text:id="PROC.H2:PROC.H5">0</text:p>
              </table:table-cell>
              <table:table-cell office:value-type="float" office:value="-1">
                <text:p text:id="PROC.I2:PROC.I5">-1</text:p>
              </table:table-cell>
            </table:table-row>
            <table:table-row>
              <table:table-cell office:value-type="string">
                <text:p>12:22:46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23:16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23:46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8cm" xlink:href=".." chart:class="chart:area" chart:column-mapping="0" chart:style-name="ch1">
        <chart:title svg:x="10.342cm" svg:y="0.256cm" chart:style-name="ch2">
          <text:p>File-backed paging (kByes/sec) ubuntuServer 11/25/2011</text:p>
        </chart:title>
        <chart:legend chart:legend-position="end" svg:x="32.998cm" svg:y="5.834cm" chart:style-name="ch3"/>
        <chart:plot-area chart:style-name="ch4" table:cell-range-address="VM.A2:VM.A5 VM.H1:VM.I5" chart:data-source-has-labels="both" svg:x="0.713cm" svg:y="1.281cm" svg:width="31.573cm" svg:height="11.045cm">
          <chart:axis chart:dimension="x" chart:name="primary-x" chart:style-name="ch5">
            <chart:categories table:cell-range-address="VM.A2:VM.A5"/>
          </chart:axis>
          <chart:axis chart:dimension="y" chart:name="primary-y" chart:style-name="ch6"/>
          <chart:series chart:style-name="ch7" chart:values-cell-range-address="VM.H2:VM.H5" chart:label-cell-address="VM.H1:VM.H1" chart:class="chart:area">
            <chart:data-point chart:repeated="4"/>
          </chart:series>
          <chart:series chart:style-name="ch8" chart:values-cell-range-address="VM.I2:VM.I5" chart:label-cell-address="VM.I1:VM.I1" chart:class="chart:area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H1:VM.H1">pgpgin</text:p>
              </table:table-cell>
              <table:table-cell office:value-type="string">
                <text:p text:id="VM.I1:VM.I1">pgpgout</text:p>
              </table:table-cell>
            </table:table-row>
          </table:table-header-rows>
          <table:table-rows>
            <table:table-row>
              <table:table-cell office:value-type="string">
                <text:p text:id="VM.A2:VM.A5">12:22:16</text:p>
              </table:table-cell>
              <table:table-cell office:value-type="float" office:value="-1">
                <text:p text:id="VM.H2:VM.H5">-1</text:p>
              </table:table-cell>
              <table:table-cell office:value-type="float" office:value="-1">
                <text:p text:id="VM.I2:VM.I5">-1</text:p>
              </table:table-cell>
            </table:table-row>
            <table:table-row>
              <table:table-cell office:value-type="string">
                <text:p>12:22: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23: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23: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4cm" xlink:href=".." chart:class="chart:area" chart:column-mapping="0" chart:style-name="ch1">
        <chart:title svg:x="10.104cm" svg:y="0.256cm" chart:style-name="ch2">
          <text:p>Swap-space activity (kBytes/sec) ubuntuServer 11/25/2011</text:p>
        </chart:title>
        <chart:legend chart:legend-position="end" svg:x="32.918cm" svg:y="5.832cm" chart:style-name="ch3"/>
        <chart:plot-area chart:style-name="ch4" table:cell-range-address="VM.A2:VM.A5 VM.J1:VM.K5" chart:data-source-has-labels="both" svg:x="0.713cm" svg:y="1.281cm" svg:width="31.493cm" svg:height="11.041cm">
          <chart:axis chart:dimension="x" chart:name="primary-x" chart:style-name="ch5">
            <chart:categories table:cell-range-address="VM.A2:VM.A5"/>
          </chart:axis>
          <chart:axis chart:dimension="y" chart:name="primary-y" chart:style-name="ch6"/>
          <chart:series chart:style-name="ch7" chart:values-cell-range-address="VM.J2:VM.J5" chart:label-cell-address="VM.J1:VM.J1" chart:class="chart:area">
            <chart:data-point chart:repeated="4"/>
          </chart:series>
          <chart:series chart:style-name="ch8" chart:values-cell-range-address="VM.K2:VM.K5" chart:label-cell-address="VM.K1:VM.K1" chart:class="chart:area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J1:VM.J1">pswpin</text:p>
              </table:table-cell>
              <table:table-cell office:value-type="string">
                <text:p text:id="VM.K1:VM.K1">pswpout</text:p>
              </table:table-cell>
            </table:table-row>
          </table:table-header-rows>
          <table:table-rows>
            <table:table-row>
              <table:table-cell office:value-type="string">
                <text:p text:id="VM.A2:VM.A5">12:22:16</text:p>
              </table:table-cell>
              <table:table-cell office:value-type="float" office:value="-1">
                <text:p text:id="VM.J2:VM.J5">-1</text:p>
              </table:table-cell>
              <table:table-cell office:value-type="float" office:value="-1">
                <text:p text:id="VM.K2:VM.K5">-1</text:p>
              </table:table-cell>
            </table:table-row>
            <table:table-row>
              <table:table-cell office:value-type="string">
                <text:p>12:22: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23: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23: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legend chart:legend-position="end" svg:x="33.421cm" svg:y="6.066cm" chart:style-name="ch2"/>
        <chart:plot-area chart:style-name="ch3" table:cell-range-address="CPU_ALL.A2:CPU_ALL.A5 CPU_ALL.G1:CPU_ALL.G5" chart:data-source-has-labels="both" svg:x="0.713cm" svg:y="0.256cm" svg:width="31.996cm" svg:height="12.066cm">
          <chart:axis chart:dimension="x" chart:name="primary-x" chart:style-name="ch4">
            <chart:categories table:cell-range-address="CPU_ALL.A2:CPU_ALL.A5"/>
          </chart:axis>
          <chart:axis chart:dimension="y" chart:name="primary-y" chart:style-name="ch5"/>
          <chart:series chart:style-name="ch6" chart:values-cell-range-address="CPU_ALL.G2:CPU_ALL.G5" chart:label-cell-address="CPU_ALL.G1:CPU_ALL.G1" chart:class="chart:area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G1:CPU_ALL.G1">CPUs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5">12:22:16</text:p>
              </table:table-cell>
              <table:table-cell office:value-type="float" office:value="4">
                <text:p text:id="CPU_ALL.G2:CPU_ALL.G5">4</text:p>
              </table:table-cell>
            </table:table-row>
            <table:table-row>
              <table:table-cell office:value-type="string">
                <text:p>12:22: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:23: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:23:46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title svg:x="11.982cm" svg:y="0.256cm" chart:style-name="ch2">
          <text:p>CPU 1 JMeter_Test_20_Threads  11/25/2011</text:p>
        </chart:title>
        <chart:legend chart:legend-position="end" svg:x="33.209cm" svg:y="5.6cm" chart:style-name="ch3"/>
        <chart:plot-area chart:style-name="ch4" table:cell-range-address="CPU01.A1:CPU01.D5" chart:data-source-has-labels="both" svg:x="0.713cm" svg:y="1.281cm" svg:width="31.784cm" svg:height="11.045cm">
          <chart:axis chart:dimension="x" chart:name="primary-x" chart:style-name="ch5">
            <chart:categories table:cell-range-address="CPU01.A2:CPU01.A5"/>
          </chart:axis>
          <chart:axis chart:dimension="y" chart:name="primary-y" chart:style-name="ch6"/>
          <chart:series chart:style-name="ch7" chart:values-cell-range-address="CPU01.B2:CPU01.B5" chart:label-cell-address="CPU01.B1:CPU01.B1" chart:class="chart:area">
            <chart:data-point chart:repeated="4"/>
          </chart:series>
          <chart:series chart:style-name="ch8" chart:values-cell-range-address="CPU01.C2:CPU01.C5" chart:label-cell-address="CPU01.C1:CPU01.C1" chart:class="chart:area">
            <chart:data-point chart:repeated="4"/>
          </chart:series>
          <chart:series chart:style-name="ch9" chart:values-cell-range-address="CPU01.D2:CPU01.D5" chart:label-cell-address="CPU01.D1:CPU01.D1" chart:class="chart:area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1.B1:CPU01.B1">User%</text:p>
              </table:table-cell>
              <table:table-cell office:value-type="string">
                <text:p text:id="CPU01.C1:CPU01.C1">Sys%</text:p>
              </table:table-cell>
              <table:table-cell office:value-type="string">
                <text:p text:id="CPU01.D1:CPU01.D1">Wait%</text:p>
              </table:table-cell>
            </table:table-row>
          </table:table-header-rows>
          <table:table-rows>
            <table:table-row>
              <table:table-cell office:value-type="string">
                <text:p text:id="CPU01.A2:CPU01.A5">12:22:16</text:p>
              </table:table-cell>
              <table:table-cell office:value-type="float" office:value="0.3">
                <text:p text:id="CPU01.B2:CPU01.B5">0.3</text:p>
              </table:table-cell>
              <table:table-cell office:value-type="float" office:value="0.1">
                <text:p text:id="CPU01.C2:CPU01.C5">0.1</text:p>
              </table:table-cell>
              <table:table-cell office:value-type="float" office:value="0">
                <text:p text:id="CPU01.D2:CPU01.D5">0</text:p>
              </table:table-cell>
            </table:table-row>
            <table:table-row>
              <table:table-cell office:value-type="string">
                <text:p>12:22:46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23:16</text:p>
              </table:table-cell>
              <table:table-cell office:value-type="float" office:value="1.8">
                <text:p>1.8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:23:46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title svg:x="11.982cm" svg:y="0.256cm" chart:style-name="ch2">
          <text:p>CPU 2 JMeter_Test_20_Threads  11/25/2011</text:p>
        </chart:title>
        <chart:legend chart:legend-position="end" svg:x="33.209cm" svg:y="5.6cm" chart:style-name="ch3"/>
        <chart:plot-area chart:style-name="ch4" table:cell-range-address="CPU02.A1:CPU02.D5" chart:data-source-has-labels="both" svg:x="0.713cm" svg:y="1.281cm" svg:width="31.784cm" svg:height="11.045cm">
          <chart:axis chart:dimension="x" chart:name="primary-x" chart:style-name="ch5">
            <chart:categories table:cell-range-address="CPU02.A2:CPU02.A5"/>
          </chart:axis>
          <chart:axis chart:dimension="y" chart:name="primary-y" chart:style-name="ch6"/>
          <chart:series chart:style-name="ch7" chart:values-cell-range-address="CPU02.B2:CPU02.B5" chart:label-cell-address="CPU02.B1:CPU02.B1" chart:class="chart:area">
            <chart:data-point chart:repeated="4"/>
          </chart:series>
          <chart:series chart:style-name="ch8" chart:values-cell-range-address="CPU02.C2:CPU02.C5" chart:label-cell-address="CPU02.C1:CPU02.C1" chart:class="chart:area">
            <chart:data-point chart:repeated="4"/>
          </chart:series>
          <chart:series chart:style-name="ch9" chart:values-cell-range-address="CPU02.D2:CPU02.D5" chart:label-cell-address="CPU02.D1:CPU02.D1" chart:class="chart:area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2.B1:CPU02.B1">User%</text:p>
              </table:table-cell>
              <table:table-cell office:value-type="string">
                <text:p text:id="CPU02.C1:CPU02.C1">Sys%</text:p>
              </table:table-cell>
              <table:table-cell office:value-type="string">
                <text:p text:id="CPU02.D1:CPU02.D1">Wait%</text:p>
              </table:table-cell>
            </table:table-row>
          </table:table-header-rows>
          <table:table-rows>
            <table:table-row>
              <table:table-cell office:value-type="string">
                <text:p text:id="CPU02.A2:CPU02.A5">12:22:16</text:p>
              </table:table-cell>
              <table:table-cell office:value-type="float" office:value="0.4">
                <text:p text:id="CPU02.B2:CPU02.B5">0.4</text:p>
              </table:table-cell>
              <table:table-cell office:value-type="float" office:value="0.2">
                <text:p text:id="CPU02.C2:CPU02.C5">0.2</text:p>
              </table:table-cell>
              <table:table-cell office:value-type="float" office:value="0">
                <text:p text:id="CPU02.D2:CPU02.D5">0</text:p>
              </table:table-cell>
            </table:table-row>
            <table:table-row>
              <table:table-cell office:value-type="string">
                <text:p>12:22: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23:16</text:p>
              </table:table-cell>
              <table:table-cell office:value-type="float" office:value="1.7">
                <text:p>1.7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2:23:46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title svg:x="11.982cm" svg:y="0.256cm" chart:style-name="ch2">
          <text:p>CPU 3 JMeter_Test_20_Threads  11/25/2011</text:p>
        </chart:title>
        <chart:legend chart:legend-position="end" svg:x="33.209cm" svg:y="5.6cm" chart:style-name="ch3"/>
        <chart:plot-area chart:style-name="ch4" table:cell-range-address="CPU03.A1:CPU03.D5" chart:data-source-has-labels="both" svg:x="0.713cm" svg:y="1.281cm" svg:width="31.784cm" svg:height="11.045cm">
          <chart:axis chart:dimension="x" chart:name="primary-x" chart:style-name="ch5">
            <chart:categories table:cell-range-address="CPU03.A2:CPU03.A5"/>
          </chart:axis>
          <chart:axis chart:dimension="y" chart:name="primary-y" chart:style-name="ch6"/>
          <chart:series chart:style-name="ch7" chart:values-cell-range-address="CPU03.B2:CPU03.B5" chart:label-cell-address="CPU03.B1:CPU03.B1" chart:class="chart:area">
            <chart:data-point chart:repeated="4"/>
          </chart:series>
          <chart:series chart:style-name="ch8" chart:values-cell-range-address="CPU03.C2:CPU03.C5" chart:label-cell-address="CPU03.C1:CPU03.C1" chart:class="chart:area">
            <chart:data-point chart:repeated="4"/>
          </chart:series>
          <chart:series chart:style-name="ch9" chart:values-cell-range-address="CPU03.D2:CPU03.D5" chart:label-cell-address="CPU03.D1:CPU03.D1" chart:class="chart:area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3.B1:CPU03.B1">User%</text:p>
              </table:table-cell>
              <table:table-cell office:value-type="string">
                <text:p text:id="CPU03.C1:CPU03.C1">Sys%</text:p>
              </table:table-cell>
              <table:table-cell office:value-type="string">
                <text:p text:id="CPU03.D1:CPU03.D1">Wait%</text:p>
              </table:table-cell>
            </table:table-row>
          </table:table-header-rows>
          <table:table-rows>
            <table:table-row>
              <table:table-cell office:value-type="string">
                <text:p text:id="CPU03.A2:CPU03.A5">12:22:16</text:p>
              </table:table-cell>
              <table:table-cell office:value-type="float" office:value="0.4">
                <text:p text:id="CPU03.B2:CPU03.B5">0.4</text:p>
              </table:table-cell>
              <table:table-cell office:value-type="float" office:value="0.1">
                <text:p text:id="CPU03.C2:CPU03.C5">0.1</text:p>
              </table:table-cell>
              <table:table-cell office:value-type="float" office:value="0">
                <text:p text:id="CPU03.D2:CPU03.D5">0</text:p>
              </table:table-cell>
            </table:table-row>
            <table:table-row>
              <table:table-cell office:value-type="string">
                <text:p>12:22:46</text:p>
              </table:table-cell>
              <table:table-cell office:value-type="float" office:value="0.4">
                <text:p>0.4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23:16</text:p>
              </table:table-cell>
              <table:table-cell office:value-type="float" office:value="1.8">
                <text:p>1.8</text:p>
              </table:table-cell>
              <table:table-cell office:value-type="float" office:value="0.8">
                <text:p>0.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2:23:46</text:p>
              </table:table-cell>
              <table:table-cell office:value-type="float" office:value="0.4">
                <text:p>0.4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title svg:x="11.982cm" svg:y="0.256cm" chart:style-name="ch2">
          <text:p>CPU 4 JMeter_Test_20_Threads  11/25/2011</text:p>
        </chart:title>
        <chart:legend chart:legend-position="end" svg:x="33.209cm" svg:y="5.6cm" chart:style-name="ch3"/>
        <chart:plot-area chart:style-name="ch4" table:cell-range-address="CPU04.A1:CPU04.D5" chart:data-source-has-labels="both" svg:x="0.713cm" svg:y="1.281cm" svg:width="31.784cm" svg:height="11.045cm">
          <chart:axis chart:dimension="x" chart:name="primary-x" chart:style-name="ch5">
            <chart:categories table:cell-range-address="CPU04.A2:CPU04.A5"/>
          </chart:axis>
          <chart:axis chart:dimension="y" chart:name="primary-y" chart:style-name="ch6"/>
          <chart:series chart:style-name="ch7" chart:values-cell-range-address="CPU04.B2:CPU04.B5" chart:label-cell-address="CPU04.B1:CPU04.B1" chart:class="chart:area">
            <chart:data-point chart:repeated="4"/>
          </chart:series>
          <chart:series chart:style-name="ch8" chart:values-cell-range-address="CPU04.C2:CPU04.C5" chart:label-cell-address="CPU04.C1:CPU04.C1" chart:class="chart:area">
            <chart:data-point chart:repeated="4"/>
          </chart:series>
          <chart:series chart:style-name="ch9" chart:values-cell-range-address="CPU04.D2:CPU04.D5" chart:label-cell-address="CPU04.D1:CPU04.D1" chart:class="chart:area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4.B1:CPU04.B1">User%</text:p>
              </table:table-cell>
              <table:table-cell office:value-type="string">
                <text:p text:id="CPU04.C1:CPU04.C1">Sys%</text:p>
              </table:table-cell>
              <table:table-cell office:value-type="string">
                <text:p text:id="CPU04.D1:CPU04.D1">Wait%</text:p>
              </table:table-cell>
            </table:table-row>
          </table:table-header-rows>
          <table:table-rows>
            <table:table-row>
              <table:table-cell office:value-type="string">
                <text:p text:id="CPU04.A2:CPU04.A5">12:22:16</text:p>
              </table:table-cell>
              <table:table-cell office:value-type="float" office:value="0.3">
                <text:p text:id="CPU04.B2:CPU04.B5">0.3</text:p>
              </table:table-cell>
              <table:table-cell office:value-type="float" office:value="0.2">
                <text:p text:id="CPU04.C2:CPU04.C5">0.2</text:p>
              </table:table-cell>
              <table:table-cell office:value-type="float" office:value="0.2">
                <text:p text:id="CPU04.D2:CPU04.D5">0.2</text:p>
              </table:table-cell>
            </table:table-row>
            <table:table-row>
              <table:table-cell office:value-type="string">
                <text:p>12:22: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23:16</text:p>
              </table:table-cell>
              <table:table-cell office:value-type="float" office:value="2.1">
                <text:p>2.1</text:p>
              </table:table-cell>
              <table:table-cell office:value-type="float" office:value="0.6">
                <text:p>0.6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2:23:46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1.982cm" svg:y="0.256cm" chart:style-name="ch2">
          <text:p>CPU by Processor ubuntuServer  11/25/2011</text:p>
        </chart:title>
        <chart:legend chart:legend-position="end" svg:x="33.209cm" svg:y="5.598cm" chart:style-name="ch3"/>
        <chart:plot-area chart:style-name="ch4" table:cell-range-address="CPU_SUMM.A1:CPU_SUMM.D5" chart:data-source-has-labels="both" svg:x="0.713cm" svg:y="1.281cm" svg:width="31.784cm" svg:height="11.041cm">
          <chart:axis chart:dimension="x" chart:name="primary-x" chart:style-name="ch5">
            <chart:categories table:cell-range-address="CPU_SUMM.A2:CPU_SUMM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PU_SUMM.B2:CPU_SUMM.B5" chart:label-cell-address="CPU_SUMM.B1:CPU_SUMM.B1" chart:class="chart:bar">
            <chart:data-point chart:repeated="4"/>
          </chart:series>
          <chart:series chart:style-name="ch9" chart:values-cell-range-address="CPU_SUMM.C2:CPU_SUMM.C5" chart:label-cell-address="CPU_SUMM.C1:CPU_SUMM.C1" chart:class="chart:bar">
            <chart:data-point chart:repeated="4"/>
          </chart:series>
          <chart:series chart:style-name="ch10" chart:values-cell-range-address="CPU_SUMM.D2:CPU_SUMM.D5" chart:label-cell-address="CPU_SUMM.D1:CPU_SUMM.D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SUMM.B1:CPU_SUMM.B1">User%</text:p>
              </table:table-cell>
              <table:table-cell office:value-type="string">
                <text:p text:id="CPU_SUMM.C1:CPU_SUMM.C1">Sys%</text:p>
              </table:table-cell>
              <table:table-cell office:value-type="string">
                <text:p text:id="CPU_SUMM.D1:CPU_SUMM.D1">Wait%</text:p>
              </table:table-cell>
            </table:table-row>
          </table:table-header-rows>
          <table:table-rows>
            <table:table-row>
              <table:table-cell office:value-type="string">
                <text:p text:id="CPU_SUMM.A2:CPU_SUMM.A5">CPU001</text:p>
              </table:table-cell>
              <table:table-cell office:value-type="float" office:value="0.575">
                <text:p text:id="CPU_SUMM.B2:CPU_SUMM.B5">0.575</text:p>
              </table:table-cell>
              <table:table-cell office:value-type="float" office:value="0.125">
                <text:p text:id="CPU_SUMM.C2:CPU_SUMM.C5">0.125</text:p>
              </table:table-cell>
              <table:table-cell office:value-type="float" office:value="0.125">
                <text:p text:id="CPU_SUMM.D2:CPU_SUMM.D5">0.125</text:p>
              </table:table-cell>
            </table:table-row>
            <table:table-row>
              <table:table-cell office:value-type="string">
                <text:p>CPU002</text:p>
              </table:table-cell>
              <table:table-cell office:value-type="float" office:value="0.525">
                <text:p>0.525</text:p>
              </table:table-cell>
              <table:table-cell office:value-type="float" office:value="0.15">
                <text:p>0.15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CPU003</text:p>
              </table:table-cell>
              <table:table-cell office:value-type="float" office:value="0.75">
                <text:p>0.75</text:p>
              </table:table-cell>
              <table:table-cell office:value-type="float" office:value="0.525">
                <text:p>0.525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CPU004</text:p>
              </table:table-cell>
              <table:table-cell office:value-type="float" office:value="0.65">
                <text:p>0.65</text:p>
              </table:table-cell>
              <table:table-cell office:value-type="float" office:value="0.2">
                <text:p>0.2</text:p>
              </table:table-cell>
              <table:table-cell office:value-type="float" office:value="1.075">
                <text:p>1.0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11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2" style:family="chart" style:data-style-name="N5000">
      <style:chart-properties chart:symbol-type="none"/>
      <style:graphic-properties svg:stroke-width="0.071cm" svg:stroke-color="#000000" draw:fill-color="#000000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591cm" svg:height="12.838cm" xlink:href=".." chart:class="chart:area" chart:style-name="ch1">
        <chart:title svg:x="10.691cm" svg:y="0.256cm" chart:style-name="ch2">
          <text:p>Disk total KB/s JMeter_Test_20_Threads - 11/25/2011</text:p>
        </chart:title>
        <chart:legend chart:legend-position="end" svg:x="31.793cm" svg:y="5.6cm" chart:style-name="ch3"/>
        <chart:plot-area chart:style-name="ch4" table:cell-range-address="DISK_SUMM.A2:DISK_SUMM.D5 DISK_SUMM.B1:DISK_SUMM.C1" chart:data-source-has-labels="column" svg:x="1.221cm" svg:y="1.281cm" svg:width="29.352cm" svg:height="11.045cm">
          <chart:axis chart:dimension="x" chart:name="primary-x" chart:style-name="ch5">
            <chart:categories table:cell-range-address="DISK_SUMM.A2:DISK_SUMM.A5"/>
          </chart:axis>
          <chart:axis chart:dimension="y" chart:name="primary-y" chart:style-name="ch6">
            <chart:title svg:x="0.712cm" svg:y="6.605cm" chart:style-name="ch7">
              <text:p>KB/sec</text:p>
            </chart:title>
          </chart:axis>
          <chart:axis chart:dimension="y" chart:name="secondary-y" chart:style-name="ch8">
            <chart:title svg:x="30.156cm" svg:y="6.605cm" chart:style-name="ch9">
              <text:p>IO/sec</text:p>
            </chart:title>
          </chart:axis>
          <chart:series chart:attached-axis="primary-y" chart:style-name="ch10" chart:values-cell-range-address="DISK_SUMM.B2:DISK_SUMM.B5" chart:label-cell-address="DISK_SUMM.B1:DISK_SUMM.B1" chart:class="chart:area">
            <chart:data-point chart:repeated="4"/>
          </chart:series>
          <chart:series chart:attached-axis="primary-y" chart:style-name="ch11" chart:values-cell-range-address="DISK_SUMM.C2:DISK_SUMM.C5" chart:label-cell-address="DISK_SUMM.C1:DISK_SUMM.C1" chart:class="chart:area">
            <chart:data-point chart:repeated="4"/>
          </chart:series>
          <chart:series chart:attached-axis="secondary-y" chart:style-name="ch12" chart:values-cell-range-address="DISK_SUMM.D2:DISK_SUMM.D5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B1">Disk Read KB/s</text:p>
              </table:table-cell>
              <table:table-cell office:value-type="string">
                <text:p text:id="DISK_SUMM.C1:DISK_SUMM.C1">Disk Write KB/s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DISK_SUMM.A2:DISK_SUMM.A5">12:22:16</text:p>
              </table:table-cell>
              <table:table-cell office:value-type="float" office:value="0">
                <text:p text:id="DISK_SUMM.B2:DISK_SUMM.B5">0</text:p>
              </table:table-cell>
              <table:table-cell office:value-type="float" office:value="0">
                <text:p text:id="DISK_SUMM.C2:DISK_SUMM.C5">0</text:p>
              </table:table-cell>
              <table:table-cell office:value-type="float" office:value="0">
                <text:p text:id="DISK_SUMM.D2:DISK_SUMM.D5">0</text:p>
              </table:table-cell>
            </table:table-row>
            <table:table-row>
              <table:table-cell office:value-type="string">
                <text:p>12:22:46</text:p>
              </table:table-cell>
              <table:table-cell office:value-type="float" office:value="0">
                <text:p>0</text:p>
              </table:table-cell>
              <table:table-cell office:value-type="float" office:value="5.4">
                <text:p>5.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2:23:16</text:p>
              </table:table-cell>
              <table:table-cell office:value-type="float" office:value="0">
                <text:p>0</text:p>
              </table:table-cell>
              <table:table-cell office:value-type="float" office:value="318.2">
                <text:p>318.2</text:p>
              </table:table-cell>
              <table:table-cell office:value-type="float" office:value="39.6">
                <text:p>39.6</text:p>
              </table:table-cell>
            </table:table-row>
            <table:table-row>
              <table:table-cell office:value-type="string">
                <text:p>12:23:46</text:p>
              </table:table-cell>
              <table:table-cell office:value-type="float" office:value="0">
                <text:p>0</text:p>
              </table:table-cell>
              <table:table-cell office:value-type="float" office:value="9.6">
                <text:p>9.6</text:p>
              </table:table-cell>
              <table:table-cell office:value-type="float" office:value="1.2">
                <text:p>1.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591cm" svg:height="12.834cm" xlink:href=".." chart:class="chart:bar" chart:style-name="ch1">
        <chart:title svg:x="10.783cm" svg:y="0.256cm" chart:style-name="ch2">
          <text:p>Disk total KB/s JMeter_Test_20_Threads  11/25/2011</text:p>
        </chart:title>
        <chart:legend chart:legend-position="end" svg:x="33.168cm" svg:y="5.598cm" chart:style-name="ch3"/>
        <chart:plot-area chart:style-name="ch4" table:cell-range-address="DISK_SUMM.B1:DISK_SUMM.D1 DISK_SUMM.A7:DISK_SUMM.D9" chart:data-source-has-labels="both" svg:x="0.711cm" svg:y="1.281cm" svg:width="31.747cm" svg:height="11.041cm">
          <chart:axis chart:dimension="x" chart:name="primary-x" chart:style-name="ch5">
            <chart:categories table:cell-range-address="DISK_SUMM.B1:DISK_SUMM.D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_SUMM.B7:DISK_SUMM.D7" chart:label-cell-address="DISK_SUMM.A7:DISK_SUMM.A7" chart:class="chart:bar">
            <chart:data-point chart:repeated="3"/>
          </chart:series>
          <chart:series chart:style-name="ch9" chart:values-cell-range-address="DISK_SUMM.B8:DISK_SUMM.D8" chart:label-cell-address="DISK_SUMM.A8:DISK_SUMM.A8" chart:class="chart:bar">
            <chart:data-point chart:repeated="3"/>
          </chart:series>
          <chart:series chart:style-name="ch10" chart:values-cell-range-address="DISK_SUMM.B9:DISK_SUMM.D9" chart:label-cell-address="DISK_SUMM.A9:DISK_SUMM.A9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D1">Disk Read KB/s</text:p>
              </table:table-cell>
              <table:table-cell office:value-type="string">
                <text:p>Disk Write KB/s</text:p>
              </table:table-cell>
              <table:table-cell office:value-type="string">
                <text:p>IO/sec</text:p>
              </table:table-cell>
            </table:table-row>
          </table:table-header-rows>
          <table:table-rows>
            <table:table-row>
              <table:table-cell office:value-type="string">
                <text:p text:id="DISK_SUMM.A7:DISK_SUMM.A7">Avg.</text:p>
              </table:table-cell>
              <table:table-cell office:value-type="float" office:value="0">
                <text:p text:id="DISK_SUMM.B7:DISK_SUMM.D7">0</text:p>
              </table:table-cell>
              <table:table-cell office:value-type="float" office:value="83.3">
                <text:p>83.3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 text:id="DISK_SUMM.A8:DISK_SUMM.A8">WAvg.</text:p>
              </table:table-cell>
              <table:table-cell office:value-type="float" office:value="0">
                <text:p text:id="DISK_SUMM.B8:DISK_SUMM.D8">0</text:p>
              </table:table-cell>
              <table:table-cell office:value-type="float" office:value="220.9393757503">
                <text:p>220.9393757503</text:p>
              </table:table-cell>
              <table:table-cell office:value-type="float" office:value="27.3461538461539">
                <text:p>27.3461538461539</text:p>
              </table:table-cell>
            </table:table-row>
            <table:table-row>
              <table:table-cell office:value-type="string">
                <text:p text:id="DISK_SUMM.A9:DISK_SUMM.A9">Max.</text:p>
              </table:table-cell>
              <table:table-cell office:value-type="float" office:value="0">
                <text:p text:id="DISK_SUMM.B9:DISK_SUMM.D9">0</text:p>
              </table:table-cell>
              <table:table-cell office:value-type="float" office:value="13.9606242496999">
                <text:p>13.9606242496999</text:p>
              </table:table-cell>
              <table:table-cell office:value-type="float" office:value="1.85384615384615">
                <text:p>1.8538461538461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17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8cm" xlink:href=".." chart:class="chart:bar" chart:style-name="ch1">
        <chart:title svg:x="9.674cm" svg:y="0.256cm" chart:style-name="ch2">
          <text:p>Disk Block Size JMeter_Test_20_Threads (Kbytes)  11/25/2011</text:p>
        </chart:title>
        <chart:legend chart:legend-position="end" svg:x="33.25cm" svg:y="5.6cm" chart:style-name="ch3"/>
        <chart:plot-area chart:style-name="ch4" table:cell-range-address="DISKBSIZE.B1:DISKBSIZE.E1 DISKBSIZE.B7:DISKBSIZE.E9" chart:data-source-has-labels="row" svg:x="0.712cm" svg:y="1.281cm" svg:width="31.827cm" svg:height="11.045cm">
          <chart:axis chart:dimension="x" chart:name="primary-x" chart:style-name="ch5">
            <chart:categories table:cell-range-address="DISKBSIZE.B1:DISKBSIZE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7:DISKBSIZE.E7" chart:class="chart:bar">
            <chart:data-point chart:repeated="4"/>
          </chart:series>
          <chart:series chart:style-name="ch9" chart:values-cell-range-address="DISKBSIZE.B8:DISKBSIZE.E8" chart:class="chart:bar">
            <chart:data-point chart:repeated="4"/>
          </chart:series>
          <chart:series chart:style-name="ch10" chart:values-cell-range-address="DISKBSIZE.B9:DISKBSIZE.E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5.45">
                <text:p text:id="DISKBSIZE.B7:DISKBSIZE.E7">5.45</text:p>
              </table:table-cell>
              <table:table-cell office:value-type="float" office:value="5.45">
                <text:p>5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1.89862385321101">
                <text:p text:id="DISKBSIZE.B8:DISKBSIZE.E8">1.89862385321101</text:p>
              </table:table-cell>
              <table:table-cell office:value-type="float" office:value="1.89862385321101">
                <text:p>1.89862385321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0.651376146788992">
                <text:p text:id="DISKBSIZE.B9:DISKBSIZE.E9">0.651376146788992</text:p>
              </table:table-cell>
              <table:table-cell office:value-type="float" office:value="0.651376146788992">
                <text:p>0.651376146788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4cm" xlink:href=".." chart:class="chart:line" chart:style-name="ch1">
        <chart:title svg:x="9.674cm" svg:y="0.256cm" chart:style-name="ch2">
          <text:p>Disk Block Size JMeter_Test_20_Threads (Kbytes)  11/25/2011</text:p>
        </chart:title>
        <chart:legend chart:legend-position="end" svg:x="33.409cm" svg:y="5.364cm" chart:style-name="ch3"/>
        <chart:plot-area chart:style-name="ch4" table:cell-range-address="DISKBSIZE.A1:DISKBSIZE.E5" chart:data-source-has-labels="both" svg:x="0.712cm" svg:y="1.281cm" svg:width="31.986cm" svg:height="11.041cm">
          <chart:axis chart:dimension="x" chart:name="primary-x" chart:style-name="ch5">
            <chart:categories table:cell-range-address="DISKBSIZE.A2:DISKBSIZE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2:DISKBSIZE.B5" chart:label-cell-address="DISKBSIZE.B1:DISKBSIZE.B1" chart:class="chart:line">
            <chart:data-point chart:repeated="4"/>
          </chart:series>
          <chart:series chart:style-name="ch9" chart:values-cell-range-address="DISKBSIZE.C2:DISKBSIZE.C5" chart:label-cell-address="DISKBSIZE.C1:DISKBSIZE.C1" chart:class="chart:line">
            <chart:data-point chart:repeated="4"/>
          </chart:series>
          <chart:series chart:style-name="ch10" chart:values-cell-range-address="DISKBSIZE.D2:DISKBSIZE.D5" chart:label-cell-address="DISKBSIZE.D1:DISKBSIZE.D1" chart:class="chart:line">
            <chart:data-point chart:repeated="4"/>
          </chart:series>
          <chart:series chart:style-name="ch11" chart:values-cell-range-address="DISKBSIZE.E2:DISKBSIZE.E5" chart:label-cell-address="DISKBSIZE.E1:DISKBSIZE.E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B1">sda</text:p>
              </table:table-cell>
              <table:table-cell office:value-type="string">
                <text:p text:id="DISKBSIZE.C1:DISKBSIZE.C1">sda1</text:p>
              </table:table-cell>
              <table:table-cell office:value-type="string">
                <text:p text:id="DISKBSIZE.D1:DISKBSIZE.D1">sda2</text:p>
              </table:table-cell>
              <table:table-cell office:value-type="string">
                <text:p text:id="DISKBSIZE.E1:DISKBSIZE.E1">sda5</text:p>
              </table:table-cell>
            </table:table-row>
          </table:table-header-rows>
          <table:table-rows>
            <table:table-row>
              <table:table-cell office:value-type="string">
                <text:p text:id="DISKBSIZE.A2:DISKBSIZE.A5">12:22:16</text:p>
              </table:table-cell>
              <table:table-cell office:value-type="float" office:value="0">
                <text:p text:id="DISKBSIZE.B2:DISKBSIZE.B5">0</text:p>
              </table:table-cell>
              <table:table-cell office:value-type="float" office:value="0">
                <text:p text:id="DISKBSIZE.C2:DISKBSIZE.C5">0</text:p>
              </table:table-cell>
              <table:table-cell office:value-type="float" office:value="0">
                <text:p text:id="DISKBSIZE.D2:DISKBSIZE.D5">0</text:p>
              </table:table-cell>
              <table:table-cell office:value-type="float" office:value="0">
                <text:p text:id="DISKBSIZE.E2:DISKBSIZE.E5">0</text:p>
              </table:table-cell>
            </table:table-row>
            <table:table-row>
              <table:table-cell office:value-type="string">
                <text:p>12:22:46</text:p>
              </table:table-cell>
              <table:table-cell office:value-type="float" office:value="6.2">
                <text:p>6.2</text:p>
              </table:table-cell>
              <table:table-cell office:value-type="float" office:value="6.2">
                <text:p>6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23:16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23:46</text:p>
              </table:table-cell>
              <table:table-cell office:value-type="float" office:value="7.6">
                <text:p>7.6</text:p>
              </table:table-cell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8cm" xlink:href=".." chart:class="chart:bar" chart:style-name="ch1">
        <chart:title svg:x="11.248cm" svg:y="0.256cm" chart:style-name="ch2">
          <text:p>Disk %Busy JMeter_Test_20_Threads  11/25/2011</text:p>
        </chart:title>
        <chart:legend chart:legend-position="end" svg:x="33.25cm" svg:y="5.6cm" chart:style-name="ch3"/>
        <chart:plot-area chart:style-name="ch4" table:cell-range-address="DISKBUSY.B1:DISKBUSY.E1 DISKBUSY.B7:DISKBUSY.E9" chart:data-source-has-labels="row" svg:x="0.712cm" svg:y="1.281cm" svg:width="31.827cm" svg:height="11.045cm">
          <chart:axis chart:dimension="x" chart:name="primary-x" chart:style-name="ch5">
            <chart:categories table:cell-range-address="DISKBUSY.B1:DISKBUSY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7:DISKBUSY.E7" chart:class="chart:bar">
            <chart:data-point chart:repeated="4"/>
          </chart:series>
          <chart:series chart:style-name="ch9" chart:values-cell-range-address="DISKBUSY.B8:DISKBUSY.E8" chart:class="chart:bar">
            <chart:data-point chart:repeated="4"/>
          </chart:series>
          <chart:series chart:style-name="ch10" chart:values-cell-range-address="DISKBUSY.B9:DISKBUSY.E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1.75">
                <text:p text:id="DISKBUSY.B7:DISKBUSY.E7">1.75</text:p>
              </table:table-cell>
              <table:table-cell office:value-type="float" office:value="1.75">
                <text:p>1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4.85857142857143">
                <text:p text:id="DISKBUSY.B8:DISKBUSY.E8">4.85857142857143</text:p>
              </table:table-cell>
              <table:table-cell office:value-type="float" office:value="4.85857142857143">
                <text:p>4.85857142857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0.191428571428571">
                <text:p text:id="DISKBUSY.B9:DISKBUSY.E9">0.191428571428571</text:p>
              </table:table-cell>
              <table:table-cell office:value-type="float" office:value="0.191428571428571">
                <text:p>0.1914285714285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